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8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4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ALGORYTM EUKLIDESA Z WYKORZYSTANIEM OPERACJI ODEJMOWANIA</text:p>
          </table:table-cell>
          <table:table-cell table:number-columns-repeated="8"/>
          <table:table-cell table:style-name="ce9" office:value-type="string">
            <text:p>kolorem niebieskim oznaczone są komórki, do których należy wprowadzić odpowiednie wartości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5" office:value-type="string">
            <text:p>NWD(a, b)</text:p>
          </table:table-cell>
          <table:table-cell table:number-columns-repeated="6"/>
          <table:table-cell table:style-name="ce10" office:value-type="string">
            <text:p>kolorem czerwonym wyróżniono wyniki</text:p>
          </table:table-cell>
          <table:table-cell table:number-columns-repeated="1014"/>
        </table:table-row>
        <table:table-row table:style-name="ro2">
          <table:table-cell table:formula="of:=[.F4]" office:value-type="float" office:value="32">
            <text:p>32</text:p>
          </table:table-cell>
          <table:table-cell table:formula="of:=[.F5]" office:value-type="float" office:value="44">
            <text:p>44</text:p>
          </table:table-cell>
          <table:table-cell table:style-name="ce5" table:formula="of:=IF([.A3]=[.B3];[.A3];&quot;&quot;)">
            <text:p/>
          </table:table-cell>
          <table:table-cell/>
          <table:table-cell table:style-name="ce6" office:value-type="string">
            <text:p>Dane:</text:p>
          </table:table-cell>
          <table:table-cell table:number-columns-repeated="1019"/>
        </table:table-row>
        <table:table-row table:style-name="ro3">
          <table:table-cell table:formula="of:=IF(AND([.A3]&lt;&gt;[.B3]);IF([.A3]&gt;[.B3];[.A3]-[.B3];[.A3]);&quot;&quot;)" office:value-type="float" office:value="32">
            <text:p>32</text:p>
          </table:table-cell>
          <table:table-cell table:formula="of:=IF(AND([.A3]&lt;&gt;[.B3]);IF([.B3]&gt;[.A3];[.B3]-[.A3];[.B3]);&quot;&quot;)" office:value-type="float" office:value="12">
            <text:p>12</text:p>
          </table:table-cell>
          <table:table-cell table:style-name="ce5" table:formula="of:=IF([.A4]=[.B4];[.A4];&quot;&quot;)">
            <text:p/>
          </table:table-cell>
          <table:table-cell/>
          <table:table-cell table:style-name="ce7" office:value-type="string">
            <text:p>a=</text:p>
          </table:table-cell>
          <table:table-cell table:style-name="ce8" office:value-type="float" office:value="32">
            <text:p>32</text:p>
          </table:table-cell>
          <table:table-cell table:number-columns-repeated="1018"/>
        </table:table-row>
        <table:table-row table:style-name="ro4">
          <table:table-cell table:formula="of:=IF(AND([.A4]&lt;&gt;[.B4]);IF([.A4]&gt;[.B4];[.A4]-[.B4];[.A4]);&quot;&quot;)" office:value-type="float" office:value="20">
            <text:p>20</text:p>
          </table:table-cell>
          <table:table-cell table:formula="of:=IF(AND([.A4]&lt;&gt;[.B4]);IF([.B4]&gt;[.A4];[.B4]-[.A4];[.B4]);&quot;&quot;)" office:value-type="float" office:value="12">
            <text:p>12</text:p>
          </table:table-cell>
          <table:table-cell table:style-name="ce5" table:formula="of:=IF([.A5]=[.B5];[.A5];&quot;&quot;)">
            <text:p/>
          </table:table-cell>
          <table:table-cell/>
          <table:table-cell table:style-name="ce7" office:value-type="string">
            <text:p>b=</text:p>
          </table:table-cell>
          <table:table-cell table:style-name="ce8"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formula="of:=IF(AND([.A5]&lt;&gt;[.B5]);IF([.A5]&gt;[.B5];[.A5]-[.B5];[.A5]);&quot;&quot;)" office:value-type="float" office:value="8">
            <text:p>8</text:p>
          </table:table-cell>
          <table:table-cell table:formula="of:=IF(AND([.A5]&lt;&gt;[.B5]);IF([.B5]&gt;[.A5];[.B5]-[.A5];[.B5]);&quot;&quot;)" office:value-type="float" office:value="12">
            <text:p>12</text:p>
          </table:table-cell>
          <table:table-cell table:style-name="ce5" table:formula="of:=IF([.A6]=[.B6];[.A6];&quot;&quot;)">
            <text:p/>
          </table:table-cell>
          <table:table-cell table:number-columns-repeated="1021"/>
        </table:table-row>
        <table:table-row table:style-name="ro5">
          <table:table-cell table:formula="of:=IF(AND([.A6]&lt;&gt;[.B6]);IF([.A6]&gt;[.B6];[.A6]-[.B6];[.A6]);&quot;&quot;)" office:value-type="float" office:value="8">
            <text:p>8</text:p>
          </table:table-cell>
          <table:table-cell table:formula="of:=IF(AND([.A6]&lt;&gt;[.B6]);IF([.B6]&gt;[.A6];[.B6]-[.A6];[.B6]);&quot;&quot;)" office:value-type="float" office:value="4">
            <text:p>4</text:p>
          </table:table-cell>
          <table:table-cell table:style-name="ce5" table:formula="of:=IF([.A7]=[.B7];[.A7];&quot;&quot;)">
            <text:p/>
          </table:table-cell>
          <table:table-cell table:number-columns-repeated="1021"/>
        </table:table-row>
        <table:table-row table:style-name="ro5">
          <table:table-cell table:formula="of:=IF(AND([.A7]&lt;&gt;[.B7]);IF([.A7]&gt;[.B7];[.A7]-[.B7];[.A7]);&quot;&quot;)" office:value-type="float" office:value="4">
            <text:p>4</text:p>
          </table:table-cell>
          <table:table-cell table:formula="of:=IF(AND([.A7]&lt;&gt;[.B7]);IF([.B7]&gt;[.A7];[.B7]-[.A7];[.B7]);&quot;&quot;)" office:value-type="float" office:value="4">
            <text:p>4</text:p>
          </table:table-cell>
          <table:table-cell table:style-name="ce5" table:formula="of:=IF([.A8]=[.B8];[.A8];&quot;&quot;)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formula="of:=IF(AND([.A8]&lt;&gt;[.B8]);IF([.A8]&gt;[.B8];[.A8]-[.B8];[.A8]);&quot;&quot;)">
            <text:p/>
          </table:table-cell>
          <table:table-cell table:formula="of:=IF(AND([.A8]&lt;&gt;[.B8]);IF([.B8]&gt;[.A8];[.B8]-[.A8];[.B8]);&quot;&quot;)">
            <text:p/>
          </table:table-cell>
          <table:table-cell table:style-name="ce5" table:formula="of:=IF([.A9]=[.B9];[.A9];&quot;&quot;)">
            <text:p/>
          </table:table-cell>
          <table:table-cell table:number-columns-repeated="1021"/>
        </table:table-row>
        <table:table-row table:style-name="ro5">
          <table:table-cell table:formula="of:=IF(AND([.A9]&lt;&gt;[.B9]);IF([.A9]&gt;[.B9];[.A9]-[.B9];[.A9]);&quot;&quot;)">
            <text:p/>
          </table:table-cell>
          <table:table-cell table:formula="of:=IF(AND([.A9]&lt;&gt;[.B9]);IF([.B9]&gt;[.A9];[.B9]-[.A9];[.B9]);&quot;&quot;)">
            <text:p/>
          </table:table-cell>
          <table:table-cell table:style-name="ce5" table:formula="of:=IF([.A10]=[.B10];[.A10];&quot;&quot;)">
            <text:p/>
          </table:table-cell>
          <table:table-cell table:number-columns-repeated="1021"/>
        </table:table-row>
        <table:table-row table:style-name="ro5">
          <table:table-cell table:formula="of:=IF(AND([.A10]&lt;&gt;[.B10]);IF([.A10]&gt;[.B10];[.A10]-[.B10];[.A10]);&quot;&quot;)">
            <text:p/>
          </table:table-cell>
          <table:table-cell table:formula="of:=IF(AND([.A10]&lt;&gt;[.B10]);IF([.B10]&gt;[.A10];[.B10]-[.A10];[.B10]);&quot;&quot;)">
            <text:p/>
          </table:table-cell>
          <table:table-cell table:style-name="ce5" table:formula="of:=IF([.A11]=[.B11];[.A11];&quot;&quot;)">
            <text:p/>
          </table:table-cell>
          <table:table-cell table:number-columns-repeated="1021"/>
        </table:table-row>
        <table:table-row table:style-name="ro5">
          <table:table-cell table:formula="of:=IF(AND([.A11]&lt;&gt;[.B11]);IF([.A11]&gt;[.B11];[.A11]-[.B11];[.A11]);&quot;&quot;)">
            <text:p/>
          </table:table-cell>
          <table:table-cell table:formula="of:=IF(AND([.A11]&lt;&gt;[.B11]);IF([.B11]&gt;[.A11];[.B11]-[.A11];[.B11]);&quot;&quot;)">
            <text:p/>
          </table:table-cell>
          <table:table-cell table:style-name="ce5" table:formula="of:=IF([.A12]=[.B12];[.A12];&quot;&quot;)">
            <text:p/>
          </table:table-cell>
          <table:table-cell table:number-columns-repeated="1021"/>
        </table:table-row>
        <table:table-row table:style-name="ro5">
          <table:table-cell table:formula="of:=IF(AND([.A12]&lt;&gt;[.B12]);IF([.A12]&gt;[.B12];[.A12]-[.B12];[.A12]);&quot;&quot;)">
            <text:p/>
          </table:table-cell>
          <table:table-cell table:formula="of:=IF(AND([.A12]&lt;&gt;[.B12]);IF([.B12]&gt;[.A12];[.B12]-[.A12];[.B12]);&quot;&quot;)">
            <text:p/>
          </table:table-cell>
          <table:table-cell table:style-name="ce5" table:formula="of:=IF([.A13]=[.B13];[.A13];&quot;&quot;)">
            <text:p/>
          </table:table-cell>
          <table:table-cell table:number-columns-repeated="1021"/>
        </table:table-row>
        <table:table-row table:style-name="ro5">
          <table:table-cell table:formula="of:=IF(AND([.A13]&lt;&gt;[.B13]);IF([.A13]&gt;[.B13];[.A13]-[.B13];[.A13]);&quot;&quot;)">
            <text:p/>
          </table:table-cell>
          <table:table-cell table:formula="of:=IF(AND([.A13]&lt;&gt;[.B13]);IF([.B13]&gt;[.A13];[.B13]-[.A13];[.B13]);&quot;&quot;)">
            <text:p/>
          </table:table-cell>
          <table:table-cell table:style-name="ce5" table:formula="of:=IF([.A14]=[.B14];[.A14];&quot;&quot;)">
            <text:p/>
          </table:table-cell>
          <table:table-cell table:number-columns-repeated="1021"/>
        </table:table-row>
        <table:table-row table:style-name="ro5">
          <table:table-cell table:formula="of:=IF(AND([.A14]&lt;&gt;[.B14]);IF([.A14]&gt;[.B14];[.A14]-[.B14];[.A14]);&quot;&quot;)">
            <text:p/>
          </table:table-cell>
          <table:table-cell table:formula="of:=IF(AND([.A14]&lt;&gt;[.B14]);IF([.B14]&gt;[.A14];[.B14]-[.A14];[.B14]);&quot;&quot;)">
            <text:p/>
          </table:table-cell>
          <table:table-cell table:style-name="ce5" table:formula="of:=IF([.A15]=[.B15];[.A15];&quot;&quot;)">
            <text:p/>
          </table:table-cell>
          <table:table-cell table:number-columns-repeated="1021"/>
        </table:table-row>
        <table:table-row table:style-name="ro5">
          <table:table-cell table:formula="of:=IF(AND([.A15]&lt;&gt;[.B15]);IF([.A15]&gt;[.B15];[.A15]-[.B15];[.A15]);&quot;&quot;)">
            <text:p/>
          </table:table-cell>
          <table:table-cell table:formula="of:=IF(AND([.A15]&lt;&gt;[.B15]);IF([.B15]&gt;[.A15];[.B15]-[.A15];[.B15]);&quot;&quot;)">
            <text:p/>
          </table:table-cell>
          <table:table-cell table:style-name="ce5" table:formula="of:=IF([.A16]=[.B16];[.A16];&quot;&quot;)">
            <text:p/>
          </table:table-cell>
          <table:table-cell table:number-columns-repeated="1021"/>
        </table:table-row>
        <table:table-row table:style-name="ro5">
          <table:table-cell table:formula="of:=IF(AND([.A16]&lt;&gt;[.B16]);IF([.A16]&gt;[.B16];[.A16]-[.B16];[.A16]);&quot;&quot;)">
            <text:p/>
          </table:table-cell>
          <table:table-cell table:formula="of:=IF(AND([.A16]&lt;&gt;[.B16]);IF([.B16]&gt;[.A16];[.B16]-[.A16];[.B16]);&quot;&quot;)">
            <text:p/>
          </table:table-cell>
          <table:table-cell table:style-name="ce5" table:formula="of:=IF([.A17]=[.B17];[.A17];&quot;&quot;)">
            <text:p/>
          </table:table-cell>
          <table:table-cell table:number-columns-repeated="1021"/>
        </table:table-row>
        <table:table-row table:style-name="ro5">
          <table:table-cell table:formula="of:=IF(AND([.A17]&lt;&gt;[.B17]);IF([.A17]&gt;[.B17];[.A17]-[.B17];[.A17]);&quot;&quot;)">
            <text:p/>
          </table:table-cell>
          <table:table-cell table:formula="of:=IF(AND([.A17]&lt;&gt;[.B17]);IF([.B17]&gt;[.A17];[.B17]-[.A17];[.B17]);&quot;&quot;)">
            <text:p/>
          </table:table-cell>
          <table:table-cell table:style-name="ce5" table:formula="of:=IF([.A18]=[.B18];[.A18];&quot;&quot;)">
            <text:p/>
          </table:table-cell>
          <table:table-cell table:number-columns-repeated="1021"/>
        </table:table-row>
        <table:table-row table:style-name="ro5">
          <table:table-cell table:formula="of:=IF(AND([.A18]&lt;&gt;[.B18]);IF([.A18]&gt;[.B18];[.A18]-[.B18];[.A18]);&quot;&quot;)">
            <text:p/>
          </table:table-cell>
          <table:table-cell table:formula="of:=IF(AND([.A18]&lt;&gt;[.B18]);IF([.B18]&gt;[.A18];[.B18]-[.A18];[.B18]);&quot;&quot;)">
            <text:p/>
          </table:table-cell>
          <table:table-cell table:style-name="ce5" table:formula="of:=IF([.A19]=[.B19];[.A19];&quot;&quot;)">
            <text:p/>
          </table:table-cell>
          <table:table-cell table:number-columns-repeated="1021"/>
        </table:table-row>
        <table:table-row table:style-name="ro5">
          <table:table-cell table:formula="of:=IF(AND([.A19]&lt;&gt;[.B19]);IF([.A19]&gt;[.B19];[.A19]-[.B19];[.A19]);&quot;&quot;)">
            <text:p/>
          </table:table-cell>
          <table:table-cell table:formula="of:=IF(AND([.A19]&lt;&gt;[.B19]);IF([.B19]&gt;[.A19];[.B19]-[.A19];[.B19]);&quot;&quot;)">
            <text:p/>
          </table:table-cell>
          <table:table-cell table:style-name="ce5" table:formula="of:=IF([.A20]=[.B20];[.A20];&quot;&quot;)">
            <text:p/>
          </table:table-cell>
          <table:table-cell table:number-columns-repeated="1021"/>
        </table:table-row>
        <table:table-row table:style-name="ro5">
          <table:table-cell table:formula="of:=IF(AND([.A20]&lt;&gt;[.B20]);IF([.A20]&gt;[.B20];[.A20]-[.B20];[.A20]);&quot;&quot;)">
            <text:p/>
          </table:table-cell>
          <table:table-cell table:formula="of:=IF(AND([.A20]&lt;&gt;[.B20]);IF([.B20]&gt;[.A20];[.B20]-[.A20];[.B20]);&quot;&quot;)">
            <text:p/>
          </table:table-cell>
          <table:table-cell table:style-name="ce5" table:formula="of:=IF([.A21]=[.B21];[.A21];&quot;&quot;)">
            <text:p/>
          </table:table-cell>
          <table:table-cell table:number-columns-repeated="1021"/>
        </table:table-row>
        <table:table-row table:style-name="ro5">
          <table:table-cell table:formula="of:=IF(AND([.A21]&lt;&gt;[.B21]);IF([.A21]&gt;[.B21];[.A21]-[.B21];[.A21]);&quot;&quot;)">
            <text:p/>
          </table:table-cell>
          <table:table-cell table:formula="of:=IF(AND([.A21]&lt;&gt;[.B21]);IF([.B21]&gt;[.A21];[.B21]-[.A21];[.B21]);&quot;&quot;)">
            <text:p/>
          </table:table-cell>
          <table:table-cell table:style-name="ce5" table:formula="of:=IF([.A22]=[.B22];[.A22];&quot;&quot;)">
            <text:p/>
          </table:table-cell>
          <table:table-cell table:number-columns-repeated="1021"/>
        </table:table-row>
        <table:table-row table:style-name="ro5">
          <table:table-cell table:formula="of:=IF(AND([.A22]&lt;&gt;[.B22]);IF([.A22]&gt;[.B22];[.A22]-[.B22];[.A22]);&quot;&quot;)">
            <text:p/>
          </table:table-cell>
          <table:table-cell table:formula="of:=IF(AND([.A22]&lt;&gt;[.B22]);IF([.B22]&gt;[.A22];[.B22]-[.A22];[.B22]);&quot;&quot;)">
            <text:p/>
          </table:table-cell>
          <table:table-cell table:style-name="ce5" table:formula="of:=IF([.A23]=[.B23];[.A23];&quot;&quot;)">
            <text:p/>
          </table:table-cell>
          <table:table-cell table:number-columns-repeated="1021"/>
        </table:table-row>
        <table:table-row table:style-name="ro5">
          <table:table-cell table:formula="of:=IF(AND([.A23]&lt;&gt;[.B23]);IF([.A23]&gt;[.B23];[.A23]-[.B23];[.A23]);&quot;&quot;)">
            <text:p/>
          </table:table-cell>
          <table:table-cell table:formula="of:=IF(AND([.A23]&lt;&gt;[.B23]);IF([.B23]&gt;[.A23];[.B23]-[.A23];[.B23]);&quot;&quot;)">
            <text:p/>
          </table:table-cell>
          <table:table-cell table:style-name="ce5" table:formula="of:=IF([.A24]=[.B24];[.A24];&quot;&quot;)">
            <text:p/>
          </table:table-cell>
          <table:table-cell table:number-columns-repeated="1021"/>
        </table:table-row>
        <table:table-row table:style-name="ro5">
          <table:table-cell table:formula="of:=IF(AND([.A24]&lt;&gt;[.B24]);IF([.A24]&gt;[.B24];[.A24]-[.B24];[.A24]);&quot;&quot;)">
            <text:p/>
          </table:table-cell>
          <table:table-cell table:formula="of:=IF(AND([.A24]&lt;&gt;[.B24]);IF([.B24]&gt;[.A24];[.B24]-[.A24];[.B24]);&quot;&quot;)">
            <text:p/>
          </table:table-cell>
          <table:table-cell table:style-name="ce5" table:formula="of:=IF([.A25]=[.B25];[.A25];&quot;&quot;)">
            <text:p/>
          </table:table-cell>
          <table:table-cell table:number-columns-repeated="1021"/>
        </table:table-row>
        <table:table-row table:style-name="ro5">
          <table:table-cell table:formula="of:=IF(AND([.A25]&lt;&gt;[.B25]);IF([.A25]&gt;[.B25];[.A25]-[.B25];[.A25]);&quot;&quot;)">
            <text:p/>
          </table:table-cell>
          <table:table-cell table:formula="of:=IF(AND([.A25]&lt;&gt;[.B25]);IF([.B25]&gt;[.A25];[.B25]-[.A25];[.B25]);&quot;&quot;)">
            <text:p/>
          </table:table-cell>
          <table:table-cell table:style-name="ce5" table:formula="of:=IF([.A26]=[.B26];[.A26];&quot;&quot;)">
            <text:p/>
          </table:table-cell>
          <table:table-cell table:number-columns-repeated="1021"/>
        </table:table-row>
        <table:table-row table:style-name="ro5">
          <table:table-cell table:formula="of:=IF(AND([.A26]&lt;&gt;[.B26]);IF([.A26]&gt;[.B26];[.A26]-[.B26];[.A26]);&quot;&quot;)">
            <text:p/>
          </table:table-cell>
          <table:table-cell table:formula="of:=IF(AND([.A26]&lt;&gt;[.B26]);IF([.B26]&gt;[.A26];[.B26]-[.A26];[.B26]);&quot;&quot;)">
            <text:p/>
          </table:table-cell>
          <table:table-cell table:style-name="ce5" table:formula="of:=IF([.A27]=[.B27];[.A27];&quot;&quot;)">
            <text:p/>
          </table:table-cell>
          <table:table-cell table:number-columns-repeated="1021"/>
        </table:table-row>
        <table:table-row table:style-name="ro5">
          <table:table-cell table:formula="of:=IF(AND([.A27]&lt;&gt;[.B27]);IF([.A27]&gt;[.B27];[.A27]-[.B27];[.A27]);&quot;&quot;)">
            <text:p/>
          </table:table-cell>
          <table:table-cell table:formula="of:=IF(AND([.A27]&lt;&gt;[.B27]);IF([.B27]&gt;[.A27];[.B27]-[.A27];[.B27]);&quot;&quot;)">
            <text:p/>
          </table:table-cell>
          <table:table-cell table:style-name="ce5" table:formula="of:=IF([.A28]=[.B28];[.A28];&quot;&quot;)">
            <text:p/>
          </table:table-cell>
          <table:table-cell table:number-columns-repeated="1021"/>
        </table:table-row>
        <table:table-row table:style-name="ro5">
          <table:table-cell table:formula="of:=IF(AND([.A28]&lt;&gt;[.B28]);IF([.A28]&gt;[.B28];[.A28]-[.B28];[.A28]);&quot;&quot;)">
            <text:p/>
          </table:table-cell>
          <table:table-cell table:formula="of:=IF(AND([.A28]&lt;&gt;[.B28]);IF([.B28]&gt;[.A28];[.B28]-[.A28];[.B28]);&quot;&quot;)">
            <text:p/>
          </table:table-cell>
          <table:table-cell table:style-name="ce5" table:formula="of:=IF([.A29]=[.B29];[.A29];&quot;&quot;)">
            <text:p/>
          </table:table-cell>
          <table:table-cell table:number-columns-repeated="1021"/>
        </table:table-row>
        <table:table-row table:style-name="ro5">
          <table:table-cell table:formula="of:=IF(AND([.A29]&lt;&gt;[.B29]);IF([.A29]&gt;[.B29];[.A29]-[.B29];[.A29]);&quot;&quot;)">
            <text:p/>
          </table:table-cell>
          <table:table-cell table:formula="of:=IF(AND([.A29]&lt;&gt;[.B29]);IF([.B29]&gt;[.A29];[.B29]-[.A29];[.B29]);&quot;&quot;)">
            <text:p/>
          </table:table-cell>
          <table:table-cell table:style-name="ce5" table:formula="of:=IF([.A30]=[.B30];[.A30];&quot;&quot;)">
            <text:p/>
          </table:table-cell>
          <table:table-cell table:number-columns-repeated="1021"/>
        </table:table-row>
        <table:table-row table:style-name="ro5">
          <table:table-cell table:formula="of:=IF(AND([.A30]&lt;&gt;[.B30]);IF([.A30]&gt;[.B30];[.A30]-[.B30];[.A30]);&quot;&quot;)">
            <text:p/>
          </table:table-cell>
          <table:table-cell table:formula="of:=IF(AND([.A30]&lt;&gt;[.B30]);IF([.B30]&gt;[.A30];[.B30]-[.A30];[.B30]);&quot;&quot;)">
            <text:p/>
          </table:table-cell>
          <table:table-cell table:style-name="ce5" table:formula="of:=IF([.A31]=[.B31];[.A31];&quot;&quot;)">
            <text:p/>
          </table:table-cell>
          <table:table-cell table:number-columns-repeated="1021"/>
        </table:table-row>
        <table:table-row table:style-name="ro5">
          <table:table-cell table:formula="of:=IF(AND([.A31]&lt;&gt;[.B31]);IF([.A31]&gt;[.B31];[.A31]-[.B31];[.A31]);&quot;&quot;)">
            <text:p/>
          </table:table-cell>
          <table:table-cell table:formula="of:=IF(AND([.A31]&lt;&gt;[.B31]);IF([.B31]&gt;[.A31];[.B31]-[.A31];[.B31]);&quot;&quot;)">
            <text:p/>
          </table:table-cell>
          <table:table-cell table:style-name="ce5" table:formula="of:=IF([.A32]=[.B32];[.A32];&quot;&quot;)">
            <text:p/>
          </table:table-cell>
          <table:table-cell table:number-columns-repeated="1021"/>
        </table:table-row>
        <table:table-row table:style-name="ro5">
          <table:table-cell table:formula="of:=IF(AND([.A32]&lt;&gt;[.B32]);IF([.A32]&gt;[.B32];[.A32]-[.B32];[.A32]);&quot;&quot;)">
            <text:p/>
          </table:table-cell>
          <table:table-cell table:formula="of:=IF(AND([.A32]&lt;&gt;[.B32]);IF([.B32]&gt;[.A32];[.B32]-[.A32];[.B32]);&quot;&quot;)">
            <text:p/>
          </table:table-cell>
          <table:table-cell table:style-name="ce5" table:formula="of:=IF([.A33]=[.B33];[.A33];&quot;&quot;)">
            <text:p/>
          </table:table-cell>
          <table:table-cell table:number-columns-repeated="1021"/>
        </table:table-row>
        <table:table-row table:style-name="ro5">
          <table:table-cell table:formula="of:=IF(AND([.A33]&lt;&gt;[.B33]);IF([.A33]&gt;[.B33];[.A33]-[.B33];[.A33]);&quot;&quot;)">
            <text:p/>
          </table:table-cell>
          <table:table-cell table:formula="of:=IF(AND([.A33]&lt;&gt;[.B33]);IF([.B33]&gt;[.A33];[.B33]-[.A33];[.B33]);&quot;&quot;)">
            <text:p/>
          </table:table-cell>
          <table:table-cell table:style-name="ce5" table:formula="of:=IF([.A34]=[.B34];[.A34];&quot;&quot;)">
            <text:p/>
          </table:table-cell>
          <table:table-cell table:number-columns-repeated="1021"/>
        </table:table-row>
        <table:table-row table:style-name="ro5">
          <table:table-cell table:formula="of:=IF(AND([.A34]&lt;&gt;[.B34]);IF([.A34]&gt;[.B34];[.A34]-[.B34];[.A34]);&quot;&quot;)">
            <text:p/>
          </table:table-cell>
          <table:table-cell table:formula="of:=IF(AND([.A34]&lt;&gt;[.B34]);IF([.B34]&gt;[.A34];[.B34]-[.A34];[.B34]);&quot;&quot;)">
            <text:p/>
          </table:table-cell>
          <table:table-cell table:style-name="ce5" table:formula="of:=IF([.A35]=[.B35];[.A35];&quot;&quot;)">
            <text:p/>
          </table:table-cell>
          <table:table-cell table:number-columns-repeated="1021"/>
        </table:table-row>
        <table:table-row table:style-name="ro5">
          <table:table-cell table:formula="of:=IF(AND([.A35]&lt;&gt;[.B35]);IF([.A35]&gt;[.B35];[.A35]-[.B35];[.A35]);&quot;&quot;)">
            <text:p/>
          </table:table-cell>
          <table:table-cell table:formula="of:=IF(AND([.A35]&lt;&gt;[.B35]);IF([.B35]&gt;[.A35];[.B35]-[.A35];[.B35]);&quot;&quot;)">
            <text:p/>
          </table:table-cell>
          <table:table-cell table:style-name="ce5" table:formula="of:=IF([.A36]=[.B36];[.A36];&quot;&quot;)">
            <text:p/>
          </table:table-cell>
          <table:table-cell table:number-columns-repeated="1021"/>
        </table:table-row>
        <table:table-row table:style-name="ro5">
          <table:table-cell table:formula="of:=IF(AND([.A36]&lt;&gt;[.B36]);IF([.A36]&gt;[.B36];[.A36]-[.B36];[.A36]);&quot;&quot;)">
            <text:p/>
          </table:table-cell>
          <table:table-cell table:formula="of:=IF(AND([.A36]&lt;&gt;[.B36]);IF([.B36]&gt;[.A36];[.B36]-[.A36];[.B36]);&quot;&quot;)">
            <text:p/>
          </table:table-cell>
          <table:table-cell table:style-name="ce5" table:formula="of:=IF([.A37]=[.B37];[.A37];&quot;&quot;)">
            <text:p/>
          </table:table-cell>
          <table:table-cell table:number-columns-repeated="1021"/>
        </table:table-row>
        <table:table-row table:style-name="ro5">
          <table:table-cell table:formula="of:=IF(AND([.A37]&lt;&gt;[.B37]);IF([.A37]&gt;[.B37];[.A37]-[.B37];[.A37]);&quot;&quot;)">
            <text:p/>
          </table:table-cell>
          <table:table-cell table:formula="of:=IF(AND([.A37]&lt;&gt;[.B37]);IF([.B37]&gt;[.A37];[.B37]-[.A37];[.B37]);&quot;&quot;)">
            <text:p/>
          </table:table-cell>
          <table:table-cell table:style-name="ce5" table:formula="of:=IF([.A38]=[.B38];[.A38];&quot;&quot;)">
            <text:p/>
          </table:table-cell>
          <table:table-cell table:number-columns-repeated="1021"/>
        </table:table-row>
        <table:table-row table:style-name="ro5">
          <table:table-cell table:formula="of:=IF(AND([.A38]&lt;&gt;[.B38]);IF([.A38]&gt;[.B38];[.A38]-[.B38];[.A38]);&quot;&quot;)">
            <text:p/>
          </table:table-cell>
          <table:table-cell table:formula="of:=IF(AND([.A38]&lt;&gt;[.B38]);IF([.B38]&gt;[.A38];[.B38]-[.A38];[.B38]);&quot;&quot;)">
            <text:p/>
          </table:table-cell>
          <table:table-cell table:style-name="ce5" table:formula="of:=IF([.A39]=[.B39];[.A39];&quot;&quot;)">
            <text:p/>
          </table:table-cell>
          <table:table-cell table:number-columns-repeated="1021"/>
        </table:table-row>
        <table:table-row table:style-name="ro5">
          <table:table-cell table:formula="of:=IF(AND([.A39]&lt;&gt;[.B39]);IF([.A39]&gt;[.B39];[.A39]-[.B39];[.A39]);&quot;&quot;)">
            <text:p/>
          </table:table-cell>
          <table:table-cell table:formula="of:=IF(AND([.A39]&lt;&gt;[.B39]);IF([.B39]&gt;[.A39];[.B39]-[.A39];[.B39]);&quot;&quot;)">
            <text:p/>
          </table:table-cell>
          <table:table-cell table:style-name="ce5" table:formula="of:=IF([.A40]=[.B40];[.A40];&quot;&quot;)">
            <text:p/>
          </table:table-cell>
          <table:table-cell table:number-columns-repeated="1021"/>
        </table:table-row>
        <table:table-row table:style-name="ro5">
          <table:table-cell table:formula="of:=IF(AND([.A40]&lt;&gt;[.B40]);IF([.A40]&gt;[.B40];[.A40]-[.B40];[.A40]);&quot;&quot;)">
            <text:p/>
          </table:table-cell>
          <table:table-cell table:formula="of:=IF(AND([.A40]&lt;&gt;[.B40]);IF([.B40]&gt;[.A40];[.B40]-[.A40];[.B40]);&quot;&quot;)">
            <text:p/>
          </table:table-cell>
          <table:table-cell table:style-name="ce5" table:formula="of:=IF([.A41]=[.B41];[.A41];&quot;&quot;)">
            <text:p/>
          </table:table-cell>
          <table:table-cell table:number-columns-repeated="1021"/>
        </table:table-row>
        <table:table-row table:style-name="ro5">
          <table:table-cell table:formula="of:=IF(AND([.A41]&lt;&gt;[.B41]);IF([.A41]&gt;[.B41];[.A41]-[.B41];[.A41]);&quot;&quot;)">
            <text:p/>
          </table:table-cell>
          <table:table-cell table:formula="of:=IF(AND([.A41]&lt;&gt;[.B41]);IF([.B41]&gt;[.A41];[.B41]-[.A41];[.B41]);&quot;&quot;)">
            <text:p/>
          </table:table-cell>
          <table:table-cell table:style-name="ce5" table:formula="of:=IF([.A42]=[.B42];[.A42];&quot;&quot;)">
            <text:p/>
          </table:table-cell>
          <table:table-cell table:number-columns-repeated="1021"/>
        </table:table-row>
        <table:table-row table:style-name="ro5">
          <table:table-cell table:formula="of:=IF(AND([.A42]&lt;&gt;[.B42]);IF([.A42]&gt;[.B42];[.A42]-[.B42];[.A42]);&quot;&quot;)">
            <text:p/>
          </table:table-cell>
          <table:table-cell table:formula="of:=IF(AND([.A42]&lt;&gt;[.B42]);IF([.B42]&gt;[.A42];[.B42]-[.A42];[.B42]);&quot;&quot;)">
            <text:p/>
          </table:table-cell>
          <table:table-cell table:style-name="ce5" table:formula="of:=IF([.A43]=[.B43];[.A43];&quot;&quot;)">
            <text:p/>
          </table:table-cell>
          <table:table-cell table:number-columns-repeated="1021"/>
        </table:table-row>
        <table:table-row table:style-name="ro5">
          <table:table-cell table:formula="of:=IF(AND([.A43]&lt;&gt;[.B43]);IF([.A43]&gt;[.B43];[.A43]-[.B43];[.A43]);&quot;&quot;)">
            <text:p/>
          </table:table-cell>
          <table:table-cell table:formula="of:=IF(AND([.A43]&lt;&gt;[.B43]);IF([.B43]&gt;[.A43];[.B43]-[.A43];[.B43]);&quot;&quot;)">
            <text:p/>
          </table:table-cell>
          <table:table-cell table:style-name="ce5" table:formula="of:=IF([.A44]=[.B44];[.A44];&quot;&quot;)">
            <text:p/>
          </table:table-cell>
          <table:table-cell table:number-columns-repeated="1021"/>
        </table:table-row>
        <table:table-row table:style-name="ro5">
          <table:table-cell table:formula="of:=IF(AND([.A44]&lt;&gt;[.B44]);IF([.A44]&gt;[.B44];[.A44]-[.B44];[.A44]);&quot;&quot;)">
            <text:p/>
          </table:table-cell>
          <table:table-cell table:formula="of:=IF(AND([.A44]&lt;&gt;[.B44]);IF([.B44]&gt;[.A44];[.B44]-[.A44];[.B44]);&quot;&quot;)">
            <text:p/>
          </table:table-cell>
          <table:table-cell table:style-name="ce5" table:formula="of:=IF([.A45]=[.B45];[.A45];&quot;&quot;)">
            <text:p/>
          </table:table-cell>
          <table:table-cell table:number-columns-repeated="1021"/>
        </table:table-row>
        <table:table-row table:style-name="ro5">
          <table:table-cell table:formula="of:=IF(AND([.A45]&lt;&gt;[.B45]);IF([.A45]&gt;[.B45];[.A45]-[.B45];[.A45]);&quot;&quot;)">
            <text:p/>
          </table:table-cell>
          <table:table-cell table:formula="of:=IF(AND([.A45]&lt;&gt;[.B45]);IF([.B45]&gt;[.A45];[.B45]-[.A45];[.B45]);&quot;&quot;)">
            <text:p/>
          </table:table-cell>
          <table:table-cell table:style-name="ce5" table:formula="of:=IF([.A46]=[.B46];[.A46];&quot;&quot;)">
            <text:p/>
          </table:table-cell>
          <table:table-cell table:number-columns-repeated="1021"/>
        </table:table-row>
        <table:table-row table:style-name="ro5">
          <table:table-cell table:formula="of:=IF(AND([.A46]&lt;&gt;[.B46]);IF([.A46]&gt;[.B46];[.A46]-[.B46];[.A46]);&quot;&quot;)">
            <text:p/>
          </table:table-cell>
          <table:table-cell table:formula="of:=IF(AND([.A46]&lt;&gt;[.B46]);IF([.B46]&gt;[.A46];[.B46]-[.A46];[.B46]);&quot;&quot;)">
            <text:p/>
          </table:table-cell>
          <table:table-cell table:style-name="ce5" table:formula="of:=IF([.A47]=[.B47];[.A47];&quot;&quot;)">
            <text:p/>
          </table:table-cell>
          <table:table-cell table:number-columns-repeated="1021"/>
        </table:table-row>
        <table:table-row table:style-name="ro5">
          <table:table-cell table:formula="of:=IF(AND([.A47]&lt;&gt;[.B47]);IF([.A47]&gt;[.B47];[.A47]-[.B47];[.A47]);&quot;&quot;)">
            <text:p/>
          </table:table-cell>
          <table:table-cell table:formula="of:=IF(AND([.A47]&lt;&gt;[.B47]);IF([.B47]&gt;[.A47];[.B47]-[.A47];[.B47]);&quot;&quot;)">
            <text:p/>
          </table:table-cell>
          <table:table-cell table:style-name="ce5" table:formula="of:=IF([.A48]=[.B48];[.A48];&quot;&quot;)">
            <text:p/>
          </table:table-cell>
          <table:table-cell table:number-columns-repeated="1021"/>
        </table:table-row>
        <table:table-row table:style-name="ro5">
          <table:table-cell table:formula="of:=IF(AND([.A48]&lt;&gt;[.B48]);IF([.A48]&gt;[.B48];[.A48]-[.B48];[.A48]);&quot;&quot;)">
            <text:p/>
          </table:table-cell>
          <table:table-cell table:formula="of:=IF(AND([.A48]&lt;&gt;[.B48]);IF([.B48]&gt;[.A48];[.B48]-[.A48];[.B48]);&quot;&quot;)">
            <text:p/>
          </table:table-cell>
          <table:table-cell table:style-name="ce5" table:formula="of:=IF([.A49]=[.B49];[.A49];&quot;&quot;)">
            <text:p/>
          </table:table-cell>
          <table:table-cell table:number-columns-repeated="1021"/>
        </table:table-row>
        <table:table-row table:style-name="ro5">
          <table:table-cell table:formula="of:=IF(AND([.A49]&lt;&gt;[.B49]);IF([.A49]&gt;[.B49];[.A49]-[.B49];[.A49]);&quot;&quot;)">
            <text:p/>
          </table:table-cell>
          <table:table-cell table:formula="of:=IF(AND([.A49]&lt;&gt;[.B49]);IF([.B49]&gt;[.A49];[.B49]-[.A49];[.B49]);&quot;&quot;)">
            <text:p/>
          </table:table-cell>
          <table:table-cell table:style-name="ce5" table:formula="of:=IF([.A50]=[.B50];[.A50];&quot;&quot;)">
            <text:p/>
          </table:table-cell>
          <table:table-cell table:number-columns-repeated="1021"/>
        </table:table-row>
        <table:table-row table:style-name="ro5">
          <table:table-cell table:formula="of:=IF(AND([.A50]&lt;&gt;[.B50]);IF([.A50]&gt;[.B50];[.A50]-[.B50];[.A50]);&quot;&quot;)">
            <text:p/>
          </table:table-cell>
          <table:table-cell table:formula="of:=IF(AND([.A50]&lt;&gt;[.B50]);IF([.B50]&gt;[.A50];[.B50]-[.A50];[.B50]);&quot;&quot;)">
            <text:p/>
          </table:table-cell>
          <table:table-cell table:style-name="ce5" table:formula="of:=IF([.A51]=[.B51];[.A51];&quot;&quot;)">
            <text:p/>
          </table:table-cell>
          <table:table-cell table:number-columns-repeated="1021"/>
        </table:table-row>
        <table:table-row table:style-name="ro5">
          <table:table-cell table:formula="of:=IF(AND([.A51]&lt;&gt;[.B51]);IF([.A51]&gt;[.B51];[.A51]-[.B51];[.A51]);&quot;&quot;)">
            <text:p/>
          </table:table-cell>
          <table:table-cell table:formula="of:=IF(AND([.A51]&lt;&gt;[.B51]);IF([.B51]&gt;[.A51];[.B51]-[.A51];[.B51]);&quot;&quot;)">
            <text:p/>
          </table:table-cell>
          <table:table-cell table:style-name="ce5" table:formula="of:=IF([.A52]=[.B52];[.A52];&quot;&quot;)">
            <text:p/>
          </table:table-cell>
          <table:table-cell table:number-columns-repeated="1021"/>
        </table:table-row>
        <table:table-row table:style-name="ro5">
          <table:table-cell table:formula="of:=IF(AND([.A52]&lt;&gt;[.B52]);IF([.A52]&gt;[.B52];[.A52]-[.B52];[.A52]);&quot;&quot;)">
            <text:p/>
          </table:table-cell>
          <table:table-cell table:formula="of:=IF(AND([.A52]&lt;&gt;[.B52]);IF([.B52]&gt;[.A52];[.B52]-[.A52];[.B52]);&quot;&quot;)">
            <text:p/>
          </table:table-cell>
          <table:table-cell table:style-name="ce5" table:formula="of:=IF([.A53]=[.B53];[.A53];&quot;&quot;)">
            <text:p/>
          </table:table-cell>
          <table:table-cell table:number-columns-repeated="1021"/>
        </table:table-row>
        <table:table-row table:style-name="ro5">
          <table:table-cell table:formula="of:=IF(AND([.A53]&lt;&gt;[.B53]);IF([.A53]&gt;[.B53];[.A53]-[.B53];[.A53]);&quot;&quot;)">
            <text:p/>
          </table:table-cell>
          <table:table-cell table:formula="of:=IF(AND([.A53]&lt;&gt;[.B53]);IF([.B53]&gt;[.A53];[.B53]-[.A53];[.B53]);&quot;&quot;)">
            <text:p/>
          </table:table-cell>
          <table:table-cell table:style-name="ce5" table:formula="of:=IF([.A54]=[.B54];[.A54];&quot;&quot;)">
            <text:p/>
          </table:table-cell>
          <table:table-cell table:number-columns-repeated="1021"/>
        </table:table-row>
        <table:table-row table:style-name="ro5">
          <table:table-cell table:formula="of:=IF(AND([.A54]&lt;&gt;[.B54]);IF([.A54]&gt;[.B54];[.A54]-[.B54];[.A54]);&quot;&quot;)">
            <text:p/>
          </table:table-cell>
          <table:table-cell table:formula="of:=IF(AND([.A54]&lt;&gt;[.B54]);IF([.B54]&gt;[.A54];[.B54]-[.A54];[.B54]);&quot;&quot;)">
            <text:p/>
          </table:table-cell>
          <table:table-cell table:style-name="ce5" table:formula="of:=IF([.A55]=[.B55];[.A55];&quot;&quot;)">
            <text:p/>
          </table:table-cell>
          <table:table-cell table:number-columns-repeated="1021"/>
        </table:table-row>
        <table:table-row table:style-name="ro5">
          <table:table-cell table:formula="of:=IF(AND([.A55]&lt;&gt;[.B55]);IF([.A55]&gt;[.B55];[.A55]-[.B55];[.A55]);&quot;&quot;)">
            <text:p/>
          </table:table-cell>
          <table:table-cell table:formula="of:=IF(AND([.A55]&lt;&gt;[.B55]);IF([.B55]&gt;[.A55];[.B55]-[.A55];[.B55]);&quot;&quot;)">
            <text:p/>
          </table:table-cell>
          <table:table-cell table:style-name="ce5" table:formula="of:=IF([.A56]=[.B56];[.A56];&quot;&quot;)">
            <text:p/>
          </table:table-cell>
          <table:table-cell table:number-columns-repeated="1021"/>
        </table:table-row>
        <table:table-row table:style-name="ro5">
          <table:table-cell table:formula="of:=IF(AND([.A56]&lt;&gt;[.B56]);IF([.A56]&gt;[.B56];[.A56]-[.B56];[.A56]);&quot;&quot;)">
            <text:p/>
          </table:table-cell>
          <table:table-cell table:formula="of:=IF(AND([.A56]&lt;&gt;[.B56]);IF([.B56]&gt;[.A56];[.B56]-[.A56];[.B56]);&quot;&quot;)">
            <text:p/>
          </table:table-cell>
          <table:table-cell table:style-name="ce5" table:formula="of:=IF([.A57]=[.B57];[.A57];&quot;&quot;)">
            <text:p/>
          </table:table-cell>
          <table:table-cell table:number-columns-repeated="1021"/>
        </table:table-row>
        <table:table-row table:style-name="ro5">
          <table:table-cell table:formula="of:=IF(AND([.A57]&lt;&gt;[.B57]);IF([.A57]&gt;[.B57];[.A57]-[.B57];[.A57]);&quot;&quot;)">
            <text:p/>
          </table:table-cell>
          <table:table-cell table:formula="of:=IF(AND([.A57]&lt;&gt;[.B57]);IF([.B57]&gt;[.A57];[.B57]-[.A57];[.B57]);&quot;&quot;)">
            <text:p/>
          </table:table-cell>
          <table:table-cell table:style-name="ce5" table:formula="of:=IF([.A58]=[.B58];[.A58];&quot;&quot;)">
            <text:p/>
          </table:table-cell>
          <table:table-cell table:number-columns-repeated="1021"/>
        </table:table-row>
        <table:table-row table:style-name="ro5">
          <table:table-cell table:formula="of:=IF(AND([.A58]&lt;&gt;[.B58]);IF([.A58]&gt;[.B58];[.A58]-[.B58];[.A58]);&quot;&quot;)">
            <text:p/>
          </table:table-cell>
          <table:table-cell table:formula="of:=IF(AND([.A58]&lt;&gt;[.B58]);IF([.B58]&gt;[.A58];[.B58]-[.A58];[.B58]);&quot;&quot;)">
            <text:p/>
          </table:table-cell>
          <table:table-cell table:style-name="ce5" table:formula="of:=IF([.A59]=[.B59];[.A59];&quot;&quot;)">
            <text:p/>
          </table:table-cell>
          <table:table-cell table:number-columns-repeated="1021"/>
        </table:table-row>
        <table:table-row table:style-name="ro5">
          <table:table-cell table:formula="of:=IF(AND([.A59]&lt;&gt;[.B59]);IF([.A59]&gt;[.B59];[.A59]-[.B59];[.A59]);&quot;&quot;)">
            <text:p/>
          </table:table-cell>
          <table:table-cell table:formula="of:=IF(AND([.A59]&lt;&gt;[.B59]);IF([.B59]&gt;[.A59];[.B59]-[.A59];[.B59]);&quot;&quot;)">
            <text:p/>
          </table:table-cell>
          <table:table-cell table:style-name="ce5" table:formula="of:=IF([.A60]=[.B60];[.A60];&quot;&quot;)">
            <text:p/>
          </table:table-cell>
          <table:table-cell table:number-columns-repeated="1021"/>
        </table:table-row>
        <table:table-row table:style-name="ro5">
          <table:table-cell table:formula="of:=IF(AND([.A60]&lt;&gt;[.B60]);IF([.A60]&gt;[.B60];[.A60]-[.B60];[.A60]);&quot;&quot;)">
            <text:p/>
          </table:table-cell>
          <table:table-cell table:formula="of:=IF(AND([.A60]&lt;&gt;[.B60]);IF([.B60]&gt;[.A60];[.B60]-[.A60];[.B60]);&quot;&quot;)">
            <text:p/>
          </table:table-cell>
          <table:table-cell table:style-name="ce5" table:formula="of:=IF([.A61]=[.B61];[.A61];&quot;&quot;)">
            <text:p/>
          </table:table-cell>
          <table:table-cell table:number-columns-repeated="1021"/>
        </table:table-row>
        <table:table-row table:style-name="ro5">
          <table:table-cell table:formula="of:=IF(AND([.A61]&lt;&gt;[.B61]);IF([.A61]&gt;[.B61];[.A61]-[.B61];[.A61]);&quot;&quot;)">
            <text:p/>
          </table:table-cell>
          <table:table-cell table:formula="of:=IF(AND([.A61]&lt;&gt;[.B61]);IF([.B61]&gt;[.A61];[.B61]-[.A61];[.B61]);&quot;&quot;)">
            <text:p/>
          </table:table-cell>
          <table:table-cell table:style-name="ce5" table:formula="of:=IF([.A62]=[.B62];[.A62];&quot;&quot;)">
            <text:p/>
          </table:table-cell>
          <table:table-cell table:number-columns-repeated="1021"/>
        </table:table-row>
        <table:table-row table:style-name="ro5">
          <table:table-cell table:formula="of:=IF(AND([.A62]&lt;&gt;[.B62]);IF([.A62]&gt;[.B62];[.A62]-[.B62];[.A62]);&quot;&quot;)">
            <text:p/>
          </table:table-cell>
          <table:table-cell table:formula="of:=IF(AND([.A62]&lt;&gt;[.B62]);IF([.B62]&gt;[.A62];[.B62]-[.A62];[.B62]);&quot;&quot;)">
            <text:p/>
          </table:table-cell>
          <table:table-cell table:style-name="ce5" table:formula="of:=IF([.A63]=[.B63];[.A63];&quot;&quot;)">
            <text:p/>
          </table:table-cell>
          <table:table-cell table:number-columns-repeated="1021"/>
        </table:table-row>
        <table:table-row table:style-name="ro5">
          <table:table-cell table:formula="of:=IF(AND([.A63]&lt;&gt;[.B63]);IF([.A63]&gt;[.B63];[.A63]-[.B63];[.A63]);&quot;&quot;)">
            <text:p/>
          </table:table-cell>
          <table:table-cell table:formula="of:=IF(AND([.A63]&lt;&gt;[.B63]);IF([.B63]&gt;[.A63];[.B63]-[.A63];[.B63]);&quot;&quot;)">
            <text:p/>
          </table:table-cell>
          <table:table-cell table:style-name="ce5" table:formula="of:=IF([.A64]=[.B64];[.A64];&quot;&quot;)">
            <text:p/>
          </table:table-cell>
          <table:table-cell table:number-columns-repeated="1021"/>
        </table:table-row>
        <table:table-row table:style-name="ro5">
          <table:table-cell table:formula="of:=IF(AND([.A64]&lt;&gt;[.B64]);IF([.A64]&gt;[.B64];[.A64]-[.B64];[.A64]);&quot;&quot;)">
            <text:p/>
          </table:table-cell>
          <table:table-cell table:formula="of:=IF(AND([.A64]&lt;&gt;[.B64]);IF([.B64]&gt;[.A64];[.B64]-[.A64];[.B64]);&quot;&quot;)">
            <text:p/>
          </table:table-cell>
          <table:table-cell table:style-name="ce5" table:formula="of:=IF([.A65]=[.B65];[.A65];&quot;&quot;)">
            <text:p/>
          </table:table-cell>
          <table:table-cell table:number-columns-repeated="1021"/>
        </table:table-row>
        <table:table-row table:style-name="ro5">
          <table:table-cell table:formula="of:=IF(AND([.A65]&lt;&gt;[.B65]);IF([.A65]&gt;[.B65];[.A65]-[.B65];[.A65]);&quot;&quot;)">
            <text:p/>
          </table:table-cell>
          <table:table-cell table:formula="of:=IF(AND([.A65]&lt;&gt;[.B65]);IF([.B65]&gt;[.A65];[.B65]-[.A65];[.B65]);&quot;&quot;)">
            <text:p/>
          </table:table-cell>
          <table:table-cell table:style-name="ce5" table:formula="of:=IF([.A66]=[.B66];[.A66];&quot;&quot;)">
            <text:p/>
          </table:table-cell>
          <table:table-cell table:number-columns-repeated="1021"/>
        </table:table-row>
        <table:table-row table:style-name="ro5">
          <table:table-cell table:formula="of:=IF(AND([.A66]&lt;&gt;[.B66]);IF([.A66]&gt;[.B66];[.A66]-[.B66];[.A66]);&quot;&quot;)">
            <text:p/>
          </table:table-cell>
          <table:table-cell table:formula="of:=IF(AND([.A66]&lt;&gt;[.B66]);IF([.B66]&gt;[.A66];[.B66]-[.A66];[.B66]);&quot;&quot;)">
            <text:p/>
          </table:table-cell>
          <table:table-cell table:style-name="ce5" table:formula="of:=IF([.A67]=[.B67];[.A67];&quot;&quot;)">
            <text:p/>
          </table:table-cell>
          <table:table-cell table:number-columns-repeated="1021"/>
        </table:table-row>
        <table:table-row table:style-name="ro5">
          <table:table-cell table:formula="of:=IF(AND([.A67]&lt;&gt;[.B67]);IF([.A67]&gt;[.B67];[.A67]-[.B67];[.A67]);&quot;&quot;)">
            <text:p/>
          </table:table-cell>
          <table:table-cell table:formula="of:=IF(AND([.A67]&lt;&gt;[.B67]);IF([.B67]&gt;[.A67];[.B67]-[.A67];[.B67]);&quot;&quot;)">
            <text:p/>
          </table:table-cell>
          <table:table-cell table:style-name="ce5" table:formula="of:=IF([.A68]=[.B68];[.A68];&quot;&quot;)">
            <text:p/>
          </table:table-cell>
          <table:table-cell table:number-columns-repeated="1021"/>
        </table:table-row>
        <table:table-row table:style-name="ro5">
          <table:table-cell table:formula="of:=IF(AND([.A68]&lt;&gt;[.B68]);IF([.A68]&gt;[.B68];[.A68]-[.B68];[.A68]);&quot;&quot;)">
            <text:p/>
          </table:table-cell>
          <table:table-cell table:formula="of:=IF(AND([.A68]&lt;&gt;[.B68]);IF([.B68]&gt;[.A68];[.B68]-[.A68];[.B68]);&quot;&quot;)">
            <text:p/>
          </table:table-cell>
          <table:table-cell table:style-name="ce5" table:formula="of:=IF([.A69]=[.B69];[.A69];&quot;&quot;)">
            <text:p/>
          </table:table-cell>
          <table:table-cell table:number-columns-repeated="1021"/>
        </table:table-row>
        <table:table-row table:style-name="ro5">
          <table:table-cell table:formula="of:=IF(AND([.A69]&lt;&gt;[.B69]);IF([.A69]&gt;[.B69];[.A69]-[.B69];[.A69]);&quot;&quot;)">
            <text:p/>
          </table:table-cell>
          <table:table-cell table:formula="of:=IF(AND([.A69]&lt;&gt;[.B69]);IF([.B69]&gt;[.A69];[.B69]-[.A69];[.B69]);&quot;&quot;)">
            <text:p/>
          </table:table-cell>
          <table:table-cell table:style-name="ce5" table:formula="of:=IF([.A70]=[.B70];[.A70];&quot;&quot;)">
            <text:p/>
          </table:table-cell>
          <table:table-cell table:number-columns-repeated="1021"/>
        </table:table-row>
        <table:table-row table:style-name="ro5">
          <table:table-cell table:formula="of:=IF(AND([.A70]&lt;&gt;[.B70]);IF([.A70]&gt;[.B70];[.A70]-[.B70];[.A70]);&quot;&quot;)">
            <text:p/>
          </table:table-cell>
          <table:table-cell table:formula="of:=IF(AND([.A70]&lt;&gt;[.B70]);IF([.B70]&gt;[.A70];[.B70]-[.A70];[.B70]);&quot;&quot;)">
            <text:p/>
          </table:table-cell>
          <table:table-cell table:style-name="ce5" table:formula="of:=IF([.A71]=[.B71];[.A71];&quot;&quot;)">
            <text:p/>
          </table:table-cell>
          <table:table-cell table:number-columns-repeated="1021"/>
        </table:table-row>
        <table:table-row table:style-name="ro5">
          <table:table-cell table:formula="of:=IF(AND([.A71]&lt;&gt;[.B71]);IF([.A71]&gt;[.B71];[.A71]-[.B71];[.A71]);&quot;&quot;)">
            <text:p/>
          </table:table-cell>
          <table:table-cell table:formula="of:=IF(AND([.A71]&lt;&gt;[.B71]);IF([.B71]&gt;[.A71];[.B71]-[.A71];[.B71]);&quot;&quot;)">
            <text:p/>
          </table:table-cell>
          <table:table-cell table:style-name="ce5" table:formula="of:=IF([.A72]=[.B72];[.A72];&quot;&quot;)">
            <text:p/>
          </table:table-cell>
          <table:table-cell table:number-columns-repeated="1021"/>
        </table:table-row>
        <table:table-row table:style-name="ro5">
          <table:table-cell table:formula="of:=IF(AND([.A72]&lt;&gt;[.B72]);IF([.A72]&gt;[.B72];[.A72]-[.B72];[.A72]);&quot;&quot;)">
            <text:p/>
          </table:table-cell>
          <table:table-cell table:formula="of:=IF(AND([.A72]&lt;&gt;[.B72]);IF([.B72]&gt;[.A72];[.B72]-[.A72];[.B72]);&quot;&quot;)">
            <text:p/>
          </table:table-cell>
          <table:table-cell table:style-name="ce5" table:formula="of:=IF([.A73]=[.B73];[.A73];&quot;&quot;)">
            <text:p/>
          </table:table-cell>
          <table:table-cell table:number-columns-repeated="1021"/>
        </table:table-row>
        <table:table-row table:style-name="ro5">
          <table:table-cell table:formula="of:=IF(AND([.A73]&lt;&gt;[.B73]);IF([.A73]&gt;[.B73];[.A73]-[.B73];[.A73]);&quot;&quot;)">
            <text:p/>
          </table:table-cell>
          <table:table-cell table:formula="of:=IF(AND([.A73]&lt;&gt;[.B73]);IF([.B73]&gt;[.A73];[.B73]-[.A73];[.B73]);&quot;&quot;)">
            <text:p/>
          </table:table-cell>
          <table:table-cell table:style-name="ce5" table:formula="of:=IF([.A74]=[.B74];[.A74];&quot;&quot;)">
            <text:p/>
          </table:table-cell>
          <table:table-cell table:number-columns-repeated="1021"/>
        </table:table-row>
        <table:table-row table:style-name="ro5">
          <table:table-cell table:formula="of:=IF(AND([.A74]&lt;&gt;[.B74]);IF([.A74]&gt;[.B74];[.A74]-[.B74];[.A74]);&quot;&quot;)">
            <text:p/>
          </table:table-cell>
          <table:table-cell table:formula="of:=IF(AND([.A74]&lt;&gt;[.B74]);IF([.B74]&gt;[.A74];[.B74]-[.A74];[.B74]);&quot;&quot;)">
            <text:p/>
          </table:table-cell>
          <table:table-cell table:style-name="ce5" table:formula="of:=IF([.A75]=[.B75];[.A75];&quot;&quot;)">
            <text:p/>
          </table:table-cell>
          <table:table-cell table:number-columns-repeated="1021"/>
        </table:table-row>
        <table:table-row table:style-name="ro5">
          <table:table-cell table:formula="of:=IF(AND([.A75]&lt;&gt;[.B75]);IF([.A75]&gt;[.B75];[.A75]-[.B75];[.A75]);&quot;&quot;)">
            <text:p/>
          </table:table-cell>
          <table:table-cell table:formula="of:=IF(AND([.A75]&lt;&gt;[.B75]);IF([.B75]&gt;[.A75];[.B75]-[.A75];[.B75]);&quot;&quot;)">
            <text:p/>
          </table:table-cell>
          <table:table-cell table:style-name="ce5" table:formula="of:=IF([.A76]=[.B76];[.A76];&quot;&quot;)">
            <text:p/>
          </table:table-cell>
          <table:table-cell table:number-columns-repeated="1021"/>
        </table:table-row>
        <table:table-row table:style-name="ro5">
          <table:table-cell table:formula="of:=IF(AND([.A76]&lt;&gt;[.B76]);IF([.A76]&gt;[.B76];[.A76]-[.B76];[.A76]);&quot;&quot;)">
            <text:p/>
          </table:table-cell>
          <table:table-cell table:formula="of:=IF(AND([.A76]&lt;&gt;[.B76]);IF([.B76]&gt;[.A76];[.B76]-[.A76];[.B76]);&quot;&quot;)">
            <text:p/>
          </table:table-cell>
          <table:table-cell table:style-name="ce5" table:formula="of:=IF([.A77]=[.B77];[.A77];&quot;&quot;)">
            <text:p/>
          </table:table-cell>
          <table:table-cell table:number-columns-repeated="1021"/>
        </table:table-row>
        <table:table-row table:style-name="ro5">
          <table:table-cell table:formula="of:=IF(AND([.A77]&lt;&gt;[.B77]);IF([.A77]&gt;[.B77];[.A77]-[.B77];[.A77]);&quot;&quot;)">
            <text:p/>
          </table:table-cell>
          <table:table-cell table:formula="of:=IF(AND([.A77]&lt;&gt;[.B77]);IF([.B77]&gt;[.A77];[.B77]-[.A77];[.B77]);&quot;&quot;)">
            <text:p/>
          </table:table-cell>
          <table:table-cell table:style-name="ce5" table:formula="of:=IF([.A78]=[.B78];[.A78];&quot;&quot;)">
            <text:p/>
          </table:table-cell>
          <table:table-cell table:number-columns-repeated="1021"/>
        </table:table-row>
        <table:table-row table:style-name="ro5">
          <table:table-cell table:formula="of:=IF(AND([.A78]&lt;&gt;[.B78]);IF([.A78]&gt;[.B78];[.A78]-[.B78];[.A78]);&quot;&quot;)">
            <text:p/>
          </table:table-cell>
          <table:table-cell table:formula="of:=IF(AND([.A78]&lt;&gt;[.B78]);IF([.B78]&gt;[.A78];[.B78]-[.A78];[.B78]);&quot;&quot;)">
            <text:p/>
          </table:table-cell>
          <table:table-cell table:style-name="ce5" table:formula="of:=IF([.A79]=[.B79];[.A79];&quot;&quot;)">
            <text:p/>
          </table:table-cell>
          <table:table-cell table:number-columns-repeated="1021"/>
        </table:table-row>
        <table:table-row table:style-name="ro5">
          <table:table-cell table:formula="of:=IF(AND([.A79]&lt;&gt;[.B79]);IF([.A79]&gt;[.B79];[.A79]-[.B79];[.A79]);&quot;&quot;)">
            <text:p/>
          </table:table-cell>
          <table:table-cell table:formula="of:=IF(AND([.A79]&lt;&gt;[.B79]);IF([.B79]&gt;[.A79];[.B79]-[.A79];[.B79]);&quot;&quot;)">
            <text:p/>
          </table:table-cell>
          <table:table-cell table:style-name="ce5" table:formula="of:=IF([.A80]=[.B80];[.A80];&quot;&quot;)">
            <text:p/>
          </table:table-cell>
          <table:table-cell table:number-columns-repeated="1021"/>
        </table:table-row>
        <table:table-row table:style-name="ro5">
          <table:table-cell table:formula="of:=IF(AND([.A80]&lt;&gt;[.B80]);IF([.A80]&gt;[.B80];[.A80]-[.B80];[.A80]);&quot;&quot;)">
            <text:p/>
          </table:table-cell>
          <table:table-cell table:formula="of:=IF(AND([.A80]&lt;&gt;[.B80]);IF([.B80]&gt;[.A80];[.B80]-[.A80];[.B80]);&quot;&quot;)">
            <text:p/>
          </table:table-cell>
          <table:table-cell table:style-name="ce5" table:formula="of:=IF([.A81]=[.B81];[.A81];&quot;&quot;)">
            <text:p/>
          </table:table-cell>
          <table:table-cell table:number-columns-repeated="1021"/>
        </table:table-row>
        <table:table-row table:style-name="ro5">
          <table:table-cell table:formula="of:=IF(AND([.A81]&lt;&gt;[.B81]);IF([.A81]&gt;[.B81];[.A81]-[.B81];[.A81]);&quot;&quot;)">
            <text:p/>
          </table:table-cell>
          <table:table-cell table:formula="of:=IF(AND([.A81]&lt;&gt;[.B81]);IF([.B81]&gt;[.A81];[.B81]-[.A81];[.B81]);&quot;&quot;)">
            <text:p/>
          </table:table-cell>
          <table:table-cell table:style-name="ce5" table:formula="of:=IF([.A82]=[.B82];[.A82];&quot;&quot;)">
            <text:p/>
          </table:table-cell>
          <table:table-cell table:number-columns-repeated="1021"/>
        </table:table-row>
        <table:table-row table:style-name="ro5">
          <table:table-cell table:formula="of:=IF(AND([.A82]&lt;&gt;[.B82]);IF([.A82]&gt;[.B82];[.A82]-[.B82];[.A82]);&quot;&quot;)">
            <text:p/>
          </table:table-cell>
          <table:table-cell table:formula="of:=IF(AND([.A82]&lt;&gt;[.B82]);IF([.B82]&gt;[.A82];[.B82]-[.A82];[.B82]);&quot;&quot;)">
            <text:p/>
          </table:table-cell>
          <table:table-cell table:style-name="ce5" table:formula="of:=IF([.A83]=[.B83];[.A83];&quot;&quot;)">
            <text:p/>
          </table:table-cell>
          <table:table-cell table:number-columns-repeated="1021"/>
        </table:table-row>
        <table:table-row table:style-name="ro5">
          <table:table-cell table:formula="of:=IF(AND([.A83]&lt;&gt;[.B83]);IF([.A83]&gt;[.B83];[.A83]-[.B83];[.A83]);&quot;&quot;)">
            <text:p/>
          </table:table-cell>
          <table:table-cell table:formula="of:=IF(AND([.A83]&lt;&gt;[.B83]);IF([.B83]&gt;[.A83];[.B83]-[.A83];[.B83]);&quot;&quot;)">
            <text:p/>
          </table:table-cell>
          <table:table-cell table:style-name="ce5" table:formula="of:=IF([.A84]=[.B84];[.A84];&quot;&quot;)">
            <text:p/>
          </table:table-cell>
          <table:table-cell table:number-columns-repeated="1021"/>
        </table:table-row>
        <table:table-row table:style-name="ro5">
          <table:table-cell table:formula="of:=IF(AND([.A84]&lt;&gt;[.B84]);IF([.A84]&gt;[.B84];[.A84]-[.B84];[.A84]);&quot;&quot;)">
            <text:p/>
          </table:table-cell>
          <table:table-cell table:formula="of:=IF(AND([.A84]&lt;&gt;[.B84]);IF([.B84]&gt;[.A84];[.B84]-[.A84];[.B84]);&quot;&quot;)">
            <text:p/>
          </table:table-cell>
          <table:table-cell table:style-name="ce5" table:formula="of:=IF([.A85]=[.B85];[.A85];&quot;&quot;)">
            <text:p/>
          </table:table-cell>
          <table:table-cell table:number-columns-repeated="1021"/>
        </table:table-row>
        <table:table-row table:style-name="ro5">
          <table:table-cell table:formula="of:=IF(AND([.A85]&lt;&gt;[.B85]);IF([.A85]&gt;[.B85];[.A85]-[.B85];[.A85]);&quot;&quot;)">
            <text:p/>
          </table:table-cell>
          <table:table-cell table:formula="of:=IF(AND([.A85]&lt;&gt;[.B85]);IF([.B85]&gt;[.A85];[.B85]-[.A85];[.B85]);&quot;&quot;)">
            <text:p/>
          </table:table-cell>
          <table:table-cell table:style-name="ce5" table:formula="of:=IF([.A86]=[.B86];[.A86];&quot;&quot;)">
            <text:p/>
          </table:table-cell>
          <table:table-cell table:number-columns-repeated="1021"/>
        </table:table-row>
        <table:table-row table:style-name="ro5">
          <table:table-cell table:formula="of:=IF(AND([.A86]&lt;&gt;[.B86]);IF([.A86]&gt;[.B86];[.A86]-[.B86];[.A86]);&quot;&quot;)">
            <text:p/>
          </table:table-cell>
          <table:table-cell table:formula="of:=IF(AND([.A86]&lt;&gt;[.B86]);IF([.B86]&gt;[.A86];[.B86]-[.A86];[.B86]);&quot;&quot;)">
            <text:p/>
          </table:table-cell>
          <table:table-cell table:style-name="ce5" table:formula="of:=IF([.A87]=[.B87];[.A87];&quot;&quot;)">
            <text:p/>
          </table:table-cell>
          <table:table-cell table:number-columns-repeated="1021"/>
        </table:table-row>
        <table:table-row table:style-name="ro5">
          <table:table-cell table:formula="of:=IF(AND([.A87]&lt;&gt;[.B87]);IF([.A87]&gt;[.B87];[.A87]-[.B87];[.A87]);&quot;&quot;)">
            <text:p/>
          </table:table-cell>
          <table:table-cell table:formula="of:=IF(AND([.A87]&lt;&gt;[.B87]);IF([.B87]&gt;[.A87];[.B87]-[.A87];[.B87]);&quot;&quot;)">
            <text:p/>
          </table:table-cell>
          <table:table-cell table:style-name="ce5" table:formula="of:=IF([.A88]=[.B88];[.A88];&quot;&quot;)">
            <text:p/>
          </table:table-cell>
          <table:table-cell table:number-columns-repeated="1021"/>
        </table:table-row>
        <table:table-row table:style-name="ro5">
          <table:table-cell table:formula="of:=IF(AND([.A88]&lt;&gt;[.B88]);IF([.A88]&gt;[.B88];[.A88]-[.B88];[.A88]);&quot;&quot;)">
            <text:p/>
          </table:table-cell>
          <table:table-cell table:formula="of:=IF(AND([.A88]&lt;&gt;[.B88]);IF([.B88]&gt;[.A88];[.B88]-[.A88];[.B88]);&quot;&quot;)">
            <text:p/>
          </table:table-cell>
          <table:table-cell table:style-name="ce5" table:formula="of:=IF([.A89]=[.B89];[.A89];&quot;&quot;)">
            <text:p/>
          </table:table-cell>
          <table:table-cell table:number-columns-repeated="1021"/>
        </table:table-row>
        <table:table-row table:style-name="ro5">
          <table:table-cell table:formula="of:=IF(AND([.A89]&lt;&gt;[.B89]);IF([.A89]&gt;[.B89];[.A89]-[.B89];[.A89]);&quot;&quot;)">
            <text:p/>
          </table:table-cell>
          <table:table-cell table:formula="of:=IF(AND([.A89]&lt;&gt;[.B89]);IF([.B89]&gt;[.A89];[.B89]-[.A89];[.B89]);&quot;&quot;)">
            <text:p/>
          </table:table-cell>
          <table:table-cell table:style-name="ce5" table:formula="of:=IF([.A90]=[.B90];[.A90];&quot;&quot;)">
            <text:p/>
          </table:table-cell>
          <table:table-cell table:number-columns-repeated="1021"/>
        </table:table-row>
        <table:table-row table:style-name="ro5">
          <table:table-cell table:formula="of:=IF(AND([.A90]&lt;&gt;[.B90]);IF([.A90]&gt;[.B90];[.A90]-[.B90];[.A90]);&quot;&quot;)">
            <text:p/>
          </table:table-cell>
          <table:table-cell table:formula="of:=IF(AND([.A90]&lt;&gt;[.B90]);IF([.B90]&gt;[.A90];[.B90]-[.A90];[.B90]);&quot;&quot;)">
            <text:p/>
          </table:table-cell>
          <table:table-cell table:style-name="ce5" table:formula="of:=IF([.A91]=[.B91];[.A91];&quot;&quot;)">
            <text:p/>
          </table:table-cell>
          <table:table-cell table:number-columns-repeated="1021"/>
        </table:table-row>
        <table:table-row table:style-name="ro5">
          <table:table-cell table:formula="of:=IF(AND([.A91]&lt;&gt;[.B91]);IF([.A91]&gt;[.B91];[.A91]-[.B91];[.A91]);&quot;&quot;)">
            <text:p/>
          </table:table-cell>
          <table:table-cell table:formula="of:=IF(AND([.A91]&lt;&gt;[.B91]);IF([.B91]&gt;[.A91];[.B91]-[.A91];[.B91]);&quot;&quot;)">
            <text:p/>
          </table:table-cell>
          <table:table-cell table:style-name="ce5" table:formula="of:=IF([.A92]=[.B92];[.A92];&quot;&quot;)">
            <text:p/>
          </table:table-cell>
          <table:table-cell table:number-columns-repeated="1021"/>
        </table:table-row>
        <table:table-row table:style-name="ro5">
          <table:table-cell table:formula="of:=IF(AND([.A92]&lt;&gt;[.B92]);IF([.A92]&gt;[.B92];[.A92]-[.B92];[.A92]);&quot;&quot;)">
            <text:p/>
          </table:table-cell>
          <table:table-cell table:formula="of:=IF(AND([.A92]&lt;&gt;[.B92]);IF([.B92]&gt;[.A92];[.B92]-[.A92];[.B92]);&quot;&quot;)">
            <text:p/>
          </table:table-cell>
          <table:table-cell table:style-name="ce5" table:formula="of:=IF([.A93]=[.B93];[.A93];&quot;&quot;)">
            <text:p/>
          </table:table-cell>
          <table:table-cell table:number-columns-repeated="1021"/>
        </table:table-row>
        <table:table-row table:style-name="ro5">
          <table:table-cell table:formula="of:=IF(AND([.A93]&lt;&gt;[.B93]);IF([.A93]&gt;[.B93];[.A93]-[.B93];[.A93]);&quot;&quot;)">
            <text:p/>
          </table:table-cell>
          <table:table-cell table:formula="of:=IF(AND([.A93]&lt;&gt;[.B93]);IF([.B93]&gt;[.A93];[.B93]-[.A93];[.B93]);&quot;&quot;)">
            <text:p/>
          </table:table-cell>
          <table:table-cell table:style-name="ce5" table:formula="of:=IF([.A94]=[.B94];[.A94];&quot;&quot;)">
            <text:p/>
          </table:table-cell>
          <table:table-cell table:number-columns-repeated="1021"/>
        </table:table-row>
        <table:table-row table:style-name="ro5">
          <table:table-cell table:formula="of:=IF(AND([.A94]&lt;&gt;[.B94]);IF([.A94]&gt;[.B94];[.A94]-[.B94];[.A94]);&quot;&quot;)">
            <text:p/>
          </table:table-cell>
          <table:table-cell table:formula="of:=IF(AND([.A94]&lt;&gt;[.B94]);IF([.B94]&gt;[.A94];[.B94]-[.A94];[.B94]);&quot;&quot;)">
            <text:p/>
          </table:table-cell>
          <table:table-cell table:style-name="ce5" table:formula="of:=IF([.A95]=[.B95];[.A95];&quot;&quot;)">
            <text:p/>
          </table:table-cell>
          <table:table-cell table:number-columns-repeated="1021"/>
        </table:table-row>
        <table:table-row table:style-name="ro5">
          <table:table-cell table:formula="of:=IF(AND([.A95]&lt;&gt;[.B95]);IF([.A95]&gt;[.B95];[.A95]-[.B95];[.A95]);&quot;&quot;)">
            <text:p/>
          </table:table-cell>
          <table:table-cell table:formula="of:=IF(AND([.A95]&lt;&gt;[.B95]);IF([.B95]&gt;[.A95];[.B95]-[.A95];[.B95]);&quot;&quot;)">
            <text:p/>
          </table:table-cell>
          <table:table-cell table:style-name="ce5" table:formula="of:=IF([.A96]=[.B96];[.A96];&quot;&quot;)">
            <text:p/>
          </table:table-cell>
          <table:table-cell table:number-columns-repeated="1021"/>
        </table:table-row>
        <table:table-row table:style-name="ro5">
          <table:table-cell table:formula="of:=IF(AND([.A96]&lt;&gt;[.B96]);IF([.A96]&gt;[.B96];[.A96]-[.B96];[.A96]);&quot;&quot;)">
            <text:p/>
          </table:table-cell>
          <table:table-cell table:formula="of:=IF(AND([.A96]&lt;&gt;[.B96]);IF([.B96]&gt;[.A96];[.B96]-[.A96];[.B96]);&quot;&quot;)">
            <text:p/>
          </table:table-cell>
          <table:table-cell table:style-name="ce5" table:formula="of:=IF([.A97]=[.B97];[.A97];&quot;&quot;)">
            <text:p/>
          </table:table-cell>
          <table:table-cell table:number-columns-repeated="1021"/>
        </table:table-row>
        <table:table-row table:style-name="ro5">
          <table:table-cell table:formula="of:=IF(AND([.A97]&lt;&gt;[.B97]);IF([.A97]&gt;[.B97];[.A97]-[.B97];[.A97]);&quot;&quot;)">
            <text:p/>
          </table:table-cell>
          <table:table-cell table:formula="of:=IF(AND([.A97]&lt;&gt;[.B97]);IF([.B97]&gt;[.A97];[.B97]-[.A97];[.B97]);&quot;&quot;)">
            <text:p/>
          </table:table-cell>
          <table:table-cell table:style-name="ce5" table:formula="of:=IF([.A98]=[.B98];[.A98];&quot;&quot;)">
            <text:p/>
          </table:table-cell>
          <table:table-cell table:number-columns-repeated="1021"/>
        </table:table-row>
        <table:table-row table:style-name="ro5">
          <table:table-cell table:formula="of:=IF(AND([.A98]&lt;&gt;[.B98]);IF([.A98]&gt;[.B98];[.A98]-[.B98];[.A98]);&quot;&quot;)">
            <text:p/>
          </table:table-cell>
          <table:table-cell table:formula="of:=IF(AND([.A98]&lt;&gt;[.B98]);IF([.B98]&gt;[.A98];[.B98]-[.A98];[.B98]);&quot;&quot;)">
            <text:p/>
          </table:table-cell>
          <table:table-cell table:style-name="ce5" table:formula="of:=IF([.A99]=[.B99];[.A99];&quot;&quot;)">
            <text:p/>
          </table:table-cell>
          <table:table-cell table:number-columns-repeated="1021"/>
        </table:table-row>
        <table:table-row table:style-name="ro5">
          <table:table-cell table:formula="of:=IF(AND([.A99]&lt;&gt;[.B99]);IF([.A99]&gt;[.B99];[.A99]-[.B99];[.A99]);&quot;&quot;)">
            <text:p/>
          </table:table-cell>
          <table:table-cell table:formula="of:=IF(AND([.A99]&lt;&gt;[.B99]);IF([.B99]&gt;[.A99];[.B99]-[.A99];[.B99]);&quot;&quot;)">
            <text:p/>
          </table:table-cell>
          <table:table-cell table:style-name="ce5" table:formula="of:=IF([.A100]=[.B100];[.A100];&quot;&quot;)">
            <text:p/>
          </table:table-cell>
          <table:table-cell table:number-columns-repeated="1021"/>
        </table:table-row>
        <table:table-row table:style-name="ro5">
          <table:table-cell table:formula="of:=IF(AND([.A100]&lt;&gt;[.B100]);IF([.A100]&gt;[.B100];[.A100]-[.B100];[.A100]);&quot;&quot;)">
            <text:p/>
          </table:table-cell>
          <table:table-cell table:formula="of:=IF(AND([.A100]&lt;&gt;[.B100]);IF([.B100]&gt;[.A100];[.B100]-[.A100];[.B100]);&quot;&quot;)">
            <text:p/>
          </table:table-cell>
          <table:table-cell table:style-name="ce5" table:formula="of:=IF([.A101]=[.B101];[.A101];&quot;&quot;)">
            <text:p/>
          </table:table-cell>
          <table:table-cell table:number-columns-repeated="1021"/>
        </table:table-row>
        <table:table-row table:style-name="ro5">
          <table:table-cell table:formula="of:=IF(AND([.A101]&lt;&gt;[.B101]);IF([.A101]&gt;[.B101];[.A101]-[.B101];[.A101]);&quot;&quot;)">
            <text:p/>
          </table:table-cell>
          <table:table-cell table:formula="of:=IF(AND([.A101]&lt;&gt;[.B101]);IF([.B101]&gt;[.A101];[.B101]-[.A101];[.B101]);&quot;&quot;)">
            <text:p/>
          </table:table-cell>
          <table:table-cell table:style-name="ce5" table:formula="of:=IF([.A102]=[.B102];[.A102];&quot;&quot;)">
            <text:p/>
          </table:table-cell>
          <table:table-cell table:number-columns-repeated="1021"/>
        </table:table-row>
        <table:table-row table:style-name="ro5">
          <table:table-cell table:formula="of:=IF(AND([.A102]&lt;&gt;[.B102]);IF([.A102]&gt;[.B102];[.A102]-[.B102];[.A102]);&quot;&quot;)">
            <text:p/>
          </table:table-cell>
          <table:table-cell table:formula="of:=IF(AND([.A102]&lt;&gt;[.B102]);IF([.B102]&gt;[.A102];[.B102]-[.A102];[.B102]);&quot;&quot;)">
            <text:p/>
          </table:table-cell>
          <table:table-cell table:style-name="ce5" table:formula="of:=IF([.A103]=[.B103];[.A103];&quot;&quot;)">
            <text:p/>
          </table:table-cell>
          <table:table-cell table:number-columns-repeated="1021"/>
        </table:table-row>
        <table:table-row table:style-name="ro5">
          <table:table-cell table:formula="of:=IF(AND([.A103]&lt;&gt;[.B103]);IF([.A103]&gt;[.B103];[.A103]-[.B103];[.A103]);&quot;&quot;)">
            <text:p/>
          </table:table-cell>
          <table:table-cell table:formula="of:=IF(AND([.A103]&lt;&gt;[.B103]);IF([.B103]&gt;[.A103];[.B103]-[.A103];[.B103]);&quot;&quot;)">
            <text:p/>
          </table:table-cell>
          <table:table-cell table:style-name="ce5" table:formula="of:=IF([.A104]=[.B104];[.A104];&quot;&quot;)">
            <text:p/>
          </table:table-cell>
          <table:table-cell table:number-columns-repeated="1021"/>
        </table:table-row>
        <table:table-row table:style-name="ro5">
          <table:table-cell table:formula="of:=IF(AND([.A104]&lt;&gt;[.B104]);IF([.A104]&gt;[.B104];[.A104]-[.B104];[.A104]);&quot;&quot;)">
            <text:p/>
          </table:table-cell>
          <table:table-cell table:formula="of:=IF(AND([.A104]&lt;&gt;[.B104]);IF([.B104]&gt;[.A104];[.B104]-[.A104];[.B104]);&quot;&quot;)">
            <text:p/>
          </table:table-cell>
          <table:table-cell table:style-name="ce5" table:formula="of:=IF([.A105]=[.B105];[.A105];&quot;&quot;)">
            <text:p/>
          </table:table-cell>
          <table:table-cell table:number-columns-repeated="1021"/>
        </table:table-row>
        <table:table-row table:style-name="ro5">
          <table:table-cell table:formula="of:=IF(AND([.A105]&lt;&gt;[.B105]);IF([.A105]&gt;[.B105];[.A105]-[.B105];[.A105]);&quot;&quot;)">
            <text:p/>
          </table:table-cell>
          <table:table-cell table:formula="of:=IF(AND([.A105]&lt;&gt;[.B105]);IF([.B105]&gt;[.A105];[.B105]-[.A105];[.B105]);&quot;&quot;)">
            <text:p/>
          </table:table-cell>
          <table:table-cell table:style-name="ce5" table:formula="of:=IF([.A106]=[.B106];[.A106];&quot;&quot;)">
            <text:p/>
          </table:table-cell>
          <table:table-cell table:number-columns-repeated="1021"/>
        </table:table-row>
        <table:table-row table:style-name="ro5">
          <table:table-cell table:formula="of:=IF(AND([.A106]&lt;&gt;[.B106]);IF([.A106]&gt;[.B106];[.A106]-[.B106];[.A106]);&quot;&quot;)">
            <text:p/>
          </table:table-cell>
          <table:table-cell table:formula="of:=IF(AND([.A106]&lt;&gt;[.B106]);IF([.B106]&gt;[.A106];[.B106]-[.A106];[.B106]);&quot;&quot;)">
            <text:p/>
          </table:table-cell>
          <table:table-cell table:style-name="ce5" table:formula="of:=IF([.A107]=[.B107];[.A107];&quot;&quot;)">
            <text:p/>
          </table:table-cell>
          <table:table-cell table:number-columns-repeated="1021"/>
        </table:table-row>
        <table:table-row table:style-name="ro5">
          <table:table-cell table:formula="of:=IF(AND([.A107]&lt;&gt;[.B107]);IF([.A107]&gt;[.B107];[.A107]-[.B107];[.A107]);&quot;&quot;)">
            <text:p/>
          </table:table-cell>
          <table:table-cell table:formula="of:=IF(AND([.A107]&lt;&gt;[.B107]);IF([.B107]&gt;[.A107];[.B107]-[.A107];[.B107]);&quot;&quot;)">
            <text:p/>
          </table:table-cell>
          <table:table-cell table:style-name="ce5" table:formula="of:=IF([.A108]=[.B108];[.A108];&quot;&quot;)">
            <text:p/>
          </table:table-cell>
          <table:table-cell table:number-columns-repeated="1021"/>
        </table:table-row>
        <table:table-row table:style-name="ro5">
          <table:table-cell table:formula="of:=IF(AND([.A108]&lt;&gt;[.B108]);IF([.A108]&gt;[.B108];[.A108]-[.B108];[.A108]);&quot;&quot;)">
            <text:p/>
          </table:table-cell>
          <table:table-cell table:formula="of:=IF(AND([.A108]&lt;&gt;[.B108]);IF([.B108]&gt;[.A108];[.B108]-[.A108];[.B108]);&quot;&quot;)">
            <text:p/>
          </table:table-cell>
          <table:table-cell table:style-name="ce5" table:formula="of:=IF([.A109]=[.B109];[.A109];&quot;&quot;)">
            <text:p/>
          </table:table-cell>
          <table:table-cell table:number-columns-repeated="1021"/>
        </table:table-row>
        <table:table-row table:style-name="ro5">
          <table:table-cell table:formula="of:=IF(AND([.A109]&lt;&gt;[.B109]);IF([.A109]&gt;[.B109];[.A109]-[.B109];[.A109]);&quot;&quot;)">
            <text:p/>
          </table:table-cell>
          <table:table-cell table:formula="of:=IF(AND([.A109]&lt;&gt;[.B109]);IF([.B109]&gt;[.A109];[.B109]-[.A109];[.B109]);&quot;&quot;)">
            <text:p/>
          </table:table-cell>
          <table:table-cell table:style-name="ce5" table:formula="of:=IF([.A110]=[.B110];[.A110];&quot;&quot;)">
            <text:p/>
          </table:table-cell>
          <table:table-cell table:number-columns-repeated="1021"/>
        </table:table-row>
        <table:table-row table:style-name="ro5">
          <table:table-cell table:formula="of:=IF(AND([.A110]&lt;&gt;[.B110]);IF([.A110]&gt;[.B110];[.A110]-[.B110];[.A110]);&quot;&quot;)">
            <text:p/>
          </table:table-cell>
          <table:table-cell table:formula="of:=IF(AND([.A110]&lt;&gt;[.B110]);IF([.B110]&gt;[.A110];[.B110]-[.A110];[.B110]);&quot;&quot;)">
            <text:p/>
          </table:table-cell>
          <table:table-cell table:style-name="ce5" table:formula="of:=IF([.A111]=[.B111];[.A111];&quot;&quot;)">
            <text:p/>
          </table:table-cell>
          <table:table-cell table:number-columns-repeated="1021"/>
        </table:table-row>
        <table:table-row table:style-name="ro5">
          <table:table-cell table:formula="of:=IF(AND([.A111]&lt;&gt;[.B111]);IF([.A111]&gt;[.B111];[.A111]-[.B111];[.A111]);&quot;&quot;)">
            <text:p/>
          </table:table-cell>
          <table:table-cell table:formula="of:=IF(AND([.A111]&lt;&gt;[.B111]);IF([.B111]&gt;[.A111];[.B111]-[.A111];[.B111]);&quot;&quot;)">
            <text:p/>
          </table:table-cell>
          <table:table-cell table:style-name="ce5" table:formula="of:=IF([.A112]=[.B112];[.A112];&quot;&quot;)">
            <text:p/>
          </table:table-cell>
          <table:table-cell table:number-columns-repeated="1021"/>
        </table:table-row>
        <table:table-row table:style-name="ro5">
          <table:table-cell table:formula="of:=IF(AND([.A112]&lt;&gt;[.B112]);IF([.A112]&gt;[.B112];[.A112]-[.B112];[.A112]);&quot;&quot;)">
            <text:p/>
          </table:table-cell>
          <table:table-cell table:formula="of:=IF(AND([.A112]&lt;&gt;[.B112]);IF([.B112]&gt;[.A112];[.B112]-[.A112];[.B112]);&quot;&quot;)">
            <text:p/>
          </table:table-cell>
          <table:table-cell table:style-name="ce5" table:formula="of:=IF([.A113]=[.B113];[.A113];&quot;&quot;)">
            <text:p/>
          </table:table-cell>
          <table:table-cell table:number-columns-repeated="1021"/>
        </table:table-row>
        <table:table-row table:style-name="ro5">
          <table:table-cell table:formula="of:=IF(AND([.A113]&lt;&gt;[.B113]);IF([.A113]&gt;[.B113];[.A113]-[.B113];[.A113]);&quot;&quot;)">
            <text:p/>
          </table:table-cell>
          <table:table-cell table:formula="of:=IF(AND([.A113]&lt;&gt;[.B113]);IF([.B113]&gt;[.A113];[.B113]-[.A113];[.B113]);&quot;&quot;)">
            <text:p/>
          </table:table-cell>
          <table:table-cell table:style-name="ce5" table:formula="of:=IF([.A114]=[.B114];[.A114];&quot;&quot;)">
            <text:p/>
          </table:table-cell>
          <table:table-cell table:number-columns-repeated="1021"/>
        </table:table-row>
        <table:table-row table:style-name="ro5">
          <table:table-cell table:formula="of:=IF(AND([.A114]&lt;&gt;[.B114]);IF([.A114]&gt;[.B114];[.A114]-[.B114];[.A114]);&quot;&quot;)">
            <text:p/>
          </table:table-cell>
          <table:table-cell table:formula="of:=IF(AND([.A114]&lt;&gt;[.B114]);IF([.B114]&gt;[.A114];[.B114]-[.A114];[.B114]);&quot;&quot;)">
            <text:p/>
          </table:table-cell>
          <table:table-cell table:style-name="ce5" table:formula="of:=IF([.A115]=[.B115];[.A115];&quot;&quot;)">
            <text:p/>
          </table:table-cell>
          <table:table-cell table:number-columns-repeated="1021"/>
        </table:table-row>
        <table:table-row table:style-name="ro5">
          <table:table-cell table:formula="of:=IF(AND([.A115]&lt;&gt;[.B115]);IF([.A115]&gt;[.B115];[.A115]-[.B115];[.A115]);&quot;&quot;)">
            <text:p/>
          </table:table-cell>
          <table:table-cell table:formula="of:=IF(AND([.A115]&lt;&gt;[.B115]);IF([.B115]&gt;[.A115];[.B115]-[.A115];[.B115]);&quot;&quot;)">
            <text:p/>
          </table:table-cell>
          <table:table-cell table:style-name="ce5" table:formula="of:=IF([.A116]=[.B116];[.A116];&quot;&quot;)">
            <text:p/>
          </table:table-cell>
          <table:table-cell table:number-columns-repeated="1021"/>
        </table:table-row>
        <table:table-row table:style-name="ro5">
          <table:table-cell table:formula="of:=IF(AND([.A116]&lt;&gt;[.B116]);IF([.A116]&gt;[.B116];[.A116]-[.B116];[.A116]);&quot;&quot;)">
            <text:p/>
          </table:table-cell>
          <table:table-cell table:formula="of:=IF(AND([.A116]&lt;&gt;[.B116]);IF([.B116]&gt;[.A116];[.B116]-[.A116];[.B116]);&quot;&quot;)">
            <text:p/>
          </table:table-cell>
          <table:table-cell table:style-name="ce5" table:formula="of:=IF([.A117]=[.B117];[.A117];&quot;&quot;)">
            <text:p/>
          </table:table-cell>
          <table:table-cell table:number-columns-repeated="1021"/>
        </table:table-row>
        <table:table-row table:style-name="ro5">
          <table:table-cell table:formula="of:=IF(AND([.A117]&lt;&gt;[.B117]);IF([.A117]&gt;[.B117];[.A117]-[.B117];[.A117]);&quot;&quot;)">
            <text:p/>
          </table:table-cell>
          <table:table-cell table:formula="of:=IF(AND([.A117]&lt;&gt;[.B117]);IF([.B117]&gt;[.A117];[.B117]-[.A117];[.B117]);&quot;&quot;)">
            <text:p/>
          </table:table-cell>
          <table:table-cell table:style-name="ce5" table:formula="of:=IF([.A118]=[.B118];[.A118];&quot;&quot;)">
            <text:p/>
          </table:table-cell>
          <table:table-cell table:number-columns-repeated="1021"/>
        </table:table-row>
        <table:table-row table:style-name="ro5">
          <table:table-cell table:formula="of:=IF(AND([.A118]&lt;&gt;[.B118]);IF([.A118]&gt;[.B118];[.A118]-[.B118];[.A118]);&quot;&quot;)">
            <text:p/>
          </table:table-cell>
          <table:table-cell table:formula="of:=IF(AND([.A118]&lt;&gt;[.B118]);IF([.B118]&gt;[.A118];[.B118]-[.A118];[.B118]);&quot;&quot;)">
            <text:p/>
          </table:table-cell>
          <table:table-cell table:style-name="ce5" table:formula="of:=IF([.A119]=[.B119];[.A119];&quot;&quot;)">
            <text:p/>
          </table:table-cell>
          <table:table-cell table:number-columns-repeated="1021"/>
        </table:table-row>
        <table:table-row table:style-name="ro5">
          <table:table-cell table:formula="of:=IF(AND([.A119]&lt;&gt;[.B119]);IF([.A119]&gt;[.B119];[.A119]-[.B119];[.A119]);&quot;&quot;)">
            <text:p/>
          </table:table-cell>
          <table:table-cell table:formula="of:=IF(AND([.A119]&lt;&gt;[.B119]);IF([.B119]&gt;[.A119];[.B119]-[.A119];[.B119]);&quot;&quot;)">
            <text:p/>
          </table:table-cell>
          <table:table-cell table:style-name="ce5" table:formula="of:=IF([.A120]=[.B120];[.A120];&quot;&quot;)">
            <text:p/>
          </table:table-cell>
          <table:table-cell table:number-columns-repeated="1021"/>
        </table:table-row>
        <table:table-row table:style-name="ro5">
          <table:table-cell table:formula="of:=IF(AND([.A120]&lt;&gt;[.B120]);IF([.A120]&gt;[.B120];[.A120]-[.B120];[.A120]);&quot;&quot;)">
            <text:p/>
          </table:table-cell>
          <table:table-cell table:formula="of:=IF(AND([.A120]&lt;&gt;[.B120]);IF([.B120]&gt;[.A120];[.B120]-[.A120];[.B120]);&quot;&quot;)">
            <text:p/>
          </table:table-cell>
          <table:table-cell table:style-name="ce5" table:formula="of:=IF([.A121]=[.B121];[.A121];&quot;&quot;)">
            <text:p/>
          </table:table-cell>
          <table:table-cell table:number-columns-repeated="1021"/>
        </table:table-row>
        <table:table-row table:style-name="ro5">
          <table:table-cell table:formula="of:=IF(AND([.A121]&lt;&gt;[.B121]);IF([.A121]&gt;[.B121];[.A121]-[.B121];[.A121]);&quot;&quot;)">
            <text:p/>
          </table:table-cell>
          <table:table-cell table:formula="of:=IF(AND([.A121]&lt;&gt;[.B121]);IF([.B121]&gt;[.A121];[.B121]-[.A121];[.B121]);&quot;&quot;)">
            <text:p/>
          </table:table-cell>
          <table:table-cell table:style-name="ce5" table:formula="of:=IF([.A122]=[.B122];[.A122];&quot;&quot;)">
            <text:p/>
          </table:table-cell>
          <table:table-cell table:number-columns-repeated="1021"/>
        </table:table-row>
        <table:table-row table:style-name="ro5">
          <table:table-cell table:formula="of:=IF(AND([.A122]&lt;&gt;[.B122]);IF([.A122]&gt;[.B122];[.A122]-[.B122];[.A122]);&quot;&quot;)">
            <text:p/>
          </table:table-cell>
          <table:table-cell table:formula="of:=IF(AND([.A122]&lt;&gt;[.B122]);IF([.B122]&gt;[.A122];[.B122]-[.A122];[.B122]);&quot;&quot;)">
            <text:p/>
          </table:table-cell>
          <table:table-cell table:style-name="ce5" table:formula="of:=IF([.A123]=[.B123];[.A123];&quot;&quot;)">
            <text:p/>
          </table:table-cell>
          <table:table-cell table:number-columns-repeated="1021"/>
        </table:table-row>
        <table:table-row table:style-name="ro5">
          <table:table-cell table:formula="of:=IF(AND([.A123]&lt;&gt;[.B123]);IF([.A123]&gt;[.B123];[.A123]-[.B123];[.A123]);&quot;&quot;)">
            <text:p/>
          </table:table-cell>
          <table:table-cell table:formula="of:=IF(AND([.A123]&lt;&gt;[.B123]);IF([.B123]&gt;[.A123];[.B123]-[.A123];[.B123]);&quot;&quot;)">
            <text:p/>
          </table:table-cell>
          <table:table-cell table:style-name="ce5" table:formula="of:=IF([.A124]=[.B124];[.A124];&quot;&quot;)">
            <text:p/>
          </table:table-cell>
          <table:table-cell table:number-columns-repeated="1021"/>
        </table:table-row>
        <table:table-row table:style-name="ro5">
          <table:table-cell table:formula="of:=IF(AND([.A124]&lt;&gt;[.B124]);IF([.A124]&gt;[.B124];[.A124]-[.B124];[.A124]);&quot;&quot;)">
            <text:p/>
          </table:table-cell>
          <table:table-cell table:formula="of:=IF(AND([.A124]&lt;&gt;[.B124]);IF([.B124]&gt;[.A124];[.B124]-[.A124];[.B124]);&quot;&quot;)">
            <text:p/>
          </table:table-cell>
          <table:table-cell table:style-name="ce5" table:formula="of:=IF([.A125]=[.B125];[.A125];&quot;&quot;)">
            <text:p/>
          </table:table-cell>
          <table:table-cell table:number-columns-repeated="1021"/>
        </table:table-row>
        <table:table-row table:style-name="ro5">
          <table:table-cell table:formula="of:=IF(AND([.A125]&lt;&gt;[.B125]);IF([.A125]&gt;[.B125];[.A125]-[.B125];[.A125]);&quot;&quot;)">
            <text:p/>
          </table:table-cell>
          <table:table-cell table:formula="of:=IF(AND([.A125]&lt;&gt;[.B125]);IF([.B125]&gt;[.A125];[.B125]-[.A125];[.B125]);&quot;&quot;)">
            <text:p/>
          </table:table-cell>
          <table:table-cell table:style-name="ce5" table:formula="of:=IF([.A126]=[.B126];[.A126];&quot;&quot;)">
            <text:p/>
          </table:table-cell>
          <table:table-cell table:number-columns-repeated="1021"/>
        </table:table-row>
        <table:table-row table:style-name="ro5">
          <table:table-cell table:formula="of:=IF(AND([.A126]&lt;&gt;[.B126]);IF([.A126]&gt;[.B126];[.A126]-[.B126];[.A126]);&quot;&quot;)">
            <text:p/>
          </table:table-cell>
          <table:table-cell table:formula="of:=IF(AND([.A126]&lt;&gt;[.B126]);IF([.B126]&gt;[.A126];[.B126]-[.A126];[.B126]);&quot;&quot;)">
            <text:p/>
          </table:table-cell>
          <table:table-cell table:style-name="ce5" table:formula="of:=IF([.A127]=[.B127];[.A127];&quot;&quot;)">
            <text:p/>
          </table:table-cell>
          <table:table-cell table:number-columns-repeated="1021"/>
        </table:table-row>
        <table:table-row table:style-name="ro5">
          <table:table-cell table:formula="of:=IF(AND([.A127]&lt;&gt;[.B127]);IF([.A127]&gt;[.B127];[.A127]-[.B127];[.A127]);&quot;&quot;)">
            <text:p/>
          </table:table-cell>
          <table:table-cell table:formula="of:=IF(AND([.A127]&lt;&gt;[.B127]);IF([.B127]&gt;[.A127];[.B127]-[.A127];[.B127]);&quot;&quot;)">
            <text:p/>
          </table:table-cell>
          <table:table-cell table:style-name="ce5" table:formula="of:=IF([.A128]=[.B128];[.A128];&quot;&quot;)">
            <text:p/>
          </table:table-cell>
          <table:table-cell table:number-columns-repeated="1021"/>
        </table:table-row>
        <table:table-row table:style-name="ro5">
          <table:table-cell table:formula="of:=IF(AND([.A128]&lt;&gt;[.B128]);IF([.A128]&gt;[.B128];[.A128]-[.B128];[.A128]);&quot;&quot;)">
            <text:p/>
          </table:table-cell>
          <table:table-cell table:formula="of:=IF(AND([.A128]&lt;&gt;[.B128]);IF([.B128]&gt;[.A128];[.B128]-[.A128];[.B128]);&quot;&quot;)">
            <text:p/>
          </table:table-cell>
          <table:table-cell table:style-name="ce5" table:formula="of:=IF([.A129]=[.B129];[.A129];&quot;&quot;)">
            <text:p/>
          </table:table-cell>
          <table:table-cell table:number-columns-repeated="1021"/>
        </table:table-row>
        <table:table-row table:style-name="ro5">
          <table:table-cell table:formula="of:=IF(AND([.A129]&lt;&gt;[.B129]);IF([.A129]&gt;[.B129];[.A129]-[.B129];[.A129]);&quot;&quot;)">
            <text:p/>
          </table:table-cell>
          <table:table-cell table:formula="of:=IF(AND([.A129]&lt;&gt;[.B129]);IF([.B129]&gt;[.A129];[.B129]-[.A129];[.B129]);&quot;&quot;)">
            <text:p/>
          </table:table-cell>
          <table:table-cell table:style-name="ce5" table:formula="of:=IF([.A130]=[.B130];[.A130];&quot;&quot;)">
            <text:p/>
          </table:table-cell>
          <table:table-cell table:number-columns-repeated="1021"/>
        </table:table-row>
        <table:table-row table:style-name="ro5">
          <table:table-cell table:formula="of:=IF(AND([.A130]&lt;&gt;[.B130]);IF([.A130]&gt;[.B130];[.A130]-[.B130];[.A130]);&quot;&quot;)">
            <text:p/>
          </table:table-cell>
          <table:table-cell table:formula="of:=IF(AND([.A130]&lt;&gt;[.B130]);IF([.B130]&gt;[.A130];[.B130]-[.A130];[.B130]);&quot;&quot;)">
            <text:p/>
          </table:table-cell>
          <table:table-cell table:style-name="ce5" table:formula="of:=IF([.A131]=[.B131];[.A131];&quot;&quot;)">
            <text:p/>
          </table:table-cell>
          <table:table-cell table:number-columns-repeated="1021"/>
        </table:table-row>
        <table:table-row table:style-name="ro5">
          <table:table-cell table:formula="of:=IF(AND([.A131]&lt;&gt;[.B131]);IF([.A131]&gt;[.B131];[.A131]-[.B131];[.A131]);&quot;&quot;)">
            <text:p/>
          </table:table-cell>
          <table:table-cell table:formula="of:=IF(AND([.A131]&lt;&gt;[.B131]);IF([.B131]&gt;[.A131];[.B131]-[.A131];[.B131]);&quot;&quot;)">
            <text:p/>
          </table:table-cell>
          <table:table-cell table:style-name="ce5" table:formula="of:=IF([.A132]=[.B132];[.A132];&quot;&quot;)">
            <text:p/>
          </table:table-cell>
          <table:table-cell table:number-columns-repeated="1021"/>
        </table:table-row>
        <table:table-row table:style-name="ro5">
          <table:table-cell table:formula="of:=IF(AND([.A132]&lt;&gt;[.B132]);IF([.A132]&gt;[.B132];[.A132]-[.B132];[.A132]);&quot;&quot;)">
            <text:p/>
          </table:table-cell>
          <table:table-cell table:formula="of:=IF(AND([.A132]&lt;&gt;[.B132]);IF([.B132]&gt;[.A132];[.B132]-[.A132];[.B132]);&quot;&quot;)">
            <text:p/>
          </table:table-cell>
          <table:table-cell table:style-name="ce5" table:formula="of:=IF([.A133]=[.B133];[.A133];&quot;&quot;)">
            <text:p/>
          </table:table-cell>
          <table:table-cell table:number-columns-repeated="1021"/>
        </table:table-row>
        <table:table-row table:style-name="ro5">
          <table:table-cell table:formula="of:=IF(AND([.A133]&lt;&gt;[.B133]);IF([.A133]&gt;[.B133];[.A133]-[.B133];[.A133]);&quot;&quot;)">
            <text:p/>
          </table:table-cell>
          <table:table-cell table:formula="of:=IF(AND([.A133]&lt;&gt;[.B133]);IF([.B133]&gt;[.A133];[.B133]-[.A133];[.B133]);&quot;&quot;)">
            <text:p/>
          </table:table-cell>
          <table:table-cell table:style-name="ce5" table:formula="of:=IF([.A134]=[.B134];[.A134];&quot;&quot;)">
            <text:p/>
          </table:table-cell>
          <table:table-cell table:number-columns-repeated="1021"/>
        </table:table-row>
        <table:table-row table:style-name="ro5">
          <table:table-cell table:formula="of:=IF(AND([.A134]&lt;&gt;[.B134]);IF([.A134]&gt;[.B134];[.A134]-[.B134];[.A134]);&quot;&quot;)">
            <text:p/>
          </table:table-cell>
          <table:table-cell table:formula="of:=IF(AND([.A134]&lt;&gt;[.B134]);IF([.B134]&gt;[.A134];[.B134]-[.A134];[.B134]);&quot;&quot;)">
            <text:p/>
          </table:table-cell>
          <table:table-cell table:style-name="ce5" table:formula="of:=IF([.A135]=[.B135];[.A135];&quot;&quot;)">
            <text:p/>
          </table:table-cell>
          <table:table-cell table:number-columns-repeated="1021"/>
        </table:table-row>
        <table:table-row table:style-name="ro5">
          <table:table-cell table:formula="of:=IF(AND([.A135]&lt;&gt;[.B135]);IF([.A135]&gt;[.B135];[.A135]-[.B135];[.A135]);&quot;&quot;)">
            <text:p/>
          </table:table-cell>
          <table:table-cell table:formula="of:=IF(AND([.A135]&lt;&gt;[.B135]);IF([.B135]&gt;[.A135];[.B135]-[.A135];[.B135]);&quot;&quot;)">
            <text:p/>
          </table:table-cell>
          <table:table-cell table:style-name="ce5" table:formula="of:=IF([.A136]=[.B136];[.A136];&quot;&quot;)">
            <text:p/>
          </table:table-cell>
          <table:table-cell table:number-columns-repeated="1021"/>
        </table:table-row>
        <table:table-row table:style-name="ro5">
          <table:table-cell table:formula="of:=IF(AND([.A136]&lt;&gt;[.B136]);IF([.A136]&gt;[.B136];[.A136]-[.B136];[.A136]);&quot;&quot;)">
            <text:p/>
          </table:table-cell>
          <table:table-cell table:formula="of:=IF(AND([.A136]&lt;&gt;[.B136]);IF([.B136]&gt;[.A136];[.B136]-[.A136];[.B136]);&quot;&quot;)">
            <text:p/>
          </table:table-cell>
          <table:table-cell table:style-name="ce5" table:formula="of:=IF([.A137]=[.B137];[.A137];&quot;&quot;)">
            <text:p/>
          </table:table-cell>
          <table:table-cell table:number-columns-repeated="1021"/>
        </table:table-row>
        <table:table-row table:style-name="ro5">
          <table:table-cell table:formula="of:=IF(AND([.A137]&lt;&gt;[.B137]);IF([.A137]&gt;[.B137];[.A137]-[.B137];[.A137]);&quot;&quot;)">
            <text:p/>
          </table:table-cell>
          <table:table-cell table:formula="of:=IF(AND([.A137]&lt;&gt;[.B137]);IF([.B137]&gt;[.A137];[.B137]-[.A137];[.B137]);&quot;&quot;)">
            <text:p/>
          </table:table-cell>
          <table:table-cell table:style-name="ce5" table:formula="of:=IF([.A138]=[.B138];[.A138];&quot;&quot;)">
            <text:p/>
          </table:table-cell>
          <table:table-cell table:number-columns-repeated="1021"/>
        </table:table-row>
        <table:table-row table:style-name="ro5">
          <table:table-cell table:formula="of:=IF(AND([.A138]&lt;&gt;[.B138]);IF([.A138]&gt;[.B138];[.A138]-[.B138];[.A138]);&quot;&quot;)">
            <text:p/>
          </table:table-cell>
          <table:table-cell table:formula="of:=IF(AND([.A138]&lt;&gt;[.B138]);IF([.B138]&gt;[.A138];[.B138]-[.A138];[.B138]);&quot;&quot;)">
            <text:p/>
          </table:table-cell>
          <table:table-cell table:style-name="ce5" table:formula="of:=IF([.A139]=[.B139];[.A139];&quot;&quot;)">
            <text:p/>
          </table:table-cell>
          <table:table-cell table:number-columns-repeated="1021"/>
        </table:table-row>
        <table:table-row table:style-name="ro5">
          <table:table-cell table:formula="of:=IF(AND([.A139]&lt;&gt;[.B139]);IF([.A139]&gt;[.B139];[.A139]-[.B139];[.A139]);&quot;&quot;)">
            <text:p/>
          </table:table-cell>
          <table:table-cell table:formula="of:=IF(AND([.A139]&lt;&gt;[.B139]);IF([.B139]&gt;[.A139];[.B139]-[.A139];[.B139]);&quot;&quot;)">
            <text:p/>
          </table:table-cell>
          <table:table-cell table:style-name="ce5" table:formula="of:=IF([.A140]=[.B140];[.A140];&quot;&quot;)">
            <text:p/>
          </table:table-cell>
          <table:table-cell table:number-columns-repeated="1021"/>
        </table:table-row>
        <table:table-row table:style-name="ro5">
          <table:table-cell table:formula="of:=IF(AND([.A140]&lt;&gt;[.B140]);IF([.A140]&gt;[.B140];[.A140]-[.B140];[.A140]);&quot;&quot;)">
            <text:p/>
          </table:table-cell>
          <table:table-cell table:formula="of:=IF(AND([.A140]&lt;&gt;[.B140]);IF([.B140]&gt;[.A140];[.B140]-[.A140];[.B140]);&quot;&quot;)">
            <text:p/>
          </table:table-cell>
          <table:table-cell table:style-name="ce5" table:formula="of:=IF([.A141]=[.B141];[.A141];&quot;&quot;)">
            <text:p/>
          </table:table-cell>
          <table:table-cell table:number-columns-repeated="1021"/>
        </table:table-row>
        <table:table-row table:style-name="ro5">
          <table:table-cell table:formula="of:=IF(AND([.A141]&lt;&gt;[.B141]);IF([.A141]&gt;[.B141];[.A141]-[.B141];[.A141]);&quot;&quot;)">
            <text:p/>
          </table:table-cell>
          <table:table-cell table:formula="of:=IF(AND([.A141]&lt;&gt;[.B141]);IF([.B141]&gt;[.A141];[.B141]-[.A141];[.B141]);&quot;&quot;)">
            <text:p/>
          </table:table-cell>
          <table:table-cell table:style-name="ce5" table:formula="of:=IF([.A142]=[.B142];[.A142];&quot;&quot;)">
            <text:p/>
          </table:table-cell>
          <table:table-cell table:number-columns-repeated="1021"/>
        </table:table-row>
        <table:table-row table:style-name="ro5">
          <table:table-cell table:formula="of:=IF(AND([.A142]&lt;&gt;[.B142]);IF([.A142]&gt;[.B142];[.A142]-[.B142];[.A142]);&quot;&quot;)">
            <text:p/>
          </table:table-cell>
          <table:table-cell table:formula="of:=IF(AND([.A142]&lt;&gt;[.B142]);IF([.B142]&gt;[.A142];[.B142]-[.A142];[.B142]);&quot;&quot;)">
            <text:p/>
          </table:table-cell>
          <table:table-cell table:style-name="ce5" table:formula="of:=IF([.A143]=[.B143];[.A143];&quot;&quot;)">
            <text:p/>
          </table:table-cell>
          <table:table-cell table:number-columns-repeated="1021"/>
        </table:table-row>
        <table:table-row table:style-name="ro5">
          <table:table-cell table:formula="of:=IF(AND([.A143]&lt;&gt;[.B143]);IF([.A143]&gt;[.B143];[.A143]-[.B143];[.A143]);&quot;&quot;)">
            <text:p/>
          </table:table-cell>
          <table:table-cell table:formula="of:=IF(AND([.A143]&lt;&gt;[.B143]);IF([.B143]&gt;[.A143];[.B143]-[.A143];[.B143]);&quot;&quot;)">
            <text:p/>
          </table:table-cell>
          <table:table-cell table:style-name="ce5" table:formula="of:=IF([.A144]=[.B144];[.A144];&quot;&quot;)">
            <text:p/>
          </table:table-cell>
          <table:table-cell table:number-columns-repeated="1021"/>
        </table:table-row>
        <table:table-row table:style-name="ro5">
          <table:table-cell table:formula="of:=IF(AND([.A144]&lt;&gt;[.B144]);IF([.A144]&gt;[.B144];[.A144]-[.B144];[.A144]);&quot;&quot;)">
            <text:p/>
          </table:table-cell>
          <table:table-cell table:formula="of:=IF(AND([.A144]&lt;&gt;[.B144]);IF([.B144]&gt;[.A144];[.B144]-[.A144];[.B144]);&quot;&quot;)">
            <text:p/>
          </table:table-cell>
          <table:table-cell table:style-name="ce5" table:formula="of:=IF([.A145]=[.B145];[.A145];&quot;&quot;)">
            <text:p/>
          </table:table-cell>
          <table:table-cell table:number-columns-repeated="1021"/>
        </table:table-row>
        <table:table-row table:style-name="ro5">
          <table:table-cell table:formula="of:=IF(AND([.A145]&lt;&gt;[.B145]);IF([.A145]&gt;[.B145];[.A145]-[.B145];[.A145]);&quot;&quot;)">
            <text:p/>
          </table:table-cell>
          <table:table-cell table:formula="of:=IF(AND([.A145]&lt;&gt;[.B145]);IF([.B145]&gt;[.A145];[.B145]-[.A145];[.B145]);&quot;&quot;)">
            <text:p/>
          </table:table-cell>
          <table:table-cell table:style-name="ce5" table:formula="of:=IF([.A146]=[.B146];[.A146];&quot;&quot;)">
            <text:p/>
          </table:table-cell>
          <table:table-cell table:number-columns-repeated="1021"/>
        </table:table-row>
        <table:table-row table:style-name="ro5">
          <table:table-cell table:formula="of:=IF(AND([.A146]&lt;&gt;[.B146]);IF([.A146]&gt;[.B146];[.A146]-[.B146];[.A146]);&quot;&quot;)">
            <text:p/>
          </table:table-cell>
          <table:table-cell table:formula="of:=IF(AND([.A146]&lt;&gt;[.B146]);IF([.B146]&gt;[.A146];[.B146]-[.A146];[.B146]);&quot;&quot;)">
            <text:p/>
          </table:table-cell>
          <table:table-cell table:style-name="ce5" table:formula="of:=IF([.A147]=[.B147];[.A147];&quot;&quot;)">
            <text:p/>
          </table:table-cell>
          <table:table-cell table:number-columns-repeated="1021"/>
        </table:table-row>
        <table:table-row table:style-name="ro5">
          <table:table-cell table:formula="of:=IF(AND([.A147]&lt;&gt;[.B147]);IF([.A147]&gt;[.B147];[.A147]-[.B147];[.A147]);&quot;&quot;)">
            <text:p/>
          </table:table-cell>
          <table:table-cell table:formula="of:=IF(AND([.A147]&lt;&gt;[.B147]);IF([.B147]&gt;[.A147];[.B147]-[.A147];[.B147]);&quot;&quot;)">
            <text:p/>
          </table:table-cell>
          <table:table-cell table:style-name="ce5" table:formula="of:=IF([.A148]=[.B148];[.A148];&quot;&quot;)">
            <text:p/>
          </table:table-cell>
          <table:table-cell table:number-columns-repeated="1021"/>
        </table:table-row>
        <table:table-row table:style-name="ro5">
          <table:table-cell table:formula="of:=IF(AND([.A148]&lt;&gt;[.B148]);IF([.A148]&gt;[.B148];[.A148]-[.B148];[.A148]);&quot;&quot;)">
            <text:p/>
          </table:table-cell>
          <table:table-cell table:formula="of:=IF(AND([.A148]&lt;&gt;[.B148]);IF([.B148]&gt;[.A148];[.B148]-[.A148];[.B148]);&quot;&quot;)">
            <text:p/>
          </table:table-cell>
          <table:table-cell table:style-name="ce5" table:formula="of:=IF([.A149]=[.B149];[.A149];&quot;&quot;)">
            <text:p/>
          </table:table-cell>
          <table:table-cell table:number-columns-repeated="1021"/>
        </table:table-row>
        <table:table-row table:style-name="ro5">
          <table:table-cell table:formula="of:=IF(AND([.A149]&lt;&gt;[.B149]);IF([.A149]&gt;[.B149];[.A149]-[.B149];[.A149]);&quot;&quot;)">
            <text:p/>
          </table:table-cell>
          <table:table-cell table:formula="of:=IF(AND([.A149]&lt;&gt;[.B149]);IF([.B149]&gt;[.A149];[.B149]-[.A149];[.B149]);&quot;&quot;)">
            <text:p/>
          </table:table-cell>
          <table:table-cell table:style-name="ce5" table:formula="of:=IF([.A150]=[.B150];[.A150];&quot;&quot;)">
            <text:p/>
          </table:table-cell>
          <table:table-cell table:number-columns-repeated="1021"/>
        </table:table-row>
        <table:table-row table:style-name="ro5">
          <table:table-cell table:formula="of:=IF(AND([.A150]&lt;&gt;[.B150]);IF([.A150]&gt;[.B150];[.A150]-[.B150];[.A150]);&quot;&quot;)">
            <text:p/>
          </table:table-cell>
          <table:table-cell table:formula="of:=IF(AND([.A150]&lt;&gt;[.B150]);IF([.B150]&gt;[.A150];[.B150]-[.A150];[.B150]);&quot;&quot;)">
            <text:p/>
          </table:table-cell>
          <table:table-cell table:style-name="ce5" table:formula="of:=IF([.A151]=[.B151];[.A151];&quot;&quot;)">
            <text:p/>
          </table:table-cell>
          <table:table-cell table:number-columns-repeated="1021"/>
        </table:table-row>
        <table:table-row table:style-name="ro5">
          <table:table-cell table:formula="of:=IF(AND([.A151]&lt;&gt;[.B151]);IF([.A151]&gt;[.B151];[.A151]-[.B151];[.A151]);&quot;&quot;)">
            <text:p/>
          </table:table-cell>
          <table:table-cell table:formula="of:=IF(AND([.A151]&lt;&gt;[.B151]);IF([.B151]&gt;[.A151];[.B151]-[.A151];[.B151]);&quot;&quot;)">
            <text:p/>
          </table:table-cell>
          <table:table-cell table:style-name="ce5" table:formula="of:=IF([.A152]=[.B152];[.A152];&quot;&quot;)">
            <text:p/>
          </table:table-cell>
          <table:table-cell table:number-columns-repeated="1021"/>
        </table:table-row>
        <table:table-row table:style-name="ro5">
          <table:table-cell table:formula="of:=IF(AND([.A152]&lt;&gt;[.B152]);IF([.A152]&gt;[.B152];[.A152]-[.B152];[.A152]);&quot;&quot;)">
            <text:p/>
          </table:table-cell>
          <table:table-cell table:formula="of:=IF(AND([.A152]&lt;&gt;[.B152]);IF([.B152]&gt;[.A152];[.B152]-[.A152];[.B152]);&quot;&quot;)">
            <text:p/>
          </table:table-cell>
          <table:table-cell table:style-name="ce5" table:formula="of:=IF([.A153]=[.B153];[.A153];&quot;&quot;)">
            <text:p/>
          </table:table-cell>
          <table:table-cell table:number-columns-repeated="1021"/>
        </table:table-row>
        <table:table-row table:style-name="ro5">
          <table:table-cell table:formula="of:=IF(AND([.A153]&lt;&gt;[.B153]);IF([.A153]&gt;[.B153];[.A153]-[.B153];[.A153]);&quot;&quot;)">
            <text:p/>
          </table:table-cell>
          <table:table-cell table:formula="of:=IF(AND([.A153]&lt;&gt;[.B153]);IF([.B153]&gt;[.A153];[.B153]-[.A153];[.B153]);&quot;&quot;)">
            <text:p/>
          </table:table-cell>
          <table:table-cell table:style-name="ce5" table:formula="of:=IF([.A154]=[.B154];[.A154];&quot;&quot;)">
            <text:p/>
          </table:table-cell>
          <table:table-cell table:number-columns-repeated="1021"/>
        </table:table-row>
        <table:table-row table:style-name="ro5">
          <table:table-cell table:formula="of:=IF(AND([.A154]&lt;&gt;[.B154]);IF([.A154]&gt;[.B154];[.A154]-[.B154];[.A154]);&quot;&quot;)">
            <text:p/>
          </table:table-cell>
          <table:table-cell table:formula="of:=IF(AND([.A154]&lt;&gt;[.B154]);IF([.B154]&gt;[.A154];[.B154]-[.A154];[.B154]);&quot;&quot;)">
            <text:p/>
          </table:table-cell>
          <table:table-cell table:style-name="ce5" table:formula="of:=IF([.A155]=[.B155];[.A155];&quot;&quot;)">
            <text:p/>
          </table:table-cell>
          <table:table-cell table:number-columns-repeated="1021"/>
        </table:table-row>
        <table:table-row table:style-name="ro5">
          <table:table-cell table:formula="of:=IF(AND([.A155]&lt;&gt;[.B155]);IF([.A155]&gt;[.B155];[.A155]-[.B155];[.A155]);&quot;&quot;)">
            <text:p/>
          </table:table-cell>
          <table:table-cell table:formula="of:=IF(AND([.A155]&lt;&gt;[.B155]);IF([.B155]&gt;[.A155];[.B155]-[.A155];[.B155]);&quot;&quot;)">
            <text:p/>
          </table:table-cell>
          <table:table-cell table:style-name="ce5" table:formula="of:=IF([.A156]=[.B156];[.A156];&quot;&quot;)">
            <text:p/>
          </table:table-cell>
          <table:table-cell table:number-columns-repeated="1021"/>
        </table:table-row>
        <table:table-row table:style-name="ro5">
          <table:table-cell table:formula="of:=IF(AND([.A156]&lt;&gt;[.B156]);IF([.A156]&gt;[.B156];[.A156]-[.B156];[.A156]);&quot;&quot;)">
            <text:p/>
          </table:table-cell>
          <table:table-cell table:formula="of:=IF(AND([.A156]&lt;&gt;[.B156]);IF([.B156]&gt;[.A156];[.B156]-[.A156];[.B156]);&quot;&quot;)">
            <text:p/>
          </table:table-cell>
          <table:table-cell table:style-name="ce5" table:formula="of:=IF([.A157]=[.B157];[.A157];&quot;&quot;)">
            <text:p/>
          </table:table-cell>
          <table:table-cell table:number-columns-repeated="1021"/>
        </table:table-row>
        <table:table-row table:style-name="ro5">
          <table:table-cell table:formula="of:=IF(AND([.A157]&lt;&gt;[.B157]);IF([.A157]&gt;[.B157];[.A157]-[.B157];[.A157]);&quot;&quot;)">
            <text:p/>
          </table:table-cell>
          <table:table-cell table:formula="of:=IF(AND([.A157]&lt;&gt;[.B157]);IF([.B157]&gt;[.A157];[.B157]-[.A157];[.B157]);&quot;&quot;)">
            <text:p/>
          </table:table-cell>
          <table:table-cell table:style-name="ce5" table:formula="of:=IF([.A158]=[.B158];[.A158];&quot;&quot;)">
            <text:p/>
          </table:table-cell>
          <table:table-cell table:number-columns-repeated="1021"/>
        </table:table-row>
        <table:table-row table:style-name="ro5">
          <table:table-cell table:formula="of:=IF(AND([.A158]&lt;&gt;[.B158]);IF([.A158]&gt;[.B158];[.A158]-[.B158];[.A158]);&quot;&quot;)">
            <text:p/>
          </table:table-cell>
          <table:table-cell table:formula="of:=IF(AND([.A158]&lt;&gt;[.B158]);IF([.B158]&gt;[.A158];[.B158]-[.A158];[.B158]);&quot;&quot;)">
            <text:p/>
          </table:table-cell>
          <table:table-cell table:style-name="ce5" table:formula="of:=IF([.A159]=[.B159];[.A159];&quot;&quot;)">
            <text:p/>
          </table:table-cell>
          <table:table-cell table:number-columns-repeated="1021"/>
        </table:table-row>
        <table:table-row table:style-name="ro5">
          <table:table-cell table:formula="of:=IF(AND([.A159]&lt;&gt;[.B159]);IF([.A159]&gt;[.B159];[.A159]-[.B159];[.A159]);&quot;&quot;)">
            <text:p/>
          </table:table-cell>
          <table:table-cell table:formula="of:=IF(AND([.A159]&lt;&gt;[.B159]);IF([.B159]&gt;[.A159];[.B159]-[.A159];[.B159]);&quot;&quot;)">
            <text:p/>
          </table:table-cell>
          <table:table-cell table:style-name="ce5" table:formula="of:=IF([.A160]=[.B160];[.A160];&quot;&quot;)">
            <text:p/>
          </table:table-cell>
          <table:table-cell table:number-columns-repeated="1021"/>
        </table:table-row>
        <table:table-row table:style-name="ro5">
          <table:table-cell table:formula="of:=IF(AND([.A160]&lt;&gt;[.B160]);IF([.A160]&gt;[.B160];[.A160]-[.B160];[.A160]);&quot;&quot;)">
            <text:p/>
          </table:table-cell>
          <table:table-cell table:formula="of:=IF(AND([.A160]&lt;&gt;[.B160]);IF([.B160]&gt;[.A160];[.B160]-[.A160];[.B160]);&quot;&quot;)">
            <text:p/>
          </table:table-cell>
          <table:table-cell table:style-name="ce5" table:formula="of:=IF([.A161]=[.B161];[.A161];&quot;&quot;)">
            <text:p/>
          </table:table-cell>
          <table:table-cell table:number-columns-repeated="1021"/>
        </table:table-row>
        <table:table-row table:style-name="ro5">
          <table:table-cell table:formula="of:=IF(AND([.A161]&lt;&gt;[.B161]);IF([.A161]&gt;[.B161];[.A161]-[.B161];[.A161]);&quot;&quot;)">
            <text:p/>
          </table:table-cell>
          <table:table-cell table:formula="of:=IF(AND([.A161]&lt;&gt;[.B161]);IF([.B161]&gt;[.A161];[.B161]-[.A161];[.B161]);&quot;&quot;)">
            <text:p/>
          </table:table-cell>
          <table:table-cell table:style-name="ce5" table:formula="of:=IF([.A162]=[.B162];[.A162];&quot;&quot;)">
            <text:p/>
          </table:table-cell>
          <table:table-cell table:number-columns-repeated="1021"/>
        </table:table-row>
        <table:table-row table:style-name="ro5">
          <table:table-cell table:formula="of:=IF(AND([.A162]&lt;&gt;[.B162]);IF([.A162]&gt;[.B162];[.A162]-[.B162];[.A162]);&quot;&quot;)">
            <text:p/>
          </table:table-cell>
          <table:table-cell table:formula="of:=IF(AND([.A162]&lt;&gt;[.B162]);IF([.B162]&gt;[.A162];[.B162]-[.A162];[.B162]);&quot;&quot;)">
            <text:p/>
          </table:table-cell>
          <table:table-cell table:style-name="ce5" table:formula="of:=IF([.A163]=[.B163];[.A163];&quot;&quot;)">
            <text:p/>
          </table:table-cell>
          <table:table-cell table:number-columns-repeated="1021"/>
        </table:table-row>
        <table:table-row table:style-name="ro5">
          <table:table-cell table:formula="of:=IF(AND([.A163]&lt;&gt;[.B163]);IF([.A163]&gt;[.B163];[.A163]-[.B163];[.A163]);&quot;&quot;)">
            <text:p/>
          </table:table-cell>
          <table:table-cell table:formula="of:=IF(AND([.A163]&lt;&gt;[.B163]);IF([.B163]&gt;[.A163];[.B163]-[.A163];[.B163]);&quot;&quot;)">
            <text:p/>
          </table:table-cell>
          <table:table-cell table:style-name="ce5" table:formula="of:=IF([.A164]=[.B164];[.A164];&quot;&quot;)">
            <text:p/>
          </table:table-cell>
          <table:table-cell table:number-columns-repeated="1021"/>
        </table:table-row>
        <table:table-row table:style-name="ro5">
          <table:table-cell table:formula="of:=IF(AND([.A164]&lt;&gt;[.B164]);IF([.A164]&gt;[.B164];[.A164]-[.B164];[.A164]);&quot;&quot;)">
            <text:p/>
          </table:table-cell>
          <table:table-cell table:formula="of:=IF(AND([.A164]&lt;&gt;[.B164]);IF([.B164]&gt;[.A164];[.B164]-[.A164];[.B164]);&quot;&quot;)">
            <text:p/>
          </table:table-cell>
          <table:table-cell table:style-name="ce5" table:formula="of:=IF([.A165]=[.B165];[.A165];&quot;&quot;)">
            <text:p/>
          </table:table-cell>
          <table:table-cell table:number-columns-repeated="1021"/>
        </table:table-row>
        <table:table-row table:style-name="ro5">
          <table:table-cell table:formula="of:=IF(AND([.A165]&lt;&gt;[.B165]);IF([.A165]&gt;[.B165];[.A165]-[.B165];[.A165]);&quot;&quot;)">
            <text:p/>
          </table:table-cell>
          <table:table-cell table:formula="of:=IF(AND([.A165]&lt;&gt;[.B165]);IF([.B165]&gt;[.A165];[.B165]-[.A165];[.B165]);&quot;&quot;)">
            <text:p/>
          </table:table-cell>
          <table:table-cell table:style-name="ce5" table:formula="of:=IF([.A166]=[.B166];[.A166];&quot;&quot;)">
            <text:p/>
          </table:table-cell>
          <table:table-cell table:number-columns-repeated="1021"/>
        </table:table-row>
        <table:table-row table:style-name="ro5">
          <table:table-cell table:formula="of:=IF(AND([.A166]&lt;&gt;[.B166]);IF([.A166]&gt;[.B166];[.A166]-[.B166];[.A166]);&quot;&quot;)">
            <text:p/>
          </table:table-cell>
          <table:table-cell table:formula="of:=IF(AND([.A166]&lt;&gt;[.B166]);IF([.B166]&gt;[.A166];[.B166]-[.A166];[.B166]);&quot;&quot;)">
            <text:p/>
          </table:table-cell>
          <table:table-cell table:style-name="ce5" table:formula="of:=IF([.A167]=[.B167];[.A167];&quot;&quot;)">
            <text:p/>
          </table:table-cell>
          <table:table-cell table:number-columns-repeated="1021"/>
        </table:table-row>
        <table:table-row table:style-name="ro5">
          <table:table-cell table:formula="of:=IF(AND([.A167]&lt;&gt;[.B167]);IF([.A167]&gt;[.B167];[.A167]-[.B167];[.A167]);&quot;&quot;)">
            <text:p/>
          </table:table-cell>
          <table:table-cell table:formula="of:=IF(AND([.A167]&lt;&gt;[.B167]);IF([.B167]&gt;[.A167];[.B167]-[.A167];[.B167]);&quot;&quot;)">
            <text:p/>
          </table:table-cell>
          <table:table-cell table:style-name="ce5" table:formula="of:=IF([.A168]=[.B168];[.A168];&quot;&quot;)">
            <text:p/>
          </table:table-cell>
          <table:table-cell table:number-columns-repeated="1021"/>
        </table:table-row>
        <table:table-row table:style-name="ro5">
          <table:table-cell table:formula="of:=IF(AND([.A168]&lt;&gt;[.B168]);IF([.A168]&gt;[.B168];[.A168]-[.B168];[.A168]);&quot;&quot;)">
            <text:p/>
          </table:table-cell>
          <table:table-cell table:formula="of:=IF(AND([.A168]&lt;&gt;[.B168]);IF([.B168]&gt;[.A168];[.B168]-[.A168];[.B168]);&quot;&quot;)">
            <text:p/>
          </table:table-cell>
          <table:table-cell table:style-name="ce5" table:formula="of:=IF([.A169]=[.B169];[.A169];&quot;&quot;)">
            <text:p/>
          </table:table-cell>
          <table:table-cell table:number-columns-repeated="1021"/>
        </table:table-row>
        <table:table-row table:style-name="ro5">
          <table:table-cell table:formula="of:=IF(AND([.A169]&lt;&gt;[.B169]);IF([.A169]&gt;[.B169];[.A169]-[.B169];[.A169]);&quot;&quot;)">
            <text:p/>
          </table:table-cell>
          <table:table-cell table:formula="of:=IF(AND([.A169]&lt;&gt;[.B169]);IF([.B169]&gt;[.A169];[.B169]-[.A169];[.B169]);&quot;&quot;)">
            <text:p/>
          </table:table-cell>
          <table:table-cell table:style-name="ce5" table:formula="of:=IF([.A170]=[.B170];[.A170];&quot;&quot;)">
            <text:p/>
          </table:table-cell>
          <table:table-cell table:number-columns-repeated="1021"/>
        </table:table-row>
        <table:table-row table:style-name="ro5">
          <table:table-cell table:formula="of:=IF(AND([.A170]&lt;&gt;[.B170]);IF([.A170]&gt;[.B170];[.A170]-[.B170];[.A170]);&quot;&quot;)">
            <text:p/>
          </table:table-cell>
          <table:table-cell table:formula="of:=IF(AND([.A170]&lt;&gt;[.B170]);IF([.B170]&gt;[.A170];[.B170]-[.A170];[.B170]);&quot;&quot;)">
            <text:p/>
          </table:table-cell>
          <table:table-cell table:style-name="ce5" table:formula="of:=IF([.A171]=[.B171];[.A171];&quot;&quot;)">
            <text:p/>
          </table:table-cell>
          <table:table-cell table:number-columns-repeated="1021"/>
        </table:table-row>
        <table:table-row table:style-name="ro5">
          <table:table-cell table:formula="of:=IF(AND([.A171]&lt;&gt;[.B171]);IF([.A171]&gt;[.B171];[.A171]-[.B171];[.A171]);&quot;&quot;)">
            <text:p/>
          </table:table-cell>
          <table:table-cell table:formula="of:=IF(AND([.A171]&lt;&gt;[.B171]);IF([.B171]&gt;[.A171];[.B171]-[.A171];[.B171]);&quot;&quot;)">
            <text:p/>
          </table:table-cell>
          <table:table-cell table:style-name="ce5" table:formula="of:=IF([.A172]=[.B172];[.A172];&quot;&quot;)">
            <text:p/>
          </table:table-cell>
          <table:table-cell table:number-columns-repeated="1021"/>
        </table:table-row>
        <table:table-row table:style-name="ro5">
          <table:table-cell table:formula="of:=IF(AND([.A172]&lt;&gt;[.B172]);IF([.A172]&gt;[.B172];[.A172]-[.B172];[.A172]);&quot;&quot;)">
            <text:p/>
          </table:table-cell>
          <table:table-cell table:formula="of:=IF(AND([.A172]&lt;&gt;[.B172]);IF([.B172]&gt;[.A172];[.B172]-[.A172];[.B172]);&quot;&quot;)">
            <text:p/>
          </table:table-cell>
          <table:table-cell table:style-name="ce5" table:formula="of:=IF([.A173]=[.B173];[.A173];&quot;&quot;)">
            <text:p/>
          </table:table-cell>
          <table:table-cell table:number-columns-repeated="1021"/>
        </table:table-row>
        <table:table-row table:style-name="ro5">
          <table:table-cell table:formula="of:=IF(AND([.A173]&lt;&gt;[.B173]);IF([.A173]&gt;[.B173];[.A173]-[.B173];[.A173]);&quot;&quot;)">
            <text:p/>
          </table:table-cell>
          <table:table-cell table:formula="of:=IF(AND([.A173]&lt;&gt;[.B173]);IF([.B173]&gt;[.A173];[.B173]-[.A173];[.B173]);&quot;&quot;)">
            <text:p/>
          </table:table-cell>
          <table:table-cell table:style-name="ce5" table:formula="of:=IF([.A174]=[.B174];[.A174];&quot;&quot;)">
            <text:p/>
          </table:table-cell>
          <table:table-cell table:number-columns-repeated="1021"/>
        </table:table-row>
        <table:table-row table:style-name="ro5">
          <table:table-cell table:formula="of:=IF(AND([.A174]&lt;&gt;[.B174]);IF([.A174]&gt;[.B174];[.A174]-[.B174];[.A174]);&quot;&quot;)">
            <text:p/>
          </table:table-cell>
          <table:table-cell table:formula="of:=IF(AND([.A174]&lt;&gt;[.B174]);IF([.B174]&gt;[.A174];[.B174]-[.A174];[.B174]);&quot;&quot;)">
            <text:p/>
          </table:table-cell>
          <table:table-cell table:style-name="ce5" table:formula="of:=IF([.A175]=[.B175];[.A175];&quot;&quot;)">
            <text:p/>
          </table:table-cell>
          <table:table-cell table:number-columns-repeated="1021"/>
        </table:table-row>
        <table:table-row table:style-name="ro5">
          <table:table-cell table:formula="of:=IF(AND([.A175]&lt;&gt;[.B175]);IF([.A175]&gt;[.B175];[.A175]-[.B175];[.A175]);&quot;&quot;)">
            <text:p/>
          </table:table-cell>
          <table:table-cell table:formula="of:=IF(AND([.A175]&lt;&gt;[.B175]);IF([.B175]&gt;[.A175];[.B175]-[.A175];[.B175]);&quot;&quot;)">
            <text:p/>
          </table:table-cell>
          <table:table-cell table:style-name="ce5" table:formula="of:=IF([.A176]=[.B176];[.A176];&quot;&quot;)">
            <text:p/>
          </table:table-cell>
          <table:table-cell table:number-columns-repeated="1021"/>
        </table:table-row>
        <table:table-row table:style-name="ro5">
          <table:table-cell table:formula="of:=IF(AND([.A176]&lt;&gt;[.B176]);IF([.A176]&gt;[.B176];[.A176]-[.B176];[.A176]);&quot;&quot;)">
            <text:p/>
          </table:table-cell>
          <table:table-cell table:formula="of:=IF(AND([.A176]&lt;&gt;[.B176]);IF([.B176]&gt;[.A176];[.B176]-[.A176];[.B176]);&quot;&quot;)">
            <text:p/>
          </table:table-cell>
          <table:table-cell table:style-name="ce5" table:formula="of:=IF([.A177]=[.B177];[.A177];&quot;&quot;)">
            <text:p/>
          </table:table-cell>
          <table:table-cell table:number-columns-repeated="1021"/>
        </table:table-row>
        <table:table-row table:style-name="ro5">
          <table:table-cell table:formula="of:=IF(AND([.A177]&lt;&gt;[.B177]);IF([.A177]&gt;[.B177];[.A177]-[.B177];[.A177]);&quot;&quot;)">
            <text:p/>
          </table:table-cell>
          <table:table-cell table:formula="of:=IF(AND([.A177]&lt;&gt;[.B177]);IF([.B177]&gt;[.A177];[.B177]-[.A177];[.B177]);&quot;&quot;)">
            <text:p/>
          </table:table-cell>
          <table:table-cell table:style-name="ce5" table:formula="of:=IF([.A178]=[.B178];[.A178];&quot;&quot;)">
            <text:p/>
          </table:table-cell>
          <table:table-cell table:number-columns-repeated="1021"/>
        </table:table-row>
        <table:table-row table:style-name="ro5">
          <table:table-cell table:formula="of:=IF(AND([.A178]&lt;&gt;[.B178]);IF([.A178]&gt;[.B178];[.A178]-[.B178];[.A178]);&quot;&quot;)">
            <text:p/>
          </table:table-cell>
          <table:table-cell table:formula="of:=IF(AND([.A178]&lt;&gt;[.B178]);IF([.B178]&gt;[.A178];[.B178]-[.A178];[.B178]);&quot;&quot;)">
            <text:p/>
          </table:table-cell>
          <table:table-cell table:style-name="ce5" table:formula="of:=IF([.A179]=[.B179];[.A179];&quot;&quot;)">
            <text:p/>
          </table:table-cell>
          <table:table-cell table:number-columns-repeated="1021"/>
        </table:table-row>
        <table:table-row table:style-name="ro5">
          <table:table-cell table:formula="of:=IF(AND([.A179]&lt;&gt;[.B179]);IF([.A179]&gt;[.B179];[.A179]-[.B179];[.A179]);&quot;&quot;)">
            <text:p/>
          </table:table-cell>
          <table:table-cell table:formula="of:=IF(AND([.A179]&lt;&gt;[.B179]);IF([.B179]&gt;[.A179];[.B179]-[.A179];[.B179]);&quot;&quot;)">
            <text:p/>
          </table:table-cell>
          <table:table-cell table:style-name="ce5" table:formula="of:=IF([.A180]=[.B180];[.A180];&quot;&quot;)">
            <text:p/>
          </table:table-cell>
          <table:table-cell table:number-columns-repeated="1021"/>
        </table:table-row>
        <table:table-row table:style-name="ro5">
          <table:table-cell table:formula="of:=IF(AND([.A180]&lt;&gt;[.B180]);IF([.A180]&gt;[.B180];[.A180]-[.B180];[.A180]);&quot;&quot;)">
            <text:p/>
          </table:table-cell>
          <table:table-cell table:formula="of:=IF(AND([.A180]&lt;&gt;[.B180]);IF([.B180]&gt;[.A180];[.B180]-[.A180];[.B180]);&quot;&quot;)">
            <text:p/>
          </table:table-cell>
          <table:table-cell table:style-name="ce5" table:formula="of:=IF([.A181]=[.B181];[.A181];&quot;&quot;)">
            <text:p/>
          </table:table-cell>
          <table:table-cell table:number-columns-repeated="1021"/>
        </table:table-row>
        <table:table-row table:style-name="ro5">
          <table:table-cell table:formula="of:=IF(AND([.A181]&lt;&gt;[.B181]);IF([.A181]&gt;[.B181];[.A181]-[.B181];[.A181]);&quot;&quot;)">
            <text:p/>
          </table:table-cell>
          <table:table-cell table:formula="of:=IF(AND([.A181]&lt;&gt;[.B181]);IF([.B181]&gt;[.A181];[.B181]-[.A181];[.B181]);&quot;&quot;)">
            <text:p/>
          </table:table-cell>
          <table:table-cell table:style-name="ce5" table:formula="of:=IF([.A182]=[.B182];[.A182];&quot;&quot;)">
            <text:p/>
          </table:table-cell>
          <table:table-cell table:number-columns-repeated="1021"/>
        </table:table-row>
        <table:table-row table:style-name="ro5">
          <table:table-cell table:formula="of:=IF(AND([.A182]&lt;&gt;[.B182]);IF([.A182]&gt;[.B182];[.A182]-[.B182];[.A182]);&quot;&quot;)">
            <text:p/>
          </table:table-cell>
          <table:table-cell table:formula="of:=IF(AND([.A182]&lt;&gt;[.B182]);IF([.B182]&gt;[.A182];[.B182]-[.A182];[.B182]);&quot;&quot;)">
            <text:p/>
          </table:table-cell>
          <table:table-cell table:style-name="ce5" table:formula="of:=IF([.A183]=[.B183];[.A183];&quot;&quot;)">
            <text:p/>
          </table:table-cell>
          <table:table-cell table:number-columns-repeated="1021"/>
        </table:table-row>
        <table:table-row table:style-name="ro5">
          <table:table-cell table:formula="of:=IF(AND([.A183]&lt;&gt;[.B183]);IF([.A183]&gt;[.B183];[.A183]-[.B183];[.A183]);&quot;&quot;)">
            <text:p/>
          </table:table-cell>
          <table:table-cell table:formula="of:=IF(AND([.A183]&lt;&gt;[.B183]);IF([.B183]&gt;[.A183];[.B183]-[.A183];[.B183]);&quot;&quot;)">
            <text:p/>
          </table:table-cell>
          <table:table-cell table:style-name="ce5" table:formula="of:=IF([.A184]=[.B184];[.A184];&quot;&quot;)">
            <text:p/>
          </table:table-cell>
          <table:table-cell table:number-columns-repeated="1021"/>
        </table:table-row>
        <table:table-row table:style-name="ro5">
          <table:table-cell table:formula="of:=IF(AND([.A184]&lt;&gt;[.B184]);IF([.A184]&gt;[.B184];[.A184]-[.B184];[.A184]);&quot;&quot;)">
            <text:p/>
          </table:table-cell>
          <table:table-cell table:formula="of:=IF(AND([.A184]&lt;&gt;[.B184]);IF([.B184]&gt;[.A184];[.B184]-[.A184];[.B184]);&quot;&quot;)">
            <text:p/>
          </table:table-cell>
          <table:table-cell table:style-name="ce5" table:formula="of:=IF([.A185]=[.B185];[.A185];&quot;&quot;)">
            <text:p/>
          </table:table-cell>
          <table:table-cell table:number-columns-repeated="1021"/>
        </table:table-row>
        <table:table-row table:style-name="ro5">
          <table:table-cell table:formula="of:=IF(AND([.A185]&lt;&gt;[.B185]);IF([.A185]&gt;[.B185];[.A185]-[.B185];[.A185]);&quot;&quot;)">
            <text:p/>
          </table:table-cell>
          <table:table-cell table:formula="of:=IF(AND([.A185]&lt;&gt;[.B185]);IF([.B185]&gt;[.A185];[.B185]-[.A185];[.B185]);&quot;&quot;)">
            <text:p/>
          </table:table-cell>
          <table:table-cell table:style-name="ce5" table:formula="of:=IF([.A186]=[.B186];[.A186];&quot;&quot;)">
            <text:p/>
          </table:table-cell>
          <table:table-cell table:number-columns-repeated="1021"/>
        </table:table-row>
        <table:table-row table:style-name="ro5">
          <table:table-cell table:formula="of:=IF(AND([.A186]&lt;&gt;[.B186]);IF([.A186]&gt;[.B186];[.A186]-[.B186];[.A186]);&quot;&quot;)">
            <text:p/>
          </table:table-cell>
          <table:table-cell table:formula="of:=IF(AND([.A186]&lt;&gt;[.B186]);IF([.B186]&gt;[.A186];[.B186]-[.A186];[.B186]);&quot;&quot;)">
            <text:p/>
          </table:table-cell>
          <table:table-cell table:style-name="ce5" table:formula="of:=IF([.A187]=[.B187];[.A187];&quot;&quot;)">
            <text:p/>
          </table:table-cell>
          <table:table-cell table:number-columns-repeated="1021"/>
        </table:table-row>
        <table:table-row table:style-name="ro5">
          <table:table-cell table:formula="of:=IF(AND([.A187]&lt;&gt;[.B187]);IF([.A187]&gt;[.B187];[.A187]-[.B187];[.A187]);&quot;&quot;)">
            <text:p/>
          </table:table-cell>
          <table:table-cell table:formula="of:=IF(AND([.A187]&lt;&gt;[.B187]);IF([.B187]&gt;[.A187];[.B187]-[.A187];[.B187]);&quot;&quot;)">
            <text:p/>
          </table:table-cell>
          <table:table-cell table:style-name="ce5" table:formula="of:=IF([.A188]=[.B188];[.A188];&quot;&quot;)">
            <text:p/>
          </table:table-cell>
          <table:table-cell table:number-columns-repeated="1021"/>
        </table:table-row>
        <table:table-row table:style-name="ro5">
          <table:table-cell table:formula="of:=IF(AND([.A188]&lt;&gt;[.B188]);IF([.A188]&gt;[.B188];[.A188]-[.B188];[.A188]);&quot;&quot;)">
            <text:p/>
          </table:table-cell>
          <table:table-cell table:formula="of:=IF(AND([.A188]&lt;&gt;[.B188]);IF([.B188]&gt;[.A188];[.B188]-[.A188];[.B188]);&quot;&quot;)">
            <text:p/>
          </table:table-cell>
          <table:table-cell table:style-name="ce5" table:formula="of:=IF([.A189]=[.B189];[.A189];&quot;&quot;)">
            <text:p/>
          </table:table-cell>
          <table:table-cell table:number-columns-repeated="1021"/>
        </table:table-row>
        <table:table-row table:style-name="ro5">
          <table:table-cell table:formula="of:=IF(AND([.A189]&lt;&gt;[.B189]);IF([.A189]&gt;[.B189];[.A189]-[.B189];[.A189]);&quot;&quot;)">
            <text:p/>
          </table:table-cell>
          <table:table-cell table:formula="of:=IF(AND([.A189]&lt;&gt;[.B189]);IF([.B189]&gt;[.A189];[.B189]-[.A189];[.B189]);&quot;&quot;)">
            <text:p/>
          </table:table-cell>
          <table:table-cell table:style-name="ce5" table:formula="of:=IF([.A190]=[.B190];[.A190];&quot;&quot;)">
            <text:p/>
          </table:table-cell>
          <table:table-cell table:number-columns-repeated="1021"/>
        </table:table-row>
        <table:table-row table:style-name="ro5">
          <table:table-cell table:formula="of:=IF(AND([.A190]&lt;&gt;[.B190]);IF([.A190]&gt;[.B190];[.A190]-[.B190];[.A190]);&quot;&quot;)">
            <text:p/>
          </table:table-cell>
          <table:table-cell table:formula="of:=IF(AND([.A190]&lt;&gt;[.B190]);IF([.B190]&gt;[.A190];[.B190]-[.A190];[.B190]);&quot;&quot;)">
            <text:p/>
          </table:table-cell>
          <table:table-cell table:style-name="ce5" table:formula="of:=IF([.A191]=[.B191];[.A191];&quot;&quot;)">
            <text:p/>
          </table:table-cell>
          <table:table-cell table:number-columns-repeated="1021"/>
        </table:table-row>
        <table:table-row table:style-name="ro5">
          <table:table-cell table:formula="of:=IF(AND([.A191]&lt;&gt;[.B191]);IF([.A191]&gt;[.B191];[.A191]-[.B191];[.A191]);&quot;&quot;)">
            <text:p/>
          </table:table-cell>
          <table:table-cell table:formula="of:=IF(AND([.A191]&lt;&gt;[.B191]);IF([.B191]&gt;[.A191];[.B191]-[.A191];[.B191]);&quot;&quot;)">
            <text:p/>
          </table:table-cell>
          <table:table-cell table:style-name="ce5" table:formula="of:=IF([.A192]=[.B192];[.A192];&quot;&quot;)">
            <text:p/>
          </table:table-cell>
          <table:table-cell table:number-columns-repeated="1021"/>
        </table:table-row>
        <table:table-row table:style-name="ro5">
          <table:table-cell table:formula="of:=IF(AND([.A192]&lt;&gt;[.B192]);IF([.A192]&gt;[.B192];[.A192]-[.B192];[.A192]);&quot;&quot;)">
            <text:p/>
          </table:table-cell>
          <table:table-cell table:formula="of:=IF(AND([.A192]&lt;&gt;[.B192]);IF([.B192]&gt;[.A192];[.B192]-[.A192];[.B192]);&quot;&quot;)">
            <text:p/>
          </table:table-cell>
          <table:table-cell table:style-name="ce5" table:formula="of:=IF([.A193]=[.B193];[.A193];&quot;&quot;)">
            <text:p/>
          </table:table-cell>
          <table:table-cell table:number-columns-repeated="1021"/>
        </table:table-row>
        <table:table-row table:style-name="ro5">
          <table:table-cell table:formula="of:=IF(AND([.A193]&lt;&gt;[.B193]);IF([.A193]&gt;[.B193];[.A193]-[.B193];[.A193]);&quot;&quot;)">
            <text:p/>
          </table:table-cell>
          <table:table-cell table:formula="of:=IF(AND([.A193]&lt;&gt;[.B193]);IF([.B193]&gt;[.A193];[.B193]-[.A193];[.B193]);&quot;&quot;)">
            <text:p/>
          </table:table-cell>
          <table:table-cell table:style-name="ce5" table:formula="of:=IF([.A194]=[.B194];[.A194];&quot;&quot;)">
            <text:p/>
          </table:table-cell>
          <table:table-cell table:number-columns-repeated="1021"/>
        </table:table-row>
        <table:table-row table:style-name="ro5">
          <table:table-cell table:formula="of:=IF(AND([.A194]&lt;&gt;[.B194]);IF([.A194]&gt;[.B194];[.A194]-[.B194];[.A194]);&quot;&quot;)">
            <text:p/>
          </table:table-cell>
          <table:table-cell table:formula="of:=IF(AND([.A194]&lt;&gt;[.B194]);IF([.B194]&gt;[.A194];[.B194]-[.A194];[.B194]);&quot;&quot;)">
            <text:p/>
          </table:table-cell>
          <table:table-cell table:style-name="ce5" table:formula="of:=IF([.A195]=[.B195];[.A195];&quot;&quot;)">
            <text:p/>
          </table:table-cell>
          <table:table-cell table:number-columns-repeated="1021"/>
        </table:table-row>
        <table:table-row table:style-name="ro5">
          <table:table-cell table:formula="of:=IF(AND([.A195]&lt;&gt;[.B195]);IF([.A195]&gt;[.B195];[.A195]-[.B195];[.A195]);&quot;&quot;)">
            <text:p/>
          </table:table-cell>
          <table:table-cell table:formula="of:=IF(AND([.A195]&lt;&gt;[.B195]);IF([.B195]&gt;[.A195];[.B195]-[.A195];[.B195]);&quot;&quot;)">
            <text:p/>
          </table:table-cell>
          <table:table-cell table:style-name="ce5" table:formula="of:=IF([.A196]=[.B196];[.A196];&quot;&quot;)">
            <text:p/>
          </table:table-cell>
          <table:table-cell table:number-columns-repeated="1021"/>
        </table:table-row>
        <table:table-row table:style-name="ro5">
          <table:table-cell table:formula="of:=IF(AND([.A196]&lt;&gt;[.B196]);IF([.A196]&gt;[.B196];[.A196]-[.B196];[.A196]);&quot;&quot;)">
            <text:p/>
          </table:table-cell>
          <table:table-cell table:formula="of:=IF(AND([.A196]&lt;&gt;[.B196]);IF([.B196]&gt;[.A196];[.B196]-[.A196];[.B196]);&quot;&quot;)">
            <text:p/>
          </table:table-cell>
          <table:table-cell table:style-name="ce5" table:formula="of:=IF([.A197]=[.B197];[.A197];&quot;&quot;)">
            <text:p/>
          </table:table-cell>
          <table:table-cell table:number-columns-repeated="1021"/>
        </table:table-row>
        <table:table-row table:style-name="ro5">
          <table:table-cell table:formula="of:=IF(AND([.A197]&lt;&gt;[.B197]);IF([.A197]&gt;[.B197];[.A197]-[.B197];[.A197]);&quot;&quot;)">
            <text:p/>
          </table:table-cell>
          <table:table-cell table:formula="of:=IF(AND([.A197]&lt;&gt;[.B197]);IF([.B197]&gt;[.A197];[.B197]-[.A197];[.B197]);&quot;&quot;)">
            <text:p/>
          </table:table-cell>
          <table:table-cell table:style-name="ce5" table:formula="of:=IF([.A198]=[.B198];[.A198];&quot;&quot;)">
            <text:p/>
          </table:table-cell>
          <table:table-cell table:number-columns-repeated="1021"/>
        </table:table-row>
        <table:table-row table:style-name="ro5">
          <table:table-cell table:formula="of:=IF(AND([.A198]&lt;&gt;[.B198]);IF([.A198]&gt;[.B198];[.A198]-[.B198];[.A198]);&quot;&quot;)">
            <text:p/>
          </table:table-cell>
          <table:table-cell table:formula="of:=IF(AND([.A198]&lt;&gt;[.B198]);IF([.B198]&gt;[.A198];[.B198]-[.A198];[.B198]);&quot;&quot;)">
            <text:p/>
          </table:table-cell>
          <table:table-cell table:style-name="ce5" table:formula="of:=IF([.A199]=[.B199];[.A199];&quot;&quot;)">
            <text:p/>
          </table:table-cell>
          <table:table-cell table:number-columns-repeated="1021"/>
        </table:table-row>
        <table:table-row table:style-name="ro5">
          <table:table-cell table:formula="of:=IF(AND([.A199]&lt;&gt;[.B199]);IF([.A199]&gt;[.B199];[.A199]-[.B199];[.A199]);&quot;&quot;)">
            <text:p/>
          </table:table-cell>
          <table:table-cell table:formula="of:=IF(AND([.A199]&lt;&gt;[.B199]);IF([.B199]&gt;[.A199];[.B199]-[.A199];[.B199]);&quot;&quot;)">
            <text:p/>
          </table:table-cell>
          <table:table-cell table:style-name="ce5" table:formula="of:=IF([.A200]=[.B200];[.A200];&quot;&quot;)">
            <text:p/>
          </table:table-cell>
          <table:table-cell table:number-columns-repeated="1021"/>
        </table:table-row>
        <table:table-row table:style-name="ro5">
          <table:table-cell table:formula="of:=IF(AND([.A200]&lt;&gt;[.B200]);IF([.A200]&gt;[.B200];[.A200]-[.B200];[.A200]);&quot;&quot;)">
            <text:p/>
          </table:table-cell>
          <table:table-cell table:formula="of:=IF(AND([.A200]&lt;&gt;[.B200]);IF([.B200]&gt;[.A200];[.B200]-[.A200];[.B200]);&quot;&quot;)">
            <text:p/>
          </table:table-cell>
          <table:table-cell table:style-name="ce5" table:formula="of:=IF([.A201]=[.B201];[.A201];&quot;&quot;)">
            <text:p/>
          </table:table-cell>
          <table:table-cell table:number-columns-repeated="1021"/>
        </table:table-row>
        <table:table-row table:style-name="ro5">
          <table:table-cell table:formula="of:=IF(AND([.A201]&lt;&gt;[.B201]);IF([.A201]&gt;[.B201];[.A201]-[.B201];[.A201]);&quot;&quot;)">
            <text:p/>
          </table:table-cell>
          <table:table-cell table:formula="of:=IF(AND([.A201]&lt;&gt;[.B201]);IF([.B201]&gt;[.A201];[.B201]-[.A201];[.B201]);&quot;&quot;)">
            <text:p/>
          </table:table-cell>
          <table:table-cell table:style-name="ce5" table:formula="of:=IF([.A202]=[.B202];[.A202];&quot;&quot;)">
            <text:p/>
          </table:table-cell>
          <table:table-cell table:number-columns-repeated="1021"/>
        </table:table-row>
        <table:table-row table:style-name="ro5">
          <table:table-cell table:formula="of:=IF(AND([.A202]&lt;&gt;[.B202]);IF([.A202]&gt;[.B202];[.A202]-[.B202];[.A202]);&quot;&quot;)">
            <text:p/>
          </table:table-cell>
          <table:table-cell table:formula="of:=IF(AND([.A202]&lt;&gt;[.B202]);IF([.B202]&gt;[.A202];[.B202]-[.A202];[.B202]);&quot;&quot;)">
            <text:p/>
          </table:table-cell>
          <table:table-cell table:style-name="ce5" table:formula="of:=IF([.A203]=[.B203];[.A203];&quot;&quot;)">
            <text:p/>
          </table:table-cell>
          <table:table-cell table:number-columns-repeated="1021"/>
        </table:table-row>
        <table:table-row table:style-name="ro5">
          <table:table-cell table:formula="of:=IF(AND([.A203]&lt;&gt;[.B203]);IF([.A203]&gt;[.B203];[.A203]-[.B203];[.A203]);&quot;&quot;)">
            <text:p/>
          </table:table-cell>
          <table:table-cell table:formula="of:=IF(AND([.A203]&lt;&gt;[.B203]);IF([.B203]&gt;[.A203];[.B203]-[.A203];[.B203]);&quot;&quot;)">
            <text:p/>
          </table:table-cell>
          <table:table-cell table:style-name="ce5" table:formula="of:=IF([.A204]=[.B204];[.A204];&quot;&quot;)">
            <text:p/>
          </table:table-cell>
          <table:table-cell table:number-columns-repeated="1021"/>
        </table:table-row>
        <table:table-row table:style-name="ro5">
          <table:table-cell table:formula="of:=IF(AND([.A204]&lt;&gt;[.B204]);IF([.A204]&gt;[.B204];[.A204]-[.B204];[.A204]);&quot;&quot;)">
            <text:p/>
          </table:table-cell>
          <table:table-cell table:formula="of:=IF(AND([.A204]&lt;&gt;[.B204]);IF([.B204]&gt;[.A204];[.B204]-[.A204];[.B204]);&quot;&quot;)">
            <text:p/>
          </table:table-cell>
          <table:table-cell table:style-name="ce5" table:formula="of:=IF([.A205]=[.B205];[.A205];&quot;&quot;)">
            <text:p/>
          </table:table-cell>
          <table:table-cell table:number-columns-repeated="1021"/>
        </table:table-row>
        <table:table-row table:style-name="ro5">
          <table:table-cell table:formula="of:=IF(AND([.A205]&lt;&gt;[.B205]);IF([.A205]&gt;[.B205];[.A205]-[.B205];[.A205]);&quot;&quot;)">
            <text:p/>
          </table:table-cell>
          <table:table-cell table:formula="of:=IF(AND([.A205]&lt;&gt;[.B205]);IF([.B205]&gt;[.A205];[.B205]-[.A205];[.B205]);&quot;&quot;)">
            <text:p/>
          </table:table-cell>
          <table:table-cell table:style-name="ce5" table:formula="of:=IF([.A206]=[.B206];[.A206];&quot;&quot;)">
            <text:p/>
          </table:table-cell>
          <table:table-cell table:number-columns-repeated="1021"/>
        </table:table-row>
        <table:table-row table:style-name="ro5">
          <table:table-cell table:formula="of:=IF(AND([.A206]&lt;&gt;[.B206]);IF([.A206]&gt;[.B206];[.A206]-[.B206];[.A206]);&quot;&quot;)">
            <text:p/>
          </table:table-cell>
          <table:table-cell table:formula="of:=IF(AND([.A206]&lt;&gt;[.B206]);IF([.B206]&gt;[.A206];[.B206]-[.A206];[.B206]);&quot;&quot;)">
            <text:p/>
          </table:table-cell>
          <table:table-cell table:style-name="ce5" table:formula="of:=IF([.A207]=[.B207];[.A207];&quot;&quot;)">
            <text:p/>
          </table:table-cell>
          <table:table-cell table:number-columns-repeated="1021"/>
        </table:table-row>
        <table:table-row table:style-name="ro5">
          <table:table-cell table:formula="of:=IF(AND([.A207]&lt;&gt;[.B207]);IF([.A207]&gt;[.B207];[.A207]-[.B207];[.A207]);&quot;&quot;)">
            <text:p/>
          </table:table-cell>
          <table:table-cell table:formula="of:=IF(AND([.A207]&lt;&gt;[.B207]);IF([.B207]&gt;[.A207];[.B207]-[.A207];[.B207]);&quot;&quot;)">
            <text:p/>
          </table:table-cell>
          <table:table-cell table:style-name="ce5" table:formula="of:=IF([.A208]=[.B208];[.A208];&quot;&quot;)">
            <text:p/>
          </table:table-cell>
          <table:table-cell table:number-columns-repeated="1021"/>
        </table:table-row>
        <table:table-row table:style-name="ro5">
          <table:table-cell table:formula="of:=IF(AND([.A208]&lt;&gt;[.B208]);IF([.A208]&gt;[.B208];[.A208]-[.B208];[.A208]);&quot;&quot;)">
            <text:p/>
          </table:table-cell>
          <table:table-cell table:formula="of:=IF(AND([.A208]&lt;&gt;[.B208]);IF([.B208]&gt;[.A208];[.B208]-[.A208];[.B208]);&quot;&quot;)">
            <text:p/>
          </table:table-cell>
          <table:table-cell table:style-name="ce5" table:formula="of:=IF([.A209]=[.B209];[.A209];&quot;&quot;)">
            <text:p/>
          </table:table-cell>
          <table:table-cell table:number-columns-repeated="1021"/>
        </table:table-row>
        <table:table-row table:style-name="ro5">
          <table:table-cell table:formula="of:=IF(AND([.A209]&lt;&gt;[.B209]);IF([.A209]&gt;[.B209];[.A209]-[.B209];[.A209]);&quot;&quot;)">
            <text:p/>
          </table:table-cell>
          <table:table-cell table:formula="of:=IF(AND([.A209]&lt;&gt;[.B209]);IF([.B209]&gt;[.A209];[.B209]-[.A209];[.B209]);&quot;&quot;)">
            <text:p/>
          </table:table-cell>
          <table:table-cell table:style-name="ce5" table:formula="of:=IF([.A210]=[.B210];[.A210];&quot;&quot;)">
            <text:p/>
          </table:table-cell>
          <table:table-cell table:number-columns-repeated="1021"/>
        </table:table-row>
        <table:table-row table:style-name="ro5">
          <table:table-cell table:formula="of:=IF(AND([.A210]&lt;&gt;[.B210]);IF([.A210]&gt;[.B210];[.A210]-[.B210];[.A210]);&quot;&quot;)">
            <text:p/>
          </table:table-cell>
          <table:table-cell table:formula="of:=IF(AND([.A210]&lt;&gt;[.B210]);IF([.B210]&gt;[.A210];[.B210]-[.A210];[.B210]);&quot;&quot;)">
            <text:p/>
          </table:table-cell>
          <table:table-cell table:style-name="ce5" table:formula="of:=IF([.A211]=[.B211];[.A211];&quot;&quot;)">
            <text:p/>
          </table:table-cell>
          <table:table-cell table:number-columns-repeated="1021"/>
        </table:table-row>
        <table:table-row table:style-name="ro5">
          <table:table-cell table:formula="of:=IF(AND([.A211]&lt;&gt;[.B211]);IF([.A211]&gt;[.B211];[.A211]-[.B211];[.A211]);&quot;&quot;)">
            <text:p/>
          </table:table-cell>
          <table:table-cell table:formula="of:=IF(AND([.A211]&lt;&gt;[.B211]);IF([.B211]&gt;[.A211];[.B211]-[.A211];[.B211]);&quot;&quot;)">
            <text:p/>
          </table:table-cell>
          <table:table-cell table:style-name="ce5" table:formula="of:=IF([.A212]=[.B212];[.A212];&quot;&quot;)">
            <text:p/>
          </table:table-cell>
          <table:table-cell table:number-columns-repeated="1021"/>
        </table:table-row>
        <table:table-row table:style-name="ro5">
          <table:table-cell table:formula="of:=IF(AND([.A212]&lt;&gt;[.B212]);IF([.A212]&gt;[.B212];[.A212]-[.B212];[.A212]);&quot;&quot;)">
            <text:p/>
          </table:table-cell>
          <table:table-cell table:formula="of:=IF(AND([.A212]&lt;&gt;[.B212]);IF([.B212]&gt;[.A212];[.B212]-[.A212];[.B212]);&quot;&quot;)">
            <text:p/>
          </table:table-cell>
          <table:table-cell table:style-name="ce5" table:formula="of:=IF([.A213]=[.B213];[.A213];&quot;&quot;)">
            <text:p/>
          </table:table-cell>
          <table:table-cell table:number-columns-repeated="1021"/>
        </table:table-row>
        <table:table-row table:style-name="ro5">
          <table:table-cell table:formula="of:=IF(AND([.A213]&lt;&gt;[.B213]);IF([.A213]&gt;[.B213];[.A213]-[.B213];[.A213]);&quot;&quot;)">
            <text:p/>
          </table:table-cell>
          <table:table-cell table:formula="of:=IF(AND([.A213]&lt;&gt;[.B213]);IF([.B213]&gt;[.A213];[.B213]-[.A213];[.B213]);&quot;&quot;)">
            <text:p/>
          </table:table-cell>
          <table:table-cell table:style-name="ce5" table:formula="of:=IF([.A214]=[.B214];[.A214];&quot;&quot;)">
            <text:p/>
          </table:table-cell>
          <table:table-cell table:number-columns-repeated="1021"/>
        </table:table-row>
        <table:table-row table:style-name="ro5">
          <table:table-cell table:formula="of:=IF(AND([.A214]&lt;&gt;[.B214]);IF([.A214]&gt;[.B214];[.A214]-[.B214];[.A214]);&quot;&quot;)">
            <text:p/>
          </table:table-cell>
          <table:table-cell table:formula="of:=IF(AND([.A214]&lt;&gt;[.B214]);IF([.B214]&gt;[.A214];[.B214]-[.A214];[.B214]);&quot;&quot;)">
            <text:p/>
          </table:table-cell>
          <table:table-cell table:style-name="ce5" table:formula="of:=IF([.A215]=[.B215];[.A215];&quot;&quot;)">
            <text:p/>
          </table:table-cell>
          <table:table-cell table:number-columns-repeated="1021"/>
        </table:table-row>
        <table:table-row table:style-name="ro5">
          <table:table-cell table:formula="of:=IF(AND([.A215]&lt;&gt;[.B215]);IF([.A215]&gt;[.B215];[.A215]-[.B215];[.A215]);&quot;&quot;)">
            <text:p/>
          </table:table-cell>
          <table:table-cell table:formula="of:=IF(AND([.A215]&lt;&gt;[.B215]);IF([.B215]&gt;[.A215];[.B215]-[.A215];[.B215]);&quot;&quot;)">
            <text:p/>
          </table:table-cell>
          <table:table-cell table:style-name="ce5" table:formula="of:=IF([.A216]=[.B216];[.A216];&quot;&quot;)">
            <text:p/>
          </table:table-cell>
          <table:table-cell table:number-columns-repeated="1021"/>
        </table:table-row>
        <table:table-row table:style-name="ro5">
          <table:table-cell table:formula="of:=IF(AND([.A216]&lt;&gt;[.B216]);IF([.A216]&gt;[.B216];[.A216]-[.B216];[.A216]);&quot;&quot;)">
            <text:p/>
          </table:table-cell>
          <table:table-cell table:formula="of:=IF(AND([.A216]&lt;&gt;[.B216]);IF([.B216]&gt;[.A216];[.B216]-[.A216];[.B216]);&quot;&quot;)">
            <text:p/>
          </table:table-cell>
          <table:table-cell table:style-name="ce5" table:formula="of:=IF([.A217]=[.B217];[.A217];&quot;&quot;)">
            <text:p/>
          </table:table-cell>
          <table:table-cell table:number-columns-repeated="1021"/>
        </table:table-row>
        <table:table-row table:style-name="ro5">
          <table:table-cell table:formula="of:=IF(AND([.A217]&lt;&gt;[.B217]);IF([.A217]&gt;[.B217];[.A217]-[.B217];[.A217]);&quot;&quot;)">
            <text:p/>
          </table:table-cell>
          <table:table-cell table:formula="of:=IF(AND([.A217]&lt;&gt;[.B217]);IF([.B217]&gt;[.A217];[.B217]-[.A217];[.B217]);&quot;&quot;)">
            <text:p/>
          </table:table-cell>
          <table:table-cell table:style-name="ce5" table:formula="of:=IF([.A218]=[.B218];[.A218];&quot;&quot;)">
            <text:p/>
          </table:table-cell>
          <table:table-cell table:number-columns-repeated="1021"/>
        </table:table-row>
        <table:table-row table:style-name="ro5">
          <table:table-cell table:formula="of:=IF(AND([.A218]&lt;&gt;[.B218]);IF([.A218]&gt;[.B218];[.A218]-[.B218];[.A218]);&quot;&quot;)">
            <text:p/>
          </table:table-cell>
          <table:table-cell table:formula="of:=IF(AND([.A218]&lt;&gt;[.B218]);IF([.B218]&gt;[.A218];[.B218]-[.A218];[.B218]);&quot;&quot;)">
            <text:p/>
          </table:table-cell>
          <table:table-cell table:style-name="ce5" table:formula="of:=IF([.A219]=[.B219];[.A219];&quot;&quot;)">
            <text:p/>
          </table:table-cell>
          <table:table-cell table:number-columns-repeated="1021"/>
        </table:table-row>
        <table:table-row table:style-name="ro5">
          <table:table-cell table:formula="of:=IF(AND([.A219]&lt;&gt;[.B219]);IF([.A219]&gt;[.B219];[.A219]-[.B219];[.A219]);&quot;&quot;)">
            <text:p/>
          </table:table-cell>
          <table:table-cell table:formula="of:=IF(AND([.A219]&lt;&gt;[.B219]);IF([.B219]&gt;[.A219];[.B219]-[.A219];[.B219]);&quot;&quot;)">
            <text:p/>
          </table:table-cell>
          <table:table-cell table:style-name="ce5" table:formula="of:=IF([.A220]=[.B220];[.A220];&quot;&quot;)">
            <text:p/>
          </table:table-cell>
          <table:table-cell table:number-columns-repeated="1021"/>
        </table:table-row>
        <table:table-row table:style-name="ro5">
          <table:table-cell table:formula="of:=IF(AND([.A220]&lt;&gt;[.B220]);IF([.A220]&gt;[.B220];[.A220]-[.B220];[.A220]);&quot;&quot;)">
            <text:p/>
          </table:table-cell>
          <table:table-cell table:formula="of:=IF(AND([.A220]&lt;&gt;[.B220]);IF([.B220]&gt;[.A220];[.B220]-[.A220];[.B220]);&quot;&quot;)">
            <text:p/>
          </table:table-cell>
          <table:table-cell table:style-name="ce5" table:formula="of:=IF([.A221]=[.B221];[.A221];&quot;&quot;)">
            <text:p/>
          </table:table-cell>
          <table:table-cell table:number-columns-repeated="1021"/>
        </table:table-row>
        <table:table-row table:style-name="ro5">
          <table:table-cell table:formula="of:=IF(AND([.A221]&lt;&gt;[.B221]);IF([.A221]&gt;[.B221];[.A221]-[.B221];[.A221]);&quot;&quot;)">
            <text:p/>
          </table:table-cell>
          <table:table-cell table:formula="of:=IF(AND([.A221]&lt;&gt;[.B221]);IF([.B221]&gt;[.A221];[.B221]-[.A221];[.B221]);&quot;&quot;)">
            <text:p/>
          </table:table-cell>
          <table:table-cell table:style-name="ce5" table:formula="of:=IF([.A222]=[.B222];[.A222];&quot;&quot;)">
            <text:p/>
          </table:table-cell>
          <table:table-cell table:number-columns-repeated="1021"/>
        </table:table-row>
        <table:table-row table:style-name="ro5">
          <table:table-cell table:formula="of:=IF(AND([.A222]&lt;&gt;[.B222]);IF([.A222]&gt;[.B222];[.A222]-[.B222];[.A222]);&quot;&quot;)">
            <text:p/>
          </table:table-cell>
          <table:table-cell table:formula="of:=IF(AND([.A222]&lt;&gt;[.B222]);IF([.B222]&gt;[.A222];[.B222]-[.A222];[.B222]);&quot;&quot;)">
            <text:p/>
          </table:table-cell>
          <table:table-cell table:style-name="ce5" table:formula="of:=IF([.A223]=[.B223];[.A223];&quot;&quot;)">
            <text:p/>
          </table:table-cell>
          <table:table-cell table:number-columns-repeated="1021"/>
        </table:table-row>
        <table:table-row table:style-name="ro5">
          <table:table-cell table:formula="of:=IF(AND([.A223]&lt;&gt;[.B223]);IF([.A223]&gt;[.B223];[.A223]-[.B223];[.A223]);&quot;&quot;)">
            <text:p/>
          </table:table-cell>
          <table:table-cell table:formula="of:=IF(AND([.A223]&lt;&gt;[.B223]);IF([.B223]&gt;[.A223];[.B223]-[.A223];[.B223]);&quot;&quot;)">
            <text:p/>
          </table:table-cell>
          <table:table-cell table:style-name="ce5" table:formula="of:=IF([.A224]=[.B224];[.A224];&quot;&quot;)">
            <text:p/>
          </table:table-cell>
          <table:table-cell table:number-columns-repeated="1021"/>
        </table:table-row>
        <table:table-row table:style-name="ro5">
          <table:table-cell table:formula="of:=IF(AND([.A224]&lt;&gt;[.B224]);IF([.A224]&gt;[.B224];[.A224]-[.B224];[.A224]);&quot;&quot;)">
            <text:p/>
          </table:table-cell>
          <table:table-cell table:formula="of:=IF(AND([.A224]&lt;&gt;[.B224]);IF([.B224]&gt;[.A224];[.B224]-[.A224];[.B224]);&quot;&quot;)">
            <text:p/>
          </table:table-cell>
          <table:table-cell table:style-name="ce5" table:formula="of:=IF([.A225]=[.B225];[.A225];&quot;&quot;)">
            <text:p/>
          </table:table-cell>
          <table:table-cell table:number-columns-repeated="1021"/>
        </table:table-row>
        <table:table-row table:style-name="ro5">
          <table:table-cell table:formula="of:=IF(AND([.A225]&lt;&gt;[.B225]);IF([.A225]&gt;[.B225];[.A225]-[.B225];[.A225]);&quot;&quot;)">
            <text:p/>
          </table:table-cell>
          <table:table-cell table:formula="of:=IF(AND([.A225]&lt;&gt;[.B225]);IF([.B225]&gt;[.A225];[.B225]-[.A225];[.B225]);&quot;&quot;)">
            <text:p/>
          </table:table-cell>
          <table:table-cell table:style-name="ce5" table:formula="of:=IF([.A226]=[.B226];[.A226];&quot;&quot;)">
            <text:p/>
          </table:table-cell>
          <table:table-cell table:number-columns-repeated="1021"/>
        </table:table-row>
        <table:table-row table:style-name="ro5">
          <table:table-cell table:formula="of:=IF(AND([.A226]&lt;&gt;[.B226]);IF([.A226]&gt;[.B226];[.A226]-[.B226];[.A226]);&quot;&quot;)">
            <text:p/>
          </table:table-cell>
          <table:table-cell table:formula="of:=IF(AND([.A226]&lt;&gt;[.B226]);IF([.B226]&gt;[.A226];[.B226]-[.A226];[.B226]);&quot;&quot;)">
            <text:p/>
          </table:table-cell>
          <table:table-cell table:style-name="ce5" table:formula="of:=IF([.A227]=[.B227];[.A227];&quot;&quot;)">
            <text:p/>
          </table:table-cell>
          <table:table-cell table:number-columns-repeated="1021"/>
        </table:table-row>
        <table:table-row table:style-name="ro5">
          <table:table-cell table:formula="of:=IF(AND([.A227]&lt;&gt;[.B227]);IF([.A227]&gt;[.B227];[.A227]-[.B227];[.A227]);&quot;&quot;)">
            <text:p/>
          </table:table-cell>
          <table:table-cell table:formula="of:=IF(AND([.A227]&lt;&gt;[.B227]);IF([.B227]&gt;[.A227];[.B227]-[.A227];[.B227]);&quot;&quot;)">
            <text:p/>
          </table:table-cell>
          <table:table-cell table:style-name="ce5" table:formula="of:=IF([.A228]=[.B228];[.A228];&quot;&quot;)">
            <text:p/>
          </table:table-cell>
          <table:table-cell table:number-columns-repeated="1021"/>
        </table:table-row>
        <table:table-row table:style-name="ro5">
          <table:table-cell table:formula="of:=IF(AND([.A228]&lt;&gt;[.B228]);IF([.A228]&gt;[.B228];[.A228]-[.B228];[.A228]);&quot;&quot;)">
            <text:p/>
          </table:table-cell>
          <table:table-cell table:formula="of:=IF(AND([.A228]&lt;&gt;[.B228]);IF([.B228]&gt;[.A228];[.B228]-[.A228];[.B228]);&quot;&quot;)">
            <text:p/>
          </table:table-cell>
          <table:table-cell table:style-name="ce5" table:formula="of:=IF([.A229]=[.B229];[.A229];&quot;&quot;)">
            <text:p/>
          </table:table-cell>
          <table:table-cell table:number-columns-repeated="1021"/>
        </table:table-row>
        <table:table-row table:style-name="ro5">
          <table:table-cell table:formula="of:=IF(AND([.A229]&lt;&gt;[.B229]);IF([.A229]&gt;[.B229];[.A229]-[.B229];[.A229]);&quot;&quot;)">
            <text:p/>
          </table:table-cell>
          <table:table-cell table:formula="of:=IF(AND([.A229]&lt;&gt;[.B229]);IF([.B229]&gt;[.A229];[.B229]-[.A229];[.B229]);&quot;&quot;)">
            <text:p/>
          </table:table-cell>
          <table:table-cell table:style-name="ce5" table:formula="of:=IF([.A230]=[.B230];[.A230];&quot;&quot;)">
            <text:p/>
          </table:table-cell>
          <table:table-cell table:number-columns-repeated="1021"/>
        </table:table-row>
        <table:table-row table:style-name="ro5">
          <table:table-cell table:formula="of:=IF(AND([.A230]&lt;&gt;[.B230]);IF([.A230]&gt;[.B230];[.A230]-[.B230];[.A230]);&quot;&quot;)">
            <text:p/>
          </table:table-cell>
          <table:table-cell table:formula="of:=IF(AND([.A230]&lt;&gt;[.B230]);IF([.B230]&gt;[.A230];[.B230]-[.A230];[.B230]);&quot;&quot;)">
            <text:p/>
          </table:table-cell>
          <table:table-cell table:style-name="ce5" table:formula="of:=IF([.A231]=[.B231];[.A231];&quot;&quot;)">
            <text:p/>
          </table:table-cell>
          <table:table-cell table:number-columns-repeated="1021"/>
        </table:table-row>
        <table:table-row table:style-name="ro5">
          <table:table-cell table:formula="of:=IF(AND([.A231]&lt;&gt;[.B231]);IF([.A231]&gt;[.B231];[.A231]-[.B231];[.A231]);&quot;&quot;)">
            <text:p/>
          </table:table-cell>
          <table:table-cell table:formula="of:=IF(AND([.A231]&lt;&gt;[.B231]);IF([.B231]&gt;[.A231];[.B231]-[.A231];[.B231]);&quot;&quot;)">
            <text:p/>
          </table:table-cell>
          <table:table-cell table:style-name="ce5" table:formula="of:=IF([.A232]=[.B232];[.A232];&quot;&quot;)">
            <text:p/>
          </table:table-cell>
          <table:table-cell table:number-columns-repeated="1021"/>
        </table:table-row>
        <table:table-row table:style-name="ro5">
          <table:table-cell table:formula="of:=IF(AND([.A232]&lt;&gt;[.B232]);IF([.A232]&gt;[.B232];[.A232]-[.B232];[.A232]);&quot;&quot;)">
            <text:p/>
          </table:table-cell>
          <table:table-cell table:formula="of:=IF(AND([.A232]&lt;&gt;[.B232]);IF([.B232]&gt;[.A232];[.B232]-[.A232];[.B232]);&quot;&quot;)">
            <text:p/>
          </table:table-cell>
          <table:table-cell table:style-name="ce5" table:formula="of:=IF([.A233]=[.B233];[.A233];&quot;&quot;)">
            <text:p/>
          </table:table-cell>
          <table:table-cell table:number-columns-repeated="1021"/>
        </table:table-row>
        <table:table-row table:style-name="ro5">
          <table:table-cell table:formula="of:=IF(AND([.A233]&lt;&gt;[.B233]);IF([.A233]&gt;[.B233];[.A233]-[.B233];[.A233]);&quot;&quot;)">
            <text:p/>
          </table:table-cell>
          <table:table-cell table:formula="of:=IF(AND([.A233]&lt;&gt;[.B233]);IF([.B233]&gt;[.A233];[.B233]-[.A233];[.B233]);&quot;&quot;)">
            <text:p/>
          </table:table-cell>
          <table:table-cell table:style-name="ce5" table:formula="of:=IF([.A234]=[.B234];[.A234];&quot;&quot;)">
            <text:p/>
          </table:table-cell>
          <table:table-cell table:number-columns-repeated="1021"/>
        </table:table-row>
        <table:table-row table:style-name="ro5">
          <table:table-cell table:formula="of:=IF(AND([.A234]&lt;&gt;[.B234]);IF([.A234]&gt;[.B234];[.A234]-[.B234];[.A234]);&quot;&quot;)">
            <text:p/>
          </table:table-cell>
          <table:table-cell table:formula="of:=IF(AND([.A234]&lt;&gt;[.B234]);IF([.B234]&gt;[.A234];[.B234]-[.A234];[.B234]);&quot;&quot;)">
            <text:p/>
          </table:table-cell>
          <table:table-cell table:style-name="ce5" table:formula="of:=IF([.A235]=[.B235];[.A235];&quot;&quot;)">
            <text:p/>
          </table:table-cell>
          <table:table-cell table:number-columns-repeated="1021"/>
        </table:table-row>
        <table:table-row table:style-name="ro5">
          <table:table-cell table:formula="of:=IF(AND([.A235]&lt;&gt;[.B235]);IF([.A235]&gt;[.B235];[.A235]-[.B235];[.A235]);&quot;&quot;)">
            <text:p/>
          </table:table-cell>
          <table:table-cell table:formula="of:=IF(AND([.A235]&lt;&gt;[.B235]);IF([.B235]&gt;[.A235];[.B235]-[.A235];[.B235]);&quot;&quot;)">
            <text:p/>
          </table:table-cell>
          <table:table-cell table:style-name="ce5" table:formula="of:=IF([.A236]=[.B236];[.A236];&quot;&quot;)">
            <text:p/>
          </table:table-cell>
          <table:table-cell table:number-columns-repeated="1021"/>
        </table:table-row>
        <table:table-row table:style-name="ro5">
          <table:table-cell table:formula="of:=IF(AND([.A236]&lt;&gt;[.B236]);IF([.A236]&gt;[.B236];[.A236]-[.B236];[.A236]);&quot;&quot;)">
            <text:p/>
          </table:table-cell>
          <table:table-cell table:formula="of:=IF(AND([.A236]&lt;&gt;[.B236]);IF([.B236]&gt;[.A236];[.B236]-[.A236];[.B236]);&quot;&quot;)">
            <text:p/>
          </table:table-cell>
          <table:table-cell table:style-name="ce5" table:formula="of:=IF([.A237]=[.B237];[.A237];&quot;&quot;)">
            <text:p/>
          </table:table-cell>
          <table:table-cell table:number-columns-repeated="1021"/>
        </table:table-row>
        <table:table-row table:style-name="ro5">
          <table:table-cell table:formula="of:=IF(AND([.A237]&lt;&gt;[.B237]);IF([.A237]&gt;[.B237];[.A237]-[.B237];[.A237]);&quot;&quot;)">
            <text:p/>
          </table:table-cell>
          <table:table-cell table:formula="of:=IF(AND([.A237]&lt;&gt;[.B237]);IF([.B237]&gt;[.A237];[.B237]-[.A237];[.B237]);&quot;&quot;)">
            <text:p/>
          </table:table-cell>
          <table:table-cell table:style-name="ce5" table:formula="of:=IF([.A238]=[.B238];[.A238];&quot;&quot;)">
            <text:p/>
          </table:table-cell>
          <table:table-cell table:number-columns-repeated="1021"/>
        </table:table-row>
        <table:table-row table:style-name="ro5">
          <table:table-cell table:formula="of:=IF(AND([.A238]&lt;&gt;[.B238]);IF([.A238]&gt;[.B238];[.A238]-[.B238];[.A238]);&quot;&quot;)">
            <text:p/>
          </table:table-cell>
          <table:table-cell table:formula="of:=IF(AND([.A238]&lt;&gt;[.B238]);IF([.B238]&gt;[.A238];[.B238]-[.A238];[.B238]);&quot;&quot;)">
            <text:p/>
          </table:table-cell>
          <table:table-cell table:style-name="ce5" table:formula="of:=IF([.A239]=[.B239];[.A239];&quot;&quot;)">
            <text:p/>
          </table:table-cell>
          <table:table-cell table:number-columns-repeated="1021"/>
        </table:table-row>
        <table:table-row table:style-name="ro5">
          <table:table-cell table:formula="of:=IF(AND([.A239]&lt;&gt;[.B239]);IF([.A239]&gt;[.B239];[.A239]-[.B239];[.A239]);&quot;&quot;)">
            <text:p/>
          </table:table-cell>
          <table:table-cell table:formula="of:=IF(AND([.A239]&lt;&gt;[.B239]);IF([.B239]&gt;[.A239];[.B239]-[.A239];[.B239]);&quot;&quot;)">
            <text:p/>
          </table:table-cell>
          <table:table-cell table:style-name="ce5" table:formula="of:=IF([.A240]=[.B240];[.A240];&quot;&quot;)">
            <text:p/>
          </table:table-cell>
          <table:table-cell table:number-columns-repeated="1021"/>
        </table:table-row>
        <table:table-row table:style-name="ro5">
          <table:table-cell table:formula="of:=IF(AND([.A240]&lt;&gt;[.B240]);IF([.A240]&gt;[.B240];[.A240]-[.B240];[.A240]);&quot;&quot;)">
            <text:p/>
          </table:table-cell>
          <table:table-cell table:formula="of:=IF(AND([.A240]&lt;&gt;[.B240]);IF([.B240]&gt;[.A240];[.B240]-[.A240];[.B240]);&quot;&quot;)">
            <text:p/>
          </table:table-cell>
          <table:table-cell table:style-name="ce5" table:formula="of:=IF([.A241]=[.B241];[.A241];&quot;&quot;)">
            <text:p/>
          </table:table-cell>
          <table:table-cell table:number-columns-repeated="1021"/>
        </table:table-row>
        <table:table-row table:style-name="ro5">
          <table:table-cell table:formula="of:=IF(AND([.A241]&lt;&gt;[.B241]);IF([.A241]&gt;[.B241];[.A241]-[.B241];[.A241]);&quot;&quot;)">
            <text:p/>
          </table:table-cell>
          <table:table-cell table:formula="of:=IF(AND([.A241]&lt;&gt;[.B241]);IF([.B241]&gt;[.A241];[.B241]-[.A241];[.B241]);&quot;&quot;)">
            <text:p/>
          </table:table-cell>
          <table:table-cell table:style-name="ce5" table:formula="of:=IF([.A242]=[.B242];[.A242];&quot;&quot;)">
            <text:p/>
          </table:table-cell>
          <table:table-cell table:number-columns-repeated="1021"/>
        </table:table-row>
        <table:table-row table:style-name="ro5">
          <table:table-cell table:formula="of:=IF(AND([.A242]&lt;&gt;[.B242]);IF([.A242]&gt;[.B242];[.A242]-[.B242];[.A242]);&quot;&quot;)">
            <text:p/>
          </table:table-cell>
          <table:table-cell table:formula="of:=IF(AND([.A242]&lt;&gt;[.B242]);IF([.B242]&gt;[.A242];[.B242]-[.A242];[.B242]);&quot;&quot;)">
            <text:p/>
          </table:table-cell>
          <table:table-cell table:style-name="ce5" table:formula="of:=IF([.A243]=[.B243];[.A243];&quot;&quot;)">
            <text:p/>
          </table:table-cell>
          <table:table-cell table:number-columns-repeated="1021"/>
        </table:table-row>
        <table:table-row table:style-name="ro5">
          <table:table-cell table:formula="of:=IF(AND([.A243]&lt;&gt;[.B243]);IF([.A243]&gt;[.B243];[.A243]-[.B243];[.A243]);&quot;&quot;)">
            <text:p/>
          </table:table-cell>
          <table:table-cell table:formula="of:=IF(AND([.A243]&lt;&gt;[.B243]);IF([.B243]&gt;[.A243];[.B243]-[.A243];[.B243]);&quot;&quot;)">
            <text:p/>
          </table:table-cell>
          <table:table-cell table:style-name="ce5" table:formula="of:=IF([.A244]=[.B244];[.A244];&quot;&quot;)">
            <text:p/>
          </table:table-cell>
          <table:table-cell table:number-columns-repeated="1021"/>
        </table:table-row>
        <table:table-row table:style-name="ro5">
          <table:table-cell table:formula="of:=IF(AND([.A244]&lt;&gt;[.B244]);IF([.A244]&gt;[.B244];[.A244]-[.B244];[.A244]);&quot;&quot;)">
            <text:p/>
          </table:table-cell>
          <table:table-cell table:formula="of:=IF(AND([.A244]&lt;&gt;[.B244]);IF([.B244]&gt;[.A244];[.B244]-[.A244];[.B244]);&quot;&quot;)">
            <text:p/>
          </table:table-cell>
          <table:table-cell table:style-name="ce5" table:formula="of:=IF([.A245]=[.B245];[.A245];&quot;&quot;)">
            <text:p/>
          </table:table-cell>
          <table:table-cell table:number-columns-repeated="1021"/>
        </table:table-row>
        <table:table-row table:style-name="ro5">
          <table:table-cell table:formula="of:=IF(AND([.A245]&lt;&gt;[.B245]);IF([.A245]&gt;[.B245];[.A245]-[.B245];[.A245]);&quot;&quot;)">
            <text:p/>
          </table:table-cell>
          <table:table-cell table:formula="of:=IF(AND([.A245]&lt;&gt;[.B245]);IF([.B245]&gt;[.A245];[.B245]-[.A245];[.B245]);&quot;&quot;)">
            <text:p/>
          </table:table-cell>
          <table:table-cell table:style-name="ce5" table:formula="of:=IF([.A246]=[.B246];[.A246];&quot;&quot;)">
            <text:p/>
          </table:table-cell>
          <table:table-cell table:number-columns-repeated="1021"/>
        </table:table-row>
        <table:table-row table:style-name="ro5">
          <table:table-cell table:formula="of:=IF(AND([.A246]&lt;&gt;[.B246]);IF([.A246]&gt;[.B246];[.A246]-[.B246];[.A246]);&quot;&quot;)">
            <text:p/>
          </table:table-cell>
          <table:table-cell table:formula="of:=IF(AND([.A246]&lt;&gt;[.B246]);IF([.B246]&gt;[.A246];[.B246]-[.A246];[.B246]);&quot;&quot;)">
            <text:p/>
          </table:table-cell>
          <table:table-cell table:style-name="ce5" table:formula="of:=IF([.A247]=[.B247];[.A247];&quot;&quot;)">
            <text:p/>
          </table:table-cell>
          <table:table-cell table:number-columns-repeated="1021"/>
        </table:table-row>
        <table:table-row table:style-name="ro5">
          <table:table-cell table:formula="of:=IF(AND([.A247]&lt;&gt;[.B247]);IF([.A247]&gt;[.B247];[.A247]-[.B247];[.A247]);&quot;&quot;)">
            <text:p/>
          </table:table-cell>
          <table:table-cell table:formula="of:=IF(AND([.A247]&lt;&gt;[.B247]);IF([.B247]&gt;[.A247];[.B247]-[.A247];[.B247]);&quot;&quot;)">
            <text:p/>
          </table:table-cell>
          <table:table-cell table:style-name="ce5" table:formula="of:=IF([.A248]=[.B248];[.A248];&quot;&quot;)">
            <text:p/>
          </table:table-cell>
          <table:table-cell table:number-columns-repeated="1021"/>
        </table:table-row>
        <table:table-row table:style-name="ro5">
          <table:table-cell table:formula="of:=IF(AND([.A248]&lt;&gt;[.B248]);IF([.A248]&gt;[.B248];[.A248]-[.B248];[.A248]);&quot;&quot;)">
            <text:p/>
          </table:table-cell>
          <table:table-cell table:formula="of:=IF(AND([.A248]&lt;&gt;[.B248]);IF([.B248]&gt;[.A248];[.B248]-[.A248];[.B248]);&quot;&quot;)">
            <text:p/>
          </table:table-cell>
          <table:table-cell table:style-name="ce5" table:formula="of:=IF([.A249]=[.B249];[.A249];&quot;&quot;)">
            <text:p/>
          </table:table-cell>
          <table:table-cell table:number-columns-repeated="1021"/>
        </table:table-row>
        <table:table-row table:style-name="ro5">
          <table:table-cell table:formula="of:=IF(AND([.A249]&lt;&gt;[.B249]);IF([.A249]&gt;[.B249];[.A249]-[.B249];[.A249]);&quot;&quot;)">
            <text:p/>
          </table:table-cell>
          <table:table-cell table:formula="of:=IF(AND([.A249]&lt;&gt;[.B249]);IF([.B249]&gt;[.A249];[.B249]-[.A249];[.B249]);&quot;&quot;)">
            <text:p/>
          </table:table-cell>
          <table:table-cell table:style-name="ce5" table:formula="of:=IF([.A250]=[.B250];[.A250];&quot;&quot;)">
            <text:p/>
          </table:table-cell>
          <table:table-cell table:number-columns-repeated="1021"/>
        </table:table-row>
        <table:table-row table:style-name="ro5">
          <table:table-cell table:formula="of:=IF(AND([.A250]&lt;&gt;[.B250]);IF([.A250]&gt;[.B250];[.A250]-[.B250];[.A250]);&quot;&quot;)">
            <text:p/>
          </table:table-cell>
          <table:table-cell table:formula="of:=IF(AND([.A250]&lt;&gt;[.B250]);IF([.B250]&gt;[.A250];[.B250]-[.A250];[.B250]);&quot;&quot;)">
            <text:p/>
          </table:table-cell>
          <table:table-cell table:style-name="ce5" table:formula="of:=IF([.A251]=[.B251];[.A251];&quot;&quot;)">
            <text:p/>
          </table:table-cell>
          <table:table-cell table:number-columns-repeated="1021"/>
        </table:table-row>
        <table:table-row table:style-name="ro5">
          <table:table-cell table:formula="of:=IF(AND([.A251]&lt;&gt;[.B251]);IF([.A251]&gt;[.B251];[.A251]-[.B251];[.A251]);&quot;&quot;)">
            <text:p/>
          </table:table-cell>
          <table:table-cell table:formula="of:=IF(AND([.A251]&lt;&gt;[.B251]);IF([.B251]&gt;[.A251];[.B251]-[.A251];[.B251]);&quot;&quot;)">
            <text:p/>
          </table:table-cell>
          <table:table-cell table:style-name="ce5" table:formula="of:=IF([.A252]=[.B252];[.A252];&quot;&quot;)">
            <text:p/>
          </table:table-cell>
          <table:table-cell table:number-columns-repeated="1021"/>
        </table:table-row>
        <table:table-row table:style-name="ro5">
          <table:table-cell table:formula="of:=IF(AND([.A252]&lt;&gt;[.B252]);IF([.A252]&gt;[.B252];[.A252]-[.B252];[.A252]);&quot;&quot;)">
            <text:p/>
          </table:table-cell>
          <table:table-cell table:formula="of:=IF(AND([.A252]&lt;&gt;[.B252]);IF([.B252]&gt;[.A252];[.B252]-[.A252];[.B252]);&quot;&quot;)">
            <text:p/>
          </table:table-cell>
          <table:table-cell table:style-name="ce5" table:formula="of:=IF([.A253]=[.B253];[.A253];&quot;&quot;)">
            <text:p/>
          </table:table-cell>
          <table:table-cell table:number-columns-repeated="1021"/>
        </table:table-row>
        <table:table-row table:style-name="ro5">
          <table:table-cell table:formula="of:=IF(AND([.A253]&lt;&gt;[.B253]);IF([.A253]&gt;[.B253];[.A253]-[.B253];[.A253]);&quot;&quot;)">
            <text:p/>
          </table:table-cell>
          <table:table-cell table:formula="of:=IF(AND([.A253]&lt;&gt;[.B253]);IF([.B253]&gt;[.A253];[.B253]-[.A253];[.B253]);&quot;&quot;)">
            <text:p/>
          </table:table-cell>
          <table:table-cell table:style-name="ce5" table:formula="of:=IF([.A254]=[.B254];[.A254];&quot;&quot;)">
            <text:p/>
          </table:table-cell>
          <table:table-cell table:number-columns-repeated="1021"/>
        </table:table-row>
        <table:table-row table:style-name="ro5">
          <table:table-cell table:formula="of:=IF(AND([.A254]&lt;&gt;[.B254]);IF([.A254]&gt;[.B254];[.A254]-[.B254];[.A254]);&quot;&quot;)">
            <text:p/>
          </table:table-cell>
          <table:table-cell table:formula="of:=IF(AND([.A254]&lt;&gt;[.B254]);IF([.B254]&gt;[.A254];[.B254]-[.A254];[.B254]);&quot;&quot;)">
            <text:p/>
          </table:table-cell>
          <table:table-cell table:style-name="ce5" table:formula="of:=IF([.A255]=[.B255];[.A255];&quot;&quot;)">
            <text:p/>
          </table:table-cell>
          <table:table-cell table:number-columns-repeated="1021"/>
        </table:table-row>
        <table:table-row table:style-name="ro5">
          <table:table-cell table:formula="of:=IF(AND([.A255]&lt;&gt;[.B255]);IF([.A255]&gt;[.B255];[.A255]-[.B255];[.A255]);&quot;&quot;)">
            <text:p/>
          </table:table-cell>
          <table:table-cell table:formula="of:=IF(AND([.A255]&lt;&gt;[.B255]);IF([.B255]&gt;[.A255];[.B255]-[.A255];[.B255]);&quot;&quot;)">
            <text:p/>
          </table:table-cell>
          <table:table-cell table:style-name="ce5" table:formula="of:=IF([.A256]=[.B256];[.A256];&quot;&quot;)">
            <text:p/>
          </table:table-cell>
          <table:table-cell table:number-columns-repeated="1021"/>
        </table:table-row>
        <table:table-row table:style-name="ro5">
          <table:table-cell table:formula="of:=IF(AND([.A256]&lt;&gt;[.B256]);IF([.A256]&gt;[.B256];[.A256]-[.B256];[.A256]);&quot;&quot;)">
            <text:p/>
          </table:table-cell>
          <table:table-cell table:formula="of:=IF(AND([.A256]&lt;&gt;[.B256]);IF([.B256]&gt;[.A256];[.B256]-[.A256];[.B256]);&quot;&quot;)">
            <text:p/>
          </table:table-cell>
          <table:table-cell table:style-name="ce5" table:formula="of:=IF([.A257]=[.B257];[.A257];&quot;&quot;)">
            <text:p/>
          </table:table-cell>
          <table:table-cell table:number-columns-repeated="1021"/>
        </table:table-row>
        <table:table-row table:style-name="ro5">
          <table:table-cell table:formula="of:=IF(AND([.A257]&lt;&gt;[.B257]);IF([.A257]&gt;[.B257];[.A257]-[.B257];[.A257]);&quot;&quot;)">
            <text:p/>
          </table:table-cell>
          <table:table-cell table:formula="of:=IF(AND([.A257]&lt;&gt;[.B257]);IF([.B257]&gt;[.A257];[.B257]-[.A257];[.B257]);&quot;&quot;)">
            <text:p/>
          </table:table-cell>
          <table:table-cell table:style-name="ce5" table:formula="of:=IF([.A258]=[.B258];[.A258];&quot;&quot;)">
            <text:p/>
          </table:table-cell>
          <table:table-cell table:number-columns-repeated="1021"/>
        </table:table-row>
        <table:table-row table:style-name="ro5">
          <table:table-cell table:formula="of:=IF(AND([.A258]&lt;&gt;[.B258]);IF([.A258]&gt;[.B258];[.A258]-[.B258];[.A258]);&quot;&quot;)">
            <text:p/>
          </table:table-cell>
          <table:table-cell table:formula="of:=IF(AND([.A258]&lt;&gt;[.B258]);IF([.B258]&gt;[.A258];[.B258]-[.A258];[.B258]);&quot;&quot;)">
            <text:p/>
          </table:table-cell>
          <table:table-cell table:style-name="ce5" table:formula="of:=IF([.A259]=[.B259];[.A259];&quot;&quot;)">
            <text:p/>
          </table:table-cell>
          <table:table-cell table:number-columns-repeated="1021"/>
        </table:table-row>
        <table:table-row table:style-name="ro5">
          <table:table-cell table:formula="of:=IF(AND([.A259]&lt;&gt;[.B259]);IF([.A259]&gt;[.B259];[.A259]-[.B259];[.A259]);&quot;&quot;)">
            <text:p/>
          </table:table-cell>
          <table:table-cell table:formula="of:=IF(AND([.A259]&lt;&gt;[.B259]);IF([.B259]&gt;[.A259];[.B259]-[.A259];[.B259]);&quot;&quot;)">
            <text:p/>
          </table:table-cell>
          <table:table-cell table:style-name="ce5" table:formula="of:=IF([.A260]=[.B260];[.A260];&quot;&quot;)">
            <text:p/>
          </table:table-cell>
          <table:table-cell table:number-columns-repeated="1021"/>
        </table:table-row>
        <table:table-row table:style-name="ro5">
          <table:table-cell table:formula="of:=IF(AND([.A260]&lt;&gt;[.B260]);IF([.A260]&gt;[.B260];[.A260]-[.B260];[.A260]);&quot;&quot;)">
            <text:p/>
          </table:table-cell>
          <table:table-cell table:formula="of:=IF(AND([.A260]&lt;&gt;[.B260]);IF([.B260]&gt;[.A260];[.B260]-[.A260];[.B260]);&quot;&quot;)">
            <text:p/>
          </table:table-cell>
          <table:table-cell table:style-name="ce5" table:formula="of:=IF([.A261]=[.B261];[.A261];&quot;&quot;)">
            <text:p/>
          </table:table-cell>
          <table:table-cell table:number-columns-repeated="1021"/>
        </table:table-row>
        <table:table-row table:style-name="ro5">
          <table:table-cell table:formula="of:=IF(AND([.A261]&lt;&gt;[.B261]);IF([.A261]&gt;[.B261];[.A261]-[.B261];[.A261]);&quot;&quot;)">
            <text:p/>
          </table:table-cell>
          <table:table-cell table:formula="of:=IF(AND([.A261]&lt;&gt;[.B261]);IF([.B261]&gt;[.A261];[.B261]-[.A261];[.B261]);&quot;&quot;)">
            <text:p/>
          </table:table-cell>
          <table:table-cell table:style-name="ce5" table:formula="of:=IF([.A262]=[.B262];[.A262];&quot;&quot;)">
            <text:p/>
          </table:table-cell>
          <table:table-cell table:number-columns-repeated="1021"/>
        </table:table-row>
        <table:table-row table:style-name="ro5">
          <table:table-cell table:formula="of:=IF(AND([.A262]&lt;&gt;[.B262]);IF([.A262]&gt;[.B262];[.A262]-[.B262];[.A262]);&quot;&quot;)">
            <text:p/>
          </table:table-cell>
          <table:table-cell table:formula="of:=IF(AND([.A262]&lt;&gt;[.B262]);IF([.B262]&gt;[.A262];[.B262]-[.A262];[.B262]);&quot;&quot;)">
            <text:p/>
          </table:table-cell>
          <table:table-cell table:style-name="ce5" table:formula="of:=IF([.A263]=[.B263];[.A263];&quot;&quot;)">
            <text:p/>
          </table:table-cell>
          <table:table-cell table:number-columns-repeated="1021"/>
        </table:table-row>
        <table:table-row table:style-name="ro5">
          <table:table-cell table:formula="of:=IF(AND([.A263]&lt;&gt;[.B263]);IF([.A263]&gt;[.B263];[.A263]-[.B263];[.A263]);&quot;&quot;)">
            <text:p/>
          </table:table-cell>
          <table:table-cell table:formula="of:=IF(AND([.A263]&lt;&gt;[.B263]);IF([.B263]&gt;[.A263];[.B263]-[.A263];[.B263]);&quot;&quot;)">
            <text:p/>
          </table:table-cell>
          <table:table-cell table:style-name="ce5" table:formula="of:=IF([.A264]=[.B264];[.A264];&quot;&quot;)">
            <text:p/>
          </table:table-cell>
          <table:table-cell table:number-columns-repeated="1021"/>
        </table:table-row>
        <table:table-row table:style-name="ro5">
          <table:table-cell table:formula="of:=IF(AND([.A264]&lt;&gt;[.B264]);IF([.A264]&gt;[.B264];[.A264]-[.B264];[.A264]);&quot;&quot;)">
            <text:p/>
          </table:table-cell>
          <table:table-cell table:formula="of:=IF(AND([.A264]&lt;&gt;[.B264]);IF([.B264]&gt;[.A264];[.B264]-[.A264];[.B264]);&quot;&quot;)">
            <text:p/>
          </table:table-cell>
          <table:table-cell table:style-name="ce5" table:formula="of:=IF([.A265]=[.B265];[.A265];&quot;&quot;)">
            <text:p/>
          </table:table-cell>
          <table:table-cell table:number-columns-repeated="1021"/>
        </table:table-row>
        <table:table-row table:style-name="ro5">
          <table:table-cell table:formula="of:=IF(AND([.A265]&lt;&gt;[.B265]);IF([.A265]&gt;[.B265];[.A265]-[.B265];[.A265]);&quot;&quot;)">
            <text:p/>
          </table:table-cell>
          <table:table-cell table:formula="of:=IF(AND([.A265]&lt;&gt;[.B265]);IF([.B265]&gt;[.A265];[.B265]-[.A265];[.B265]);&quot;&quot;)">
            <text:p/>
          </table:table-cell>
          <table:table-cell table:style-name="ce5" table:formula="of:=IF([.A266]=[.B266];[.A266];&quot;&quot;)">
            <text:p/>
          </table:table-cell>
          <table:table-cell table:number-columns-repeated="1021"/>
        </table:table-row>
        <table:table-row table:style-name="ro5">
          <table:table-cell table:formula="of:=IF(AND([.A266]&lt;&gt;[.B266]);IF([.A266]&gt;[.B266];[.A266]-[.B266];[.A266]);&quot;&quot;)">
            <text:p/>
          </table:table-cell>
          <table:table-cell table:formula="of:=IF(AND([.A266]&lt;&gt;[.B266]);IF([.B266]&gt;[.A266];[.B266]-[.A266];[.B266]);&quot;&quot;)">
            <text:p/>
          </table:table-cell>
          <table:table-cell table:style-name="ce5" table:formula="of:=IF([.A267]=[.B267];[.A267];&quot;&quot;)">
            <text:p/>
          </table:table-cell>
          <table:table-cell table:number-columns-repeated="1021"/>
        </table:table-row>
        <table:table-row table:style-name="ro5">
          <table:table-cell table:formula="of:=IF(AND([.A267]&lt;&gt;[.B267]);IF([.A267]&gt;[.B267];[.A267]-[.B267];[.A267]);&quot;&quot;)">
            <text:p/>
          </table:table-cell>
          <table:table-cell table:formula="of:=IF(AND([.A267]&lt;&gt;[.B267]);IF([.B267]&gt;[.A267];[.B267]-[.A267];[.B267]);&quot;&quot;)">
            <text:p/>
          </table:table-cell>
          <table:table-cell table:style-name="ce5" table:formula="of:=IF([.A268]=[.B268];[.A268];&quot;&quot;)">
            <text:p/>
          </table:table-cell>
          <table:table-cell table:number-columns-repeated="1021"/>
        </table:table-row>
        <table:table-row table:style-name="ro5">
          <table:table-cell table:formula="of:=IF(AND([.A268]&lt;&gt;[.B268]);IF([.A268]&gt;[.B268];[.A268]-[.B268];[.A268]);&quot;&quot;)">
            <text:p/>
          </table:table-cell>
          <table:table-cell table:formula="of:=IF(AND([.A268]&lt;&gt;[.B268]);IF([.B268]&gt;[.A268];[.B268]-[.A268];[.B268]);&quot;&quot;)">
            <text:p/>
          </table:table-cell>
          <table:table-cell table:style-name="ce5" table:formula="of:=IF([.A269]=[.B269];[.A269];&quot;&quot;)">
            <text:p/>
          </table:table-cell>
          <table:table-cell table:number-columns-repeated="1021"/>
        </table:table-row>
        <table:table-row table:style-name="ro5">
          <table:table-cell table:formula="of:=IF(AND([.A269]&lt;&gt;[.B269]);IF([.A269]&gt;[.B269];[.A269]-[.B269];[.A269]);&quot;&quot;)">
            <text:p/>
          </table:table-cell>
          <table:table-cell table:formula="of:=IF(AND([.A269]&lt;&gt;[.B269]);IF([.B269]&gt;[.A269];[.B269]-[.A269];[.B269]);&quot;&quot;)">
            <text:p/>
          </table:table-cell>
          <table:table-cell table:style-name="ce5" table:formula="of:=IF([.A270]=[.B270];[.A270];&quot;&quot;)">
            <text:p/>
          </table:table-cell>
          <table:table-cell table:number-columns-repeated="1021"/>
        </table:table-row>
        <table:table-row table:style-name="ro5">
          <table:table-cell table:formula="of:=IF(AND([.A270]&lt;&gt;[.B270]);IF([.A270]&gt;[.B270];[.A270]-[.B270];[.A270]);&quot;&quot;)">
            <text:p/>
          </table:table-cell>
          <table:table-cell table:formula="of:=IF(AND([.A270]&lt;&gt;[.B270]);IF([.B270]&gt;[.A270];[.B270]-[.A270];[.B270]);&quot;&quot;)">
            <text:p/>
          </table:table-cell>
          <table:table-cell table:style-name="ce5" table:formula="of:=IF([.A271]=[.B271];[.A271];&quot;&quot;)">
            <text:p/>
          </table:table-cell>
          <table:table-cell table:number-columns-repeated="1021"/>
        </table:table-row>
        <table:table-row table:style-name="ro5">
          <table:table-cell table:formula="of:=IF(AND([.A271]&lt;&gt;[.B271]);IF([.A271]&gt;[.B271];[.A271]-[.B271];[.A271]);&quot;&quot;)">
            <text:p/>
          </table:table-cell>
          <table:table-cell table:formula="of:=IF(AND([.A271]&lt;&gt;[.B271]);IF([.B271]&gt;[.A271];[.B271]-[.A271];[.B271]);&quot;&quot;)">
            <text:p/>
          </table:table-cell>
          <table:table-cell table:style-name="ce5" table:formula="of:=IF([.A272]=[.B272];[.A272];&quot;&quot;)">
            <text:p/>
          </table:table-cell>
          <table:table-cell table:number-columns-repeated="1021"/>
        </table:table-row>
        <table:table-row table:style-name="ro5">
          <table:table-cell table:formula="of:=IF(AND([.A272]&lt;&gt;[.B272]);IF([.A272]&gt;[.B272];[.A272]-[.B272];[.A272]);&quot;&quot;)">
            <text:p/>
          </table:table-cell>
          <table:table-cell table:formula="of:=IF(AND([.A272]&lt;&gt;[.B272]);IF([.B272]&gt;[.A272];[.B272]-[.A272];[.B272]);&quot;&quot;)">
            <text:p/>
          </table:table-cell>
          <table:table-cell table:style-name="ce5" table:formula="of:=IF([.A273]=[.B273];[.A273];&quot;&quot;)">
            <text:p/>
          </table:table-cell>
          <table:table-cell table:number-columns-repeated="1021"/>
        </table:table-row>
        <table:table-row table:style-name="ro5">
          <table:table-cell table:formula="of:=IF(AND([.A273]&lt;&gt;[.B273]);IF([.A273]&gt;[.B273];[.A273]-[.B273];[.A273]);&quot;&quot;)">
            <text:p/>
          </table:table-cell>
          <table:table-cell table:formula="of:=IF(AND([.A273]&lt;&gt;[.B273]);IF([.B273]&gt;[.A273];[.B273]-[.A273];[.B273]);&quot;&quot;)">
            <text:p/>
          </table:table-cell>
          <table:table-cell table:style-name="ce5" table:formula="of:=IF([.A274]=[.B274];[.A274];&quot;&quot;)">
            <text:p/>
          </table:table-cell>
          <table:table-cell table:number-columns-repeated="1021"/>
        </table:table-row>
        <table:table-row table:style-name="ro5">
          <table:table-cell table:formula="of:=IF(AND([.A274]&lt;&gt;[.B274]);IF([.A274]&gt;[.B274];[.A274]-[.B274];[.A274]);&quot;&quot;)">
            <text:p/>
          </table:table-cell>
          <table:table-cell table:formula="of:=IF(AND([.A274]&lt;&gt;[.B274]);IF([.B274]&gt;[.A274];[.B274]-[.A274];[.B274]);&quot;&quot;)">
            <text:p/>
          </table:table-cell>
          <table:table-cell table:style-name="ce5" table:formula="of:=IF([.A275]=[.B275];[.A275];&quot;&quot;)">
            <text:p/>
          </table:table-cell>
          <table:table-cell table:number-columns-repeated="1021"/>
        </table:table-row>
        <table:table-row table:style-name="ro5">
          <table:table-cell table:formula="of:=IF(AND([.A275]&lt;&gt;[.B275]);IF([.A275]&gt;[.B275];[.A275]-[.B275];[.A275]);&quot;&quot;)">
            <text:p/>
          </table:table-cell>
          <table:table-cell table:formula="of:=IF(AND([.A275]&lt;&gt;[.B275]);IF([.B275]&gt;[.A275];[.B275]-[.A275];[.B275]);&quot;&quot;)">
            <text:p/>
          </table:table-cell>
          <table:table-cell table:style-name="ce5" table:formula="of:=IF([.A276]=[.B276];[.A276];&quot;&quot;)">
            <text:p/>
          </table:table-cell>
          <table:table-cell table:number-columns-repeated="1021"/>
        </table:table-row>
        <table:table-row table:style-name="ro5">
          <table:table-cell table:formula="of:=IF(AND([.A276]&lt;&gt;[.B276]);IF([.A276]&gt;[.B276];[.A276]-[.B276];[.A276]);&quot;&quot;)">
            <text:p/>
          </table:table-cell>
          <table:table-cell table:formula="of:=IF(AND([.A276]&lt;&gt;[.B276]);IF([.B276]&gt;[.A276];[.B276]-[.A276];[.B276]);&quot;&quot;)">
            <text:p/>
          </table:table-cell>
          <table:table-cell table:style-name="ce5" table:formula="of:=IF([.A277]=[.B277];[.A277];&quot;&quot;)">
            <text:p/>
          </table:table-cell>
          <table:table-cell table:number-columns-repeated="1021"/>
        </table:table-row>
        <table:table-row table:style-name="ro5">
          <table:table-cell table:formula="of:=IF(AND([.A277]&lt;&gt;[.B277]);IF([.A277]&gt;[.B277];[.A277]-[.B277];[.A277]);&quot;&quot;)">
            <text:p/>
          </table:table-cell>
          <table:table-cell table:formula="of:=IF(AND([.A277]&lt;&gt;[.B277]);IF([.B277]&gt;[.A277];[.B277]-[.A277];[.B277]);&quot;&quot;)">
            <text:p/>
          </table:table-cell>
          <table:table-cell table:style-name="ce5" table:formula="of:=IF([.A278]=[.B278];[.A278];&quot;&quot;)">
            <text:p/>
          </table:table-cell>
          <table:table-cell table:number-columns-repeated="1021"/>
        </table:table-row>
        <table:table-row table:style-name="ro5">
          <table:table-cell table:formula="of:=IF(AND([.A278]&lt;&gt;[.B278]);IF([.A278]&gt;[.B278];[.A278]-[.B278];[.A278]);&quot;&quot;)">
            <text:p/>
          </table:table-cell>
          <table:table-cell table:formula="of:=IF(AND([.A278]&lt;&gt;[.B278]);IF([.B278]&gt;[.A278];[.B278]-[.A278];[.B278]);&quot;&quot;)">
            <text:p/>
          </table:table-cell>
          <table:table-cell table:style-name="ce5" table:formula="of:=IF([.A279]=[.B279];[.A279];&quot;&quot;)">
            <text:p/>
          </table:table-cell>
          <table:table-cell table:number-columns-repeated="1021"/>
        </table:table-row>
        <table:table-row table:style-name="ro5">
          <table:table-cell table:formula="of:=IF(AND([.A279]&lt;&gt;[.B279]);IF([.A279]&gt;[.B279];[.A279]-[.B279];[.A279]);&quot;&quot;)">
            <text:p/>
          </table:table-cell>
          <table:table-cell table:formula="of:=IF(AND([.A279]&lt;&gt;[.B279]);IF([.B279]&gt;[.A279];[.B279]-[.A279];[.B279]);&quot;&quot;)">
            <text:p/>
          </table:table-cell>
          <table:table-cell table:style-name="ce5" table:formula="of:=IF([.A280]=[.B280];[.A280];&quot;&quot;)">
            <text:p/>
          </table:table-cell>
          <table:table-cell table:number-columns-repeated="1021"/>
        </table:table-row>
        <table:table-row table:style-name="ro5">
          <table:table-cell table:formula="of:=IF(AND([.A280]&lt;&gt;[.B280]);IF([.A280]&gt;[.B280];[.A280]-[.B280];[.A280]);&quot;&quot;)">
            <text:p/>
          </table:table-cell>
          <table:table-cell table:formula="of:=IF(AND([.A280]&lt;&gt;[.B280]);IF([.B280]&gt;[.A280];[.B280]-[.A280];[.B280]);&quot;&quot;)">
            <text:p/>
          </table:table-cell>
          <table:table-cell table:style-name="ce5" table:formula="of:=IF([.A281]=[.B281];[.A281];&quot;&quot;)">
            <text:p/>
          </table:table-cell>
          <table:table-cell table:number-columns-repeated="1021"/>
        </table:table-row>
        <table:table-row table:style-name="ro5">
          <table:table-cell table:formula="of:=IF(AND([.A281]&lt;&gt;[.B281]);IF([.A281]&gt;[.B281];[.A281]-[.B281];[.A281]);&quot;&quot;)">
            <text:p/>
          </table:table-cell>
          <table:table-cell table:formula="of:=IF(AND([.A281]&lt;&gt;[.B281]);IF([.B281]&gt;[.A281];[.B281]-[.A281];[.B281]);&quot;&quot;)">
            <text:p/>
          </table:table-cell>
          <table:table-cell table:style-name="ce5" table:formula="of:=IF([.A282]=[.B282];[.A282];&quot;&quot;)">
            <text:p/>
          </table:table-cell>
          <table:table-cell table:number-columns-repeated="1021"/>
        </table:table-row>
        <table:table-row table:style-name="ro5">
          <table:table-cell table:formula="of:=IF(AND([.A282]&lt;&gt;[.B282]);IF([.A282]&gt;[.B282];[.A282]-[.B282];[.A282]);&quot;&quot;)">
            <text:p/>
          </table:table-cell>
          <table:table-cell table:formula="of:=IF(AND([.A282]&lt;&gt;[.B282]);IF([.B282]&gt;[.A282];[.B282]-[.A282];[.B282]);&quot;&quot;)">
            <text:p/>
          </table:table-cell>
          <table:table-cell table:style-name="ce5" table:formula="of:=IF([.A283]=[.B283];[.A283];&quot;&quot;)">
            <text:p/>
          </table:table-cell>
          <table:table-cell table:number-columns-repeated="1021"/>
        </table:table-row>
        <table:table-row table:style-name="ro5">
          <table:table-cell table:formula="of:=IF(AND([.A283]&lt;&gt;[.B283]);IF([.A283]&gt;[.B283];[.A283]-[.B283];[.A283]);&quot;&quot;)">
            <text:p/>
          </table:table-cell>
          <table:table-cell table:formula="of:=IF(AND([.A283]&lt;&gt;[.B283]);IF([.B283]&gt;[.A283];[.B283]-[.A283];[.B283]);&quot;&quot;)">
            <text:p/>
          </table:table-cell>
          <table:table-cell table:style-name="ce5" table:formula="of:=IF([.A284]=[.B284];[.A284];&quot;&quot;)">
            <text:p/>
          </table:table-cell>
          <table:table-cell table:number-columns-repeated="1021"/>
        </table:table-row>
        <table:table-row table:style-name="ro5">
          <table:table-cell table:formula="of:=IF(AND([.A284]&lt;&gt;[.B284]);IF([.A284]&gt;[.B284];[.A284]-[.B284];[.A284]);&quot;&quot;)">
            <text:p/>
          </table:table-cell>
          <table:table-cell table:formula="of:=IF(AND([.A284]&lt;&gt;[.B284]);IF([.B284]&gt;[.A284];[.B284]-[.A284];[.B284]);&quot;&quot;)">
            <text:p/>
          </table:table-cell>
          <table:table-cell table:style-name="ce5" table:formula="of:=IF([.A285]=[.B285];[.A285];&quot;&quot;)">
            <text:p/>
          </table:table-cell>
          <table:table-cell table:number-columns-repeated="1021"/>
        </table:table-row>
        <table:table-row table:style-name="ro5">
          <table:table-cell table:formula="of:=IF(AND([.A285]&lt;&gt;[.B285]);IF([.A285]&gt;[.B285];[.A285]-[.B285];[.A285]);&quot;&quot;)">
            <text:p/>
          </table:table-cell>
          <table:table-cell table:formula="of:=IF(AND([.A285]&lt;&gt;[.B285]);IF([.B285]&gt;[.A285];[.B285]-[.A285];[.B285]);&quot;&quot;)">
            <text:p/>
          </table:table-cell>
          <table:table-cell table:style-name="ce5" table:formula="of:=IF([.A286]=[.B286];[.A286];&quot;&quot;)">
            <text:p/>
          </table:table-cell>
          <table:table-cell table:number-columns-repeated="1021"/>
        </table:table-row>
        <table:table-row table:style-name="ro5">
          <table:table-cell table:formula="of:=IF(AND([.A286]&lt;&gt;[.B286]);IF([.A286]&gt;[.B286];[.A286]-[.B286];[.A286]);&quot;&quot;)">
            <text:p/>
          </table:table-cell>
          <table:table-cell table:formula="of:=IF(AND([.A286]&lt;&gt;[.B286]);IF([.B286]&gt;[.A286];[.B286]-[.A286];[.B286]);&quot;&quot;)">
            <text:p/>
          </table:table-cell>
          <table:table-cell table:style-name="ce5" table:formula="of:=IF([.A287]=[.B287];[.A287];&quot;&quot;)">
            <text:p/>
          </table:table-cell>
          <table:table-cell table:number-columns-repeated="1021"/>
        </table:table-row>
        <table:table-row table:style-name="ro5">
          <table:table-cell table:formula="of:=IF(AND([.A287]&lt;&gt;[.B287]);IF([.A287]&gt;[.B287];[.A287]-[.B287];[.A287]);&quot;&quot;)">
            <text:p/>
          </table:table-cell>
          <table:table-cell table:formula="of:=IF(AND([.A287]&lt;&gt;[.B287]);IF([.B287]&gt;[.A287];[.B287]-[.A287];[.B287]);&quot;&quot;)">
            <text:p/>
          </table:table-cell>
          <table:table-cell table:style-name="ce5" table:formula="of:=IF([.A288]=[.B288];[.A288];&quot;&quot;)">
            <text:p/>
          </table:table-cell>
          <table:table-cell table:number-columns-repeated="1021"/>
        </table:table-row>
        <table:table-row table:style-name="ro5">
          <table:table-cell table:formula="of:=IF(AND([.A288]&lt;&gt;[.B288]);IF([.A288]&gt;[.B288];[.A288]-[.B288];[.A288]);&quot;&quot;)">
            <text:p/>
          </table:table-cell>
          <table:table-cell table:formula="of:=IF(AND([.A288]&lt;&gt;[.B288]);IF([.B288]&gt;[.A288];[.B288]-[.A288];[.B288]);&quot;&quot;)">
            <text:p/>
          </table:table-cell>
          <table:table-cell table:style-name="ce5" table:formula="of:=IF([.A289]=[.B289];[.A289];&quot;&quot;)">
            <text:p/>
          </table:table-cell>
          <table:table-cell table:number-columns-repeated="1021"/>
        </table:table-row>
        <table:table-row table:style-name="ro5">
          <table:table-cell table:formula="of:=IF(AND([.A289]&lt;&gt;[.B289]);IF([.A289]&gt;[.B289];[.A289]-[.B289];[.A289]);&quot;&quot;)">
            <text:p/>
          </table:table-cell>
          <table:table-cell table:formula="of:=IF(AND([.A289]&lt;&gt;[.B289]);IF([.B289]&gt;[.A289];[.B289]-[.A289];[.B289]);&quot;&quot;)">
            <text:p/>
          </table:table-cell>
          <table:table-cell table:style-name="ce5" table:formula="of:=IF([.A290]=[.B290];[.A290];&quot;&quot;)">
            <text:p/>
          </table:table-cell>
          <table:table-cell table:number-columns-repeated="1021"/>
        </table:table-row>
        <table:table-row table:style-name="ro5">
          <table:table-cell table:formula="of:=IF(AND([.A290]&lt;&gt;[.B290]);IF([.A290]&gt;[.B290];[.A290]-[.B290];[.A290]);&quot;&quot;)">
            <text:p/>
          </table:table-cell>
          <table:table-cell table:formula="of:=IF(AND([.A290]&lt;&gt;[.B290]);IF([.B290]&gt;[.A290];[.B290]-[.A290];[.B290]);&quot;&quot;)">
            <text:p/>
          </table:table-cell>
          <table:table-cell table:style-name="ce5" table:formula="of:=IF([.A291]=[.B291];[.A291];&quot;&quot;)">
            <text:p/>
          </table:table-cell>
          <table:table-cell table:number-columns-repeated="1021"/>
        </table:table-row>
        <table:table-row table:style-name="ro5">
          <table:table-cell table:formula="of:=IF(AND([.A291]&lt;&gt;[.B291]);IF([.A291]&gt;[.B291];[.A291]-[.B291];[.A291]);&quot;&quot;)">
            <text:p/>
          </table:table-cell>
          <table:table-cell table:formula="of:=IF(AND([.A291]&lt;&gt;[.B291]);IF([.B291]&gt;[.A291];[.B291]-[.A291];[.B291]);&quot;&quot;)">
            <text:p/>
          </table:table-cell>
          <table:table-cell table:style-name="ce5" table:formula="of:=IF([.A292]=[.B292];[.A292];&quot;&quot;)">
            <text:p/>
          </table:table-cell>
          <table:table-cell table:number-columns-repeated="1021"/>
        </table:table-row>
        <table:table-row table:style-name="ro5">
          <table:table-cell table:formula="of:=IF(AND([.A292]&lt;&gt;[.B292]);IF([.A292]&gt;[.B292];[.A292]-[.B292];[.A292]);&quot;&quot;)">
            <text:p/>
          </table:table-cell>
          <table:table-cell table:formula="of:=IF(AND([.A292]&lt;&gt;[.B292]);IF([.B292]&gt;[.A292];[.B292]-[.A292];[.B292]);&quot;&quot;)">
            <text:p/>
          </table:table-cell>
          <table:table-cell table:style-name="ce5" table:formula="of:=IF([.A293]=[.B293];[.A293];&quot;&quot;)">
            <text:p/>
          </table:table-cell>
          <table:table-cell table:number-columns-repeated="1021"/>
        </table:table-row>
        <table:table-row table:style-name="ro5">
          <table:table-cell table:formula="of:=IF(AND([.A293]&lt;&gt;[.B293]);IF([.A293]&gt;[.B293];[.A293]-[.B293];[.A293]);&quot;&quot;)">
            <text:p/>
          </table:table-cell>
          <table:table-cell table:formula="of:=IF(AND([.A293]&lt;&gt;[.B293]);IF([.B293]&gt;[.A293];[.B293]-[.A293];[.B293]);&quot;&quot;)">
            <text:p/>
          </table:table-cell>
          <table:table-cell table:style-name="ce5" table:formula="of:=IF([.A294]=[.B294];[.A294];&quot;&quot;)">
            <text:p/>
          </table:table-cell>
          <table:table-cell table:number-columns-repeated="1021"/>
        </table:table-row>
        <table:table-row table:style-name="ro5">
          <table:table-cell table:formula="of:=IF(AND([.A294]&lt;&gt;[.B294]);IF([.A294]&gt;[.B294];[.A294]-[.B294];[.A294]);&quot;&quot;)">
            <text:p/>
          </table:table-cell>
          <table:table-cell table:formula="of:=IF(AND([.A294]&lt;&gt;[.B294]);IF([.B294]&gt;[.A294];[.B294]-[.A294];[.B294]);&quot;&quot;)">
            <text:p/>
          </table:table-cell>
          <table:table-cell table:style-name="ce5" table:formula="of:=IF([.A295]=[.B295];[.A295];&quot;&quot;)">
            <text:p/>
          </table:table-cell>
          <table:table-cell table:number-columns-repeated="1021"/>
        </table:table-row>
        <table:table-row table:style-name="ro5">
          <table:table-cell table:formula="of:=IF(AND([.A295]&lt;&gt;[.B295]);IF([.A295]&gt;[.B295];[.A295]-[.B295];[.A295]);&quot;&quot;)">
            <text:p/>
          </table:table-cell>
          <table:table-cell table:formula="of:=IF(AND([.A295]&lt;&gt;[.B295]);IF([.B295]&gt;[.A295];[.B295]-[.A295];[.B295]);&quot;&quot;)">
            <text:p/>
          </table:table-cell>
          <table:table-cell table:style-name="ce5" table:formula="of:=IF([.A296]=[.B296];[.A296];&quot;&quot;)">
            <text:p/>
          </table:table-cell>
          <table:table-cell table:number-columns-repeated="1021"/>
        </table:table-row>
        <table:table-row table:style-name="ro5">
          <table:table-cell table:formula="of:=IF(AND([.A296]&lt;&gt;[.B296]);IF([.A296]&gt;[.B296];[.A296]-[.B296];[.A296]);&quot;&quot;)">
            <text:p/>
          </table:table-cell>
          <table:table-cell table:formula="of:=IF(AND([.A296]&lt;&gt;[.B296]);IF([.B296]&gt;[.A296];[.B296]-[.A296];[.B296]);&quot;&quot;)">
            <text:p/>
          </table:table-cell>
          <table:table-cell table:style-name="ce5" table:formula="of:=IF([.A297]=[.B297];[.A297];&quot;&quot;)">
            <text:p/>
          </table:table-cell>
          <table:table-cell table:number-columns-repeated="1021"/>
        </table:table-row>
        <table:table-row table:style-name="ro5">
          <table:table-cell table:formula="of:=IF(AND([.A297]&lt;&gt;[.B297]);IF([.A297]&gt;[.B297];[.A297]-[.B297];[.A297]);&quot;&quot;)">
            <text:p/>
          </table:table-cell>
          <table:table-cell table:formula="of:=IF(AND([.A297]&lt;&gt;[.B297]);IF([.B297]&gt;[.A297];[.B297]-[.A297];[.B297]);&quot;&quot;)">
            <text:p/>
          </table:table-cell>
          <table:table-cell table:style-name="ce5" table:formula="of:=IF([.A298]=[.B298];[.A298];&quot;&quot;)">
            <text:p/>
          </table:table-cell>
          <table:table-cell table:number-columns-repeated="1021"/>
        </table:table-row>
        <table:table-row table:style-name="ro5">
          <table:table-cell table:formula="of:=IF(AND([.A298]&lt;&gt;[.B298]);IF([.A298]&gt;[.B298];[.A298]-[.B298];[.A298]);&quot;&quot;)">
            <text:p/>
          </table:table-cell>
          <table:table-cell table:formula="of:=IF(AND([.A298]&lt;&gt;[.B298]);IF([.B298]&gt;[.A298];[.B298]-[.A298];[.B298]);&quot;&quot;)">
            <text:p/>
          </table:table-cell>
          <table:table-cell table:style-name="ce5" table:formula="of:=IF([.A299]=[.B299];[.A299];&quot;&quot;)">
            <text:p/>
          </table:table-cell>
          <table:table-cell table:number-columns-repeated="1021"/>
        </table:table-row>
        <table:table-row table:style-name="ro5">
          <table:table-cell table:formula="of:=IF(AND([.A299]&lt;&gt;[.B299]);IF([.A299]&gt;[.B299];[.A299]-[.B299];[.A299]);&quot;&quot;)">
            <text:p/>
          </table:table-cell>
          <table:table-cell table:formula="of:=IF(AND([.A299]&lt;&gt;[.B299]);IF([.B299]&gt;[.A299];[.B299]-[.A299];[.B299]);&quot;&quot;)">
            <text:p/>
          </table:table-cell>
          <table:table-cell table:style-name="ce5" table:formula="of:=IF([.A300]=[.B300];[.A300];&quot;&quot;)">
            <text:p/>
          </table:table-cell>
          <table:table-cell table:number-columns-repeated="1021"/>
        </table:table-row>
        <table:table-row table:style-name="ro5">
          <table:table-cell table:formula="of:=IF(AND([.A300]&lt;&gt;[.B300]);IF([.A300]&gt;[.B300];[.A300]-[.B300];[.A300]);&quot;&quot;)">
            <text:p/>
          </table:table-cell>
          <table:table-cell table:formula="of:=IF(AND([.A300]&lt;&gt;[.B300]);IF([.B300]&gt;[.A300];[.B300]-[.A300];[.B300]);&quot;&quot;)">
            <text:p/>
          </table:table-cell>
          <table:table-cell table:style-name="ce5" table:formula="of:=IF([.A301]=[.B301];[.A301];&quot;&quot;)">
            <text:p/>
          </table:table-cell>
          <table:table-cell table:number-columns-repeated="1021"/>
        </table:table-row>
        <table:table-row table:style-name="ro5">
          <table:table-cell table:formula="of:=IF(AND([.A301]&lt;&gt;[.B301]);IF([.A301]&gt;[.B301];[.A301]-[.B301];[.A301]);&quot;&quot;)">
            <text:p/>
          </table:table-cell>
          <table:table-cell table:formula="of:=IF(AND([.A301]&lt;&gt;[.B301]);IF([.B301]&gt;[.A301];[.B301]-[.A301];[.B301]);&quot;&quot;)">
            <text:p/>
          </table:table-cell>
          <table:table-cell table:style-name="ce5" table:formula="of:=IF([.A302]=[.B302];[.A302];&quot;&quot;)">
            <text:p/>
          </table:table-cell>
          <table:table-cell table:number-columns-repeated="1021"/>
        </table:table-row>
        <table:table-row table:style-name="ro5">
          <table:table-cell table:formula="of:=IF(AND([.A302]&lt;&gt;[.B302]);IF([.A302]&gt;[.B302];[.A302]-[.B302];[.A302]);&quot;&quot;)">
            <text:p/>
          </table:table-cell>
          <table:table-cell table:formula="of:=IF(AND([.A302]&lt;&gt;[.B302]);IF([.B302]&gt;[.A302];[.B302]-[.A302];[.B302]);&quot;&quot;)">
            <text:p/>
          </table:table-cell>
          <table:table-cell table:style-name="ce5" table:formula="of:=IF([.A303]=[.B303];[.A303];&quot;&quot;)">
            <text:p/>
          </table:table-cell>
          <table:table-cell table:number-columns-repeated="1021"/>
        </table:table-row>
        <table:table-row table:style-name="ro5">
          <table:table-cell table:formula="of:=IF(AND([.A303]&lt;&gt;[.B303]);IF([.A303]&gt;[.B303];[.A303]-[.B303];[.A303]);&quot;&quot;)">
            <text:p/>
          </table:table-cell>
          <table:table-cell table:formula="of:=IF(AND([.A303]&lt;&gt;[.B303]);IF([.B303]&gt;[.A303];[.B303]-[.A303];[.B303]);&quot;&quot;)">
            <text:p/>
          </table:table-cell>
          <table:table-cell table:style-name="ce5" table:formula="of:=IF([.A304]=[.B304];[.A304];&quot;&quot;)">
            <text:p/>
          </table:table-cell>
          <table:table-cell table:number-columns-repeated="1021"/>
        </table:table-row>
        <table:table-row table:style-name="ro5">
          <table:table-cell table:formula="of:=IF(AND([.A304]&lt;&gt;[.B304]);IF([.A304]&gt;[.B304];[.A304]-[.B304];[.A304]);&quot;&quot;)">
            <text:p/>
          </table:table-cell>
          <table:table-cell table:formula="of:=IF(AND([.A304]&lt;&gt;[.B304]);IF([.B304]&gt;[.A304];[.B304]-[.A304];[.B304]);&quot;&quot;)">
            <text:p/>
          </table:table-cell>
          <table:table-cell table:style-name="ce5" table:formula="of:=IF([.A305]=[.B305];[.A305];&quot;&quot;)">
            <text:p/>
          </table:table-cell>
          <table:table-cell table:number-columns-repeated="1021"/>
        </table:table-row>
        <table:table-row table:style-name="ro5">
          <table:table-cell table:formula="of:=IF(AND([.A305]&lt;&gt;[.B305]);IF([.A305]&gt;[.B305];[.A305]-[.B305];[.A305]);&quot;&quot;)">
            <text:p/>
          </table:table-cell>
          <table:table-cell table:formula="of:=IF(AND([.A305]&lt;&gt;[.B305]);IF([.B305]&gt;[.A305];[.B305]-[.A305];[.B305]);&quot;&quot;)">
            <text:p/>
          </table:table-cell>
          <table:table-cell table:style-name="ce5" table:formula="of:=IF([.A306]=[.B306];[.A306];&quot;&quot;)">
            <text:p/>
          </table:table-cell>
          <table:table-cell table:number-columns-repeated="1021"/>
        </table:table-row>
        <table:table-row table:style-name="ro5">
          <table:table-cell table:formula="of:=IF(AND([.A306]&lt;&gt;[.B306]);IF([.A306]&gt;[.B306];[.A306]-[.B306];[.A306]);&quot;&quot;)">
            <text:p/>
          </table:table-cell>
          <table:table-cell table:formula="of:=IF(AND([.A306]&lt;&gt;[.B306]);IF([.B306]&gt;[.A306];[.B306]-[.A306];[.B306]);&quot;&quot;)">
            <text:p/>
          </table:table-cell>
          <table:table-cell table:style-name="ce5" table:formula="of:=IF([.A307]=[.B307];[.A307];&quot;&quot;)">
            <text:p/>
          </table:table-cell>
          <table:table-cell table:number-columns-repeated="1021"/>
        </table:table-row>
        <table:table-row table:style-name="ro5">
          <table:table-cell table:formula="of:=IF(AND([.A307]&lt;&gt;[.B307]);IF([.A307]&gt;[.B307];[.A307]-[.B307];[.A307]);&quot;&quot;)">
            <text:p/>
          </table:table-cell>
          <table:table-cell table:formula="of:=IF(AND([.A307]&lt;&gt;[.B307]);IF([.B307]&gt;[.A307];[.B307]-[.A307];[.B307]);&quot;&quot;)">
            <text:p/>
          </table:table-cell>
          <table:table-cell table:style-name="ce5" table:formula="of:=IF([.A308]=[.B308];[.A308];&quot;&quot;)">
            <text:p/>
          </table:table-cell>
          <table:table-cell table:number-columns-repeated="1021"/>
        </table:table-row>
        <table:table-row table:style-name="ro5">
          <table:table-cell table:formula="of:=IF(AND([.A308]&lt;&gt;[.B308]);IF([.A308]&gt;[.B308];[.A308]-[.B308];[.A308]);&quot;&quot;)">
            <text:p/>
          </table:table-cell>
          <table:table-cell table:formula="of:=IF(AND([.A308]&lt;&gt;[.B308]);IF([.B308]&gt;[.A308];[.B308]-[.A308];[.B308]);&quot;&quot;)">
            <text:p/>
          </table:table-cell>
          <table:table-cell table:style-name="ce5" table:formula="of:=IF([.A309]=[.B309];[.A309];&quot;&quot;)">
            <text:p/>
          </table:table-cell>
          <table:table-cell table:number-columns-repeated="1021"/>
        </table:table-row>
        <table:table-row table:style-name="ro5">
          <table:table-cell table:formula="of:=IF(AND([.A309]&lt;&gt;[.B309]);IF([.A309]&gt;[.B309];[.A309]-[.B309];[.A309]);&quot;&quot;)">
            <text:p/>
          </table:table-cell>
          <table:table-cell table:formula="of:=IF(AND([.A309]&lt;&gt;[.B309]);IF([.B309]&gt;[.A309];[.B309]-[.A309];[.B309]);&quot;&quot;)">
            <text:p/>
          </table:table-cell>
          <table:table-cell table:style-name="ce5" table:formula="of:=IF([.A310]=[.B310];[.A310];&quot;&quot;)">
            <text:p/>
          </table:table-cell>
          <table:table-cell table:number-columns-repeated="1021"/>
        </table:table-row>
        <table:table-row table:style-name="ro5">
          <table:table-cell table:formula="of:=IF(AND([.A310]&lt;&gt;[.B310]);IF([.A310]&gt;[.B310];[.A310]-[.B310];[.A310]);&quot;&quot;)">
            <text:p/>
          </table:table-cell>
          <table:table-cell table:formula="of:=IF(AND([.A310]&lt;&gt;[.B310]);IF([.B310]&gt;[.A310];[.B310]-[.A310];[.B310]);&quot;&quot;)">
            <text:p/>
          </table:table-cell>
          <table:table-cell table:style-name="ce5" table:formula="of:=IF([.A311]=[.B311];[.A311];&quot;&quot;)">
            <text:p/>
          </table:table-cell>
          <table:table-cell table:number-columns-repeated="1021"/>
        </table:table-row>
        <table:table-row table:style-name="ro5">
          <table:table-cell table:formula="of:=IF(AND([.A311]&lt;&gt;[.B311]);IF([.A311]&gt;[.B311];[.A311]-[.B311];[.A311]);&quot;&quot;)">
            <text:p/>
          </table:table-cell>
          <table:table-cell table:formula="of:=IF(AND([.A311]&lt;&gt;[.B311]);IF([.B311]&gt;[.A311];[.B311]-[.A311];[.B311]);&quot;&quot;)">
            <text:p/>
          </table:table-cell>
          <table:table-cell table:style-name="ce5" table:formula="of:=IF([.A312]=[.B312];[.A312];&quot;&quot;)">
            <text:p/>
          </table:table-cell>
          <table:table-cell table:number-columns-repeated="1021"/>
        </table:table-row>
        <table:table-row table:style-name="ro5">
          <table:table-cell table:formula="of:=IF(AND([.A312]&lt;&gt;[.B312]);IF([.A312]&gt;[.B312];[.A312]-[.B312];[.A312]);&quot;&quot;)">
            <text:p/>
          </table:table-cell>
          <table:table-cell table:formula="of:=IF(AND([.A312]&lt;&gt;[.B312]);IF([.B312]&gt;[.A312];[.B312]-[.A312];[.B312]);&quot;&quot;)">
            <text:p/>
          </table:table-cell>
          <table:table-cell table:style-name="ce5" table:formula="of:=IF([.A313]=[.B313];[.A313];&quot;&quot;)">
            <text:p/>
          </table:table-cell>
          <table:table-cell table:number-columns-repeated="1021"/>
        </table:table-row>
        <table:table-row table:style-name="ro5">
          <table:table-cell table:formula="of:=IF(AND([.A313]&lt;&gt;[.B313]);IF([.A313]&gt;[.B313];[.A313]-[.B313];[.A313]);&quot;&quot;)">
            <text:p/>
          </table:table-cell>
          <table:table-cell table:formula="of:=IF(AND([.A313]&lt;&gt;[.B313]);IF([.B313]&gt;[.A313];[.B313]-[.A313];[.B313]);&quot;&quot;)">
            <text:p/>
          </table:table-cell>
          <table:table-cell table:style-name="ce5" table:formula="of:=IF([.A314]=[.B314];[.A314];&quot;&quot;)">
            <text:p/>
          </table:table-cell>
          <table:table-cell table:number-columns-repeated="1021"/>
        </table:table-row>
        <table:table-row table:style-name="ro5">
          <table:table-cell table:formula="of:=IF(AND([.A314]&lt;&gt;[.B314]);IF([.A314]&gt;[.B314];[.A314]-[.B314];[.A314]);&quot;&quot;)">
            <text:p/>
          </table:table-cell>
          <table:table-cell table:formula="of:=IF(AND([.A314]&lt;&gt;[.B314]);IF([.B314]&gt;[.A314];[.B314]-[.A314];[.B314]);&quot;&quot;)">
            <text:p/>
          </table:table-cell>
          <table:table-cell table:style-name="ce5" table:formula="of:=IF([.A315]=[.B315];[.A315];&quot;&quot;)">
            <text:p/>
          </table:table-cell>
          <table:table-cell table:number-columns-repeated="1021"/>
        </table:table-row>
        <table:table-row table:style-name="ro5">
          <table:table-cell table:formula="of:=IF(AND([.A315]&lt;&gt;[.B315]);IF([.A315]&gt;[.B315];[.A315]-[.B315];[.A315]);&quot;&quot;)">
            <text:p/>
          </table:table-cell>
          <table:table-cell table:formula="of:=IF(AND([.A315]&lt;&gt;[.B315]);IF([.B315]&gt;[.A315];[.B315]-[.A315];[.B315]);&quot;&quot;)">
            <text:p/>
          </table:table-cell>
          <table:table-cell table:style-name="ce5" table:formula="of:=IF([.A316]=[.B316];[.A316];&quot;&quot;)">
            <text:p/>
          </table:table-cell>
          <table:table-cell table:number-columns-repeated="1021"/>
        </table:table-row>
        <table:table-row table:style-name="ro5">
          <table:table-cell table:formula="of:=IF(AND([.A316]&lt;&gt;[.B316]);IF([.A316]&gt;[.B316];[.A316]-[.B316];[.A316]);&quot;&quot;)">
            <text:p/>
          </table:table-cell>
          <table:table-cell table:formula="of:=IF(AND([.A316]&lt;&gt;[.B316]);IF([.B316]&gt;[.A316];[.B316]-[.A316];[.B316]);&quot;&quot;)">
            <text:p/>
          </table:table-cell>
          <table:table-cell table:style-name="ce5" table:formula="of:=IF([.A317]=[.B317];[.A317];&quot;&quot;)">
            <text:p/>
          </table:table-cell>
          <table:table-cell table:number-columns-repeated="1021"/>
        </table:table-row>
        <table:table-row table:style-name="ro5">
          <table:table-cell table:formula="of:=IF(AND([.A317]&lt;&gt;[.B317]);IF([.A317]&gt;[.B317];[.A317]-[.B317];[.A317]);&quot;&quot;)">
            <text:p/>
          </table:table-cell>
          <table:table-cell table:formula="of:=IF(AND([.A317]&lt;&gt;[.B317]);IF([.B317]&gt;[.A317];[.B317]-[.A317];[.B317]);&quot;&quot;)">
            <text:p/>
          </table:table-cell>
          <table:table-cell table:style-name="ce5" table:formula="of:=IF([.A318]=[.B318];[.A318];&quot;&quot;)">
            <text:p/>
          </table:table-cell>
          <table:table-cell table:number-columns-repeated="1021"/>
        </table:table-row>
        <table:table-row table:style-name="ro5">
          <table:table-cell table:formula="of:=IF(AND([.A318]&lt;&gt;[.B318]);IF([.A318]&gt;[.B318];[.A318]-[.B318];[.A318]);&quot;&quot;)">
            <text:p/>
          </table:table-cell>
          <table:table-cell table:formula="of:=IF(AND([.A318]&lt;&gt;[.B318]);IF([.B318]&gt;[.A318];[.B318]-[.A318];[.B318]);&quot;&quot;)">
            <text:p/>
          </table:table-cell>
          <table:table-cell table:style-name="ce5" table:formula="of:=IF([.A319]=[.B319];[.A319];&quot;&quot;)">
            <text:p/>
          </table:table-cell>
          <table:table-cell table:number-columns-repeated="1021"/>
        </table:table-row>
        <table:table-row table:style-name="ro5">
          <table:table-cell table:formula="of:=IF(AND([.A319]&lt;&gt;[.B319]);IF([.A319]&gt;[.B319];[.A319]-[.B319];[.A319]);&quot;&quot;)">
            <text:p/>
          </table:table-cell>
          <table:table-cell table:formula="of:=IF(AND([.A319]&lt;&gt;[.B319]);IF([.B319]&gt;[.A319];[.B319]-[.A319];[.B319]);&quot;&quot;)">
            <text:p/>
          </table:table-cell>
          <table:table-cell table:style-name="ce5" table:formula="of:=IF([.A320]=[.B320];[.A320];&quot;&quot;)">
            <text:p/>
          </table:table-cell>
          <table:table-cell table:number-columns-repeated="1021"/>
        </table:table-row>
        <table:table-row table:style-name="ro5">
          <table:table-cell table:formula="of:=IF(AND([.A320]&lt;&gt;[.B320]);IF([.A320]&gt;[.B320];[.A320]-[.B320];[.A320]);&quot;&quot;)">
            <text:p/>
          </table:table-cell>
          <table:table-cell table:formula="of:=IF(AND([.A320]&lt;&gt;[.B320]);IF([.B320]&gt;[.A320];[.B320]-[.A320];[.B320]);&quot;&quot;)">
            <text:p/>
          </table:table-cell>
          <table:table-cell table:style-name="ce5" table:formula="of:=IF([.A321]=[.B321];[.A321];&quot;&quot;)">
            <text:p/>
          </table:table-cell>
          <table:table-cell table:number-columns-repeated="1021"/>
        </table:table-row>
        <table:table-row table:style-name="ro5">
          <table:table-cell table:formula="of:=IF(AND([.A321]&lt;&gt;[.B321]);IF([.A321]&gt;[.B321];[.A321]-[.B321];[.A321]);&quot;&quot;)">
            <text:p/>
          </table:table-cell>
          <table:table-cell table:formula="of:=IF(AND([.A321]&lt;&gt;[.B321]);IF([.B321]&gt;[.A321];[.B321]-[.A321];[.B321]);&quot;&quot;)">
            <text:p/>
          </table:table-cell>
          <table:table-cell table:style-name="ce5" table:formula="of:=IF([.A322]=[.B322];[.A322];&quot;&quot;)">
            <text:p/>
          </table:table-cell>
          <table:table-cell table:number-columns-repeated="1021"/>
        </table:table-row>
        <table:table-row table:style-name="ro5">
          <table:table-cell table:formula="of:=IF(AND([.A322]&lt;&gt;[.B322]);IF([.A322]&gt;[.B322];[.A322]-[.B322];[.A322]);&quot;&quot;)">
            <text:p/>
          </table:table-cell>
          <table:table-cell table:formula="of:=IF(AND([.A322]&lt;&gt;[.B322]);IF([.B322]&gt;[.A322];[.B322]-[.A322];[.B322]);&quot;&quot;)">
            <text:p/>
          </table:table-cell>
          <table:table-cell table:style-name="ce5" table:formula="of:=IF([.A323]=[.B323];[.A323];&quot;&quot;)">
            <text:p/>
          </table:table-cell>
          <table:table-cell table:number-columns-repeated="1021"/>
        </table:table-row>
        <table:table-row table:style-name="ro5">
          <table:table-cell table:formula="of:=IF(AND([.A323]&lt;&gt;[.B323]);IF([.A323]&gt;[.B323];[.A323]-[.B323];[.A323]);&quot;&quot;)">
            <text:p/>
          </table:table-cell>
          <table:table-cell table:formula="of:=IF(AND([.A323]&lt;&gt;[.B323]);IF([.B323]&gt;[.A323];[.B323]-[.A323];[.B323]);&quot;&quot;)">
            <text:p/>
          </table:table-cell>
          <table:table-cell table:style-name="ce5" table:formula="of:=IF([.A324]=[.B324];[.A324];&quot;&quot;)">
            <text:p/>
          </table:table-cell>
          <table:table-cell table:number-columns-repeated="1021"/>
        </table:table-row>
        <table:table-row table:style-name="ro5">
          <table:table-cell table:formula="of:=IF(AND([.A324]&lt;&gt;[.B324]);IF([.A324]&gt;[.B324];[.A324]-[.B324];[.A324]);&quot;&quot;)">
            <text:p/>
          </table:table-cell>
          <table:table-cell table:formula="of:=IF(AND([.A324]&lt;&gt;[.B324]);IF([.B324]&gt;[.A324];[.B324]-[.A324];[.B324]);&quot;&quot;)">
            <text:p/>
          </table:table-cell>
          <table:table-cell table:style-name="ce5" table:formula="of:=IF([.A325]=[.B325];[.A325];&quot;&quot;)">
            <text:p/>
          </table:table-cell>
          <table:table-cell table:number-columns-repeated="1021"/>
        </table:table-row>
        <table:table-row table:style-name="ro5">
          <table:table-cell table:formula="of:=IF(AND([.A325]&lt;&gt;[.B325]);IF([.A325]&gt;[.B325];[.A325]-[.B325];[.A325]);&quot;&quot;)">
            <text:p/>
          </table:table-cell>
          <table:table-cell table:formula="of:=IF(AND([.A325]&lt;&gt;[.B325]);IF([.B325]&gt;[.A325];[.B325]-[.A325];[.B325]);&quot;&quot;)">
            <text:p/>
          </table:table-cell>
          <table:table-cell table:style-name="ce5" table:formula="of:=IF([.A326]=[.B326];[.A326];&quot;&quot;)">
            <text:p/>
          </table:table-cell>
          <table:table-cell table:number-columns-repeated="1021"/>
        </table:table-row>
        <table:table-row table:style-name="ro5">
          <table:table-cell table:formula="of:=IF(AND([.A326]&lt;&gt;[.B326]);IF([.A326]&gt;[.B326];[.A326]-[.B326];[.A326]);&quot;&quot;)">
            <text:p/>
          </table:table-cell>
          <table:table-cell table:formula="of:=IF(AND([.A326]&lt;&gt;[.B326]);IF([.B326]&gt;[.A326];[.B326]-[.A326];[.B326]);&quot;&quot;)">
            <text:p/>
          </table:table-cell>
          <table:table-cell table:style-name="ce5" table:formula="of:=IF([.A327]=[.B327];[.A327];&quot;&quot;)">
            <text:p/>
          </table:table-cell>
          <table:table-cell table:number-columns-repeated="1021"/>
        </table:table-row>
        <table:table-row table:style-name="ro5">
          <table:table-cell table:formula="of:=IF(AND([.A327]&lt;&gt;[.B327]);IF([.A327]&gt;[.B327];[.A327]-[.B327];[.A327]);&quot;&quot;)">
            <text:p/>
          </table:table-cell>
          <table:table-cell table:formula="of:=IF(AND([.A327]&lt;&gt;[.B327]);IF([.B327]&gt;[.A327];[.B327]-[.A327];[.B327]);&quot;&quot;)">
            <text:p/>
          </table:table-cell>
          <table:table-cell table:style-name="ce5" table:formula="of:=IF([.A328]=[.B328];[.A328];&quot;&quot;)">
            <text:p/>
          </table:table-cell>
          <table:table-cell table:number-columns-repeated="1021"/>
        </table:table-row>
        <table:table-row table:style-name="ro5">
          <table:table-cell table:formula="of:=IF(AND([.A328]&lt;&gt;[.B328]);IF([.A328]&gt;[.B328];[.A328]-[.B328];[.A328]);&quot;&quot;)">
            <text:p/>
          </table:table-cell>
          <table:table-cell table:formula="of:=IF(AND([.A328]&lt;&gt;[.B328]);IF([.B328]&gt;[.A328];[.B328]-[.A328];[.B328]);&quot;&quot;)">
            <text:p/>
          </table:table-cell>
          <table:table-cell table:style-name="ce5" table:formula="of:=IF([.A329]=[.B329];[.A329];&quot;&quot;)">
            <text:p/>
          </table:table-cell>
          <table:table-cell table:number-columns-repeated="1021"/>
        </table:table-row>
        <table:table-row table:style-name="ro5">
          <table:table-cell table:formula="of:=IF(AND([.A329]&lt;&gt;[.B329]);IF([.A329]&gt;[.B329];[.A329]-[.B329];[.A329]);&quot;&quot;)">
            <text:p/>
          </table:table-cell>
          <table:table-cell table:formula="of:=IF(AND([.A329]&lt;&gt;[.B329]);IF([.B329]&gt;[.A329];[.B329]-[.A329];[.B329]);&quot;&quot;)">
            <text:p/>
          </table:table-cell>
          <table:table-cell table:style-name="ce5" table:formula="of:=IF([.A330]=[.B330];[.A330];&quot;&quot;)">
            <text:p/>
          </table:table-cell>
          <table:table-cell table:number-columns-repeated="1021"/>
        </table:table-row>
        <table:table-row table:style-name="ro5">
          <table:table-cell table:formula="of:=IF(AND([.A330]&lt;&gt;[.B330]);IF([.A330]&gt;[.B330];[.A330]-[.B330];[.A330]);&quot;&quot;)">
            <text:p/>
          </table:table-cell>
          <table:table-cell table:formula="of:=IF(AND([.A330]&lt;&gt;[.B330]);IF([.B330]&gt;[.A330];[.B330]-[.A330];[.B330]);&quot;&quot;)">
            <text:p/>
          </table:table-cell>
          <table:table-cell table:style-name="ce5" table:formula="of:=IF([.A331]=[.B331];[.A331];&quot;&quot;)">
            <text:p/>
          </table:table-cell>
          <table:table-cell table:number-columns-repeated="1021"/>
        </table:table-row>
        <table:table-row table:style-name="ro5">
          <table:table-cell table:formula="of:=IF(AND([.A331]&lt;&gt;[.B331]);IF([.A331]&gt;[.B331];[.A331]-[.B331];[.A331]);&quot;&quot;)">
            <text:p/>
          </table:table-cell>
          <table:table-cell table:formula="of:=IF(AND([.A331]&lt;&gt;[.B331]);IF([.B331]&gt;[.A331];[.B331]-[.A331];[.B331]);&quot;&quot;)">
            <text:p/>
          </table:table-cell>
          <table:table-cell table:style-name="ce5" table:formula="of:=IF([.A332]=[.B332];[.A332];&quot;&quot;)">
            <text:p/>
          </table:table-cell>
          <table:table-cell table:number-columns-repeated="1021"/>
        </table:table-row>
        <table:table-row table:style-name="ro5">
          <table:table-cell table:formula="of:=IF(AND([.A332]&lt;&gt;[.B332]);IF([.A332]&gt;[.B332];[.A332]-[.B332];[.A332]);&quot;&quot;)">
            <text:p/>
          </table:table-cell>
          <table:table-cell table:formula="of:=IF(AND([.A332]&lt;&gt;[.B332]);IF([.B332]&gt;[.A332];[.B332]-[.A332];[.B332]);&quot;&quot;)">
            <text:p/>
          </table:table-cell>
          <table:table-cell table:style-name="ce5" table:formula="of:=IF([.A333]=[.B333];[.A333];&quot;&quot;)">
            <text:p/>
          </table:table-cell>
          <table:table-cell table:number-columns-repeated="1021"/>
        </table:table-row>
        <table:table-row table:style-name="ro5">
          <table:table-cell table:formula="of:=IF(AND([.A333]&lt;&gt;[.B333]);IF([.A333]&gt;[.B333];[.A333]-[.B333];[.A333]);&quot;&quot;)">
            <text:p/>
          </table:table-cell>
          <table:table-cell table:formula="of:=IF(AND([.A333]&lt;&gt;[.B333]);IF([.B333]&gt;[.A333];[.B333]-[.A333];[.B333]);&quot;&quot;)">
            <text:p/>
          </table:table-cell>
          <table:table-cell table:style-name="ce5" table:formula="of:=IF([.A334]=[.B334];[.A334];&quot;&quot;)">
            <text:p/>
          </table:table-cell>
          <table:table-cell table:number-columns-repeated="1021"/>
        </table:table-row>
        <table:table-row table:style-name="ro5">
          <table:table-cell table:formula="of:=IF(AND([.A334]&lt;&gt;[.B334]);IF([.A334]&gt;[.B334];[.A334]-[.B334];[.A334]);&quot;&quot;)">
            <text:p/>
          </table:table-cell>
          <table:table-cell table:formula="of:=IF(AND([.A334]&lt;&gt;[.B334]);IF([.B334]&gt;[.A334];[.B334]-[.A334];[.B334]);&quot;&quot;)">
            <text:p/>
          </table:table-cell>
          <table:table-cell table:style-name="ce5" table:formula="of:=IF([.A335]=[.B335];[.A335];&quot;&quot;)">
            <text:p/>
          </table:table-cell>
          <table:table-cell table:number-columns-repeated="1021"/>
        </table:table-row>
        <table:table-row table:style-name="ro5">
          <table:table-cell table:formula="of:=IF(AND([.A335]&lt;&gt;[.B335]);IF([.A335]&gt;[.B335];[.A335]-[.B335];[.A335]);&quot;&quot;)">
            <text:p/>
          </table:table-cell>
          <table:table-cell table:formula="of:=IF(AND([.A335]&lt;&gt;[.B335]);IF([.B335]&gt;[.A335];[.B335]-[.A335];[.B335]);&quot;&quot;)">
            <text:p/>
          </table:table-cell>
          <table:table-cell table:style-name="ce5" table:formula="of:=IF([.A336]=[.B336];[.A336];&quot;&quot;)">
            <text:p/>
          </table:table-cell>
          <table:table-cell table:number-columns-repeated="1021"/>
        </table:table-row>
        <table:table-row table:style-name="ro5">
          <table:table-cell table:formula="of:=IF(AND([.A336]&lt;&gt;[.B336]);IF([.A336]&gt;[.B336];[.A336]-[.B336];[.A336]);&quot;&quot;)">
            <text:p/>
          </table:table-cell>
          <table:table-cell table:formula="of:=IF(AND([.A336]&lt;&gt;[.B336]);IF([.B336]&gt;[.A336];[.B336]-[.A336];[.B336]);&quot;&quot;)">
            <text:p/>
          </table:table-cell>
          <table:table-cell table:style-name="ce5" table:formula="of:=IF([.A337]=[.B337];[.A337];&quot;&quot;)">
            <text:p/>
          </table:table-cell>
          <table:table-cell table:number-columns-repeated="1021"/>
        </table:table-row>
        <table:table-row table:style-name="ro5">
          <table:table-cell table:formula="of:=IF(AND([.A337]&lt;&gt;[.B337]);IF([.A337]&gt;[.B337];[.A337]-[.B337];[.A337]);&quot;&quot;)">
            <text:p/>
          </table:table-cell>
          <table:table-cell table:formula="of:=IF(AND([.A337]&lt;&gt;[.B337]);IF([.B337]&gt;[.A337];[.B337]-[.A337];[.B337]);&quot;&quot;)">
            <text:p/>
          </table:table-cell>
          <table:table-cell table:style-name="ce5" table:formula="of:=IF([.A338]=[.B338];[.A338];&quot;&quot;)">
            <text:p/>
          </table:table-cell>
          <table:table-cell table:number-columns-repeated="1021"/>
        </table:table-row>
        <table:table-row table:style-name="ro5">
          <table:table-cell table:formula="of:=IF(AND([.A338]&lt;&gt;[.B338]);IF([.A338]&gt;[.B338];[.A338]-[.B338];[.A338]);&quot;&quot;)">
            <text:p/>
          </table:table-cell>
          <table:table-cell table:formula="of:=IF(AND([.A338]&lt;&gt;[.B338]);IF([.B338]&gt;[.A338];[.B338]-[.A338];[.B338]);&quot;&quot;)">
            <text:p/>
          </table:table-cell>
          <table:table-cell table:style-name="ce5" table:formula="of:=IF([.A339]=[.B339];[.A339];&quot;&quot;)">
            <text:p/>
          </table:table-cell>
          <table:table-cell table:number-columns-repeated="1021"/>
        </table:table-row>
        <table:table-row table:style-name="ro5">
          <table:table-cell table:formula="of:=IF(AND([.A339]&lt;&gt;[.B339]);IF([.A339]&gt;[.B339];[.A339]-[.B339];[.A339]);&quot;&quot;)">
            <text:p/>
          </table:table-cell>
          <table:table-cell table:formula="of:=IF(AND([.A339]&lt;&gt;[.B339]);IF([.B339]&gt;[.A339];[.B339]-[.A339];[.B339]);&quot;&quot;)">
            <text:p/>
          </table:table-cell>
          <table:table-cell table:style-name="ce5" table:formula="of:=IF([.A340]=[.B340];[.A340];&quot;&quot;)">
            <text:p/>
          </table:table-cell>
          <table:table-cell table:number-columns-repeated="1021"/>
        </table:table-row>
        <table:table-row table:style-name="ro5">
          <table:table-cell table:formula="of:=IF(AND([.A340]&lt;&gt;[.B340]);IF([.A340]&gt;[.B340];[.A340]-[.B340];[.A340]);&quot;&quot;)">
            <text:p/>
          </table:table-cell>
          <table:table-cell table:formula="of:=IF(AND([.A340]&lt;&gt;[.B340]);IF([.B340]&gt;[.A340];[.B340]-[.A340];[.B340]);&quot;&quot;)">
            <text:p/>
          </table:table-cell>
          <table:table-cell table:style-name="ce5" table:formula="of:=IF([.A341]=[.B341];[.A341];&quot;&quot;)">
            <text:p/>
          </table:table-cell>
          <table:table-cell table:number-columns-repeated="1021"/>
        </table:table-row>
        <table:table-row table:style-name="ro5">
          <table:table-cell table:formula="of:=IF(AND([.A341]&lt;&gt;[.B341]);IF([.A341]&gt;[.B341];[.A341]-[.B341];[.A341]);&quot;&quot;)">
            <text:p/>
          </table:table-cell>
          <table:table-cell table:formula="of:=IF(AND([.A341]&lt;&gt;[.B341]);IF([.B341]&gt;[.A341];[.B341]-[.A341];[.B341]);&quot;&quot;)">
            <text:p/>
          </table:table-cell>
          <table:table-cell table:style-name="ce5" table:formula="of:=IF([.A342]=[.B342];[.A342];&quot;&quot;)">
            <text:p/>
          </table:table-cell>
          <table:table-cell table:number-columns-repeated="1021"/>
        </table:table-row>
        <table:table-row table:style-name="ro5">
          <table:table-cell table:formula="of:=IF(AND([.A342]&lt;&gt;[.B342]);IF([.A342]&gt;[.B342];[.A342]-[.B342];[.A342]);&quot;&quot;)">
            <text:p/>
          </table:table-cell>
          <table:table-cell table:formula="of:=IF(AND([.A342]&lt;&gt;[.B342]);IF([.B342]&gt;[.A342];[.B342]-[.A342];[.B342]);&quot;&quot;)">
            <text:p/>
          </table:table-cell>
          <table:table-cell table:style-name="ce5" table:formula="of:=IF([.A343]=[.B343];[.A343];&quot;&quot;)">
            <text:p/>
          </table:table-cell>
          <table:table-cell table:number-columns-repeated="1021"/>
        </table:table-row>
        <table:table-row table:style-name="ro5">
          <table:table-cell table:formula="of:=IF(AND([.A343]&lt;&gt;[.B343]);IF([.A343]&gt;[.B343];[.A343]-[.B343];[.A343]);&quot;&quot;)">
            <text:p/>
          </table:table-cell>
          <table:table-cell table:formula="of:=IF(AND([.A343]&lt;&gt;[.B343]);IF([.B343]&gt;[.A343];[.B343]-[.A343];[.B343]);&quot;&quot;)">
            <text:p/>
          </table:table-cell>
          <table:table-cell table:style-name="ce5" table:formula="of:=IF([.A344]=[.B344];[.A344];&quot;&quot;)">
            <text:p/>
          </table:table-cell>
          <table:table-cell table:number-columns-repeated="1021"/>
        </table:table-row>
        <table:table-row table:style-name="ro5">
          <table:table-cell table:formula="of:=IF(AND([.A344]&lt;&gt;[.B344]);IF([.A344]&gt;[.B344];[.A344]-[.B344];[.A344]);&quot;&quot;)">
            <text:p/>
          </table:table-cell>
          <table:table-cell table:formula="of:=IF(AND([.A344]&lt;&gt;[.B344]);IF([.B344]&gt;[.A344];[.B344]-[.A344];[.B344]);&quot;&quot;)">
            <text:p/>
          </table:table-cell>
          <table:table-cell table:style-name="ce5" table:formula="of:=IF([.A345]=[.B345];[.A345];&quot;&quot;)">
            <text:p/>
          </table:table-cell>
          <table:table-cell table:number-columns-repeated="1021"/>
        </table:table-row>
        <table:table-row table:style-name="ro5">
          <table:table-cell table:formula="of:=IF(AND([.A345]&lt;&gt;[.B345]);IF([.A345]&gt;[.B345];[.A345]-[.B345];[.A345]);&quot;&quot;)">
            <text:p/>
          </table:table-cell>
          <table:table-cell table:formula="of:=IF(AND([.A345]&lt;&gt;[.B345]);IF([.B345]&gt;[.A345];[.B345]-[.A345];[.B345]);&quot;&quot;)">
            <text:p/>
          </table:table-cell>
          <table:table-cell table:style-name="ce5" table:formula="of:=IF([.A346]=[.B346];[.A346];&quot;&quot;)">
            <text:p/>
          </table:table-cell>
          <table:table-cell table:number-columns-repeated="1021"/>
        </table:table-row>
        <table:table-row table:style-name="ro5">
          <table:table-cell table:formula="of:=IF(AND([.A346]&lt;&gt;[.B346]);IF([.A346]&gt;[.B346];[.A346]-[.B346];[.A346]);&quot;&quot;)">
            <text:p/>
          </table:table-cell>
          <table:table-cell table:formula="of:=IF(AND([.A346]&lt;&gt;[.B346]);IF([.B346]&gt;[.A346];[.B346]-[.A346];[.B346]);&quot;&quot;)">
            <text:p/>
          </table:table-cell>
          <table:table-cell table:style-name="ce5" table:formula="of:=IF([.A347]=[.B347];[.A347];&quot;&quot;)">
            <text:p/>
          </table:table-cell>
          <table:table-cell table:number-columns-repeated="1021"/>
        </table:table-row>
        <table:table-row table:style-name="ro5">
          <table:table-cell table:formula="of:=IF(AND([.A347]&lt;&gt;[.B347]);IF([.A347]&gt;[.B347];[.A347]-[.B347];[.A347]);&quot;&quot;)">
            <text:p/>
          </table:table-cell>
          <table:table-cell table:formula="of:=IF(AND([.A347]&lt;&gt;[.B347]);IF([.B347]&gt;[.A347];[.B347]-[.A347];[.B347]);&quot;&quot;)">
            <text:p/>
          </table:table-cell>
          <table:table-cell table:style-name="ce5" table:formula="of:=IF([.A348]=[.B348];[.A348];&quot;&quot;)">
            <text:p/>
          </table:table-cell>
          <table:table-cell table:number-columns-repeated="1021"/>
        </table:table-row>
        <table:table-row table:style-name="ro5">
          <table:table-cell table:formula="of:=IF(AND([.A348]&lt;&gt;[.B348]);IF([.A348]&gt;[.B348];[.A348]-[.B348];[.A348]);&quot;&quot;)">
            <text:p/>
          </table:table-cell>
          <table:table-cell table:formula="of:=IF(AND([.A348]&lt;&gt;[.B348]);IF([.B348]&gt;[.A348];[.B348]-[.A348];[.B348]);&quot;&quot;)">
            <text:p/>
          </table:table-cell>
          <table:table-cell table:style-name="ce5" table:formula="of:=IF([.A349]=[.B349];[.A349];&quot;&quot;)">
            <text:p/>
          </table:table-cell>
          <table:table-cell table:number-columns-repeated="1021"/>
        </table:table-row>
        <table:table-row table:style-name="ro5">
          <table:table-cell table:formula="of:=IF(AND([.A349]&lt;&gt;[.B349]);IF([.A349]&gt;[.B349];[.A349]-[.B349];[.A349]);&quot;&quot;)">
            <text:p/>
          </table:table-cell>
          <table:table-cell table:formula="of:=IF(AND([.A349]&lt;&gt;[.B349]);IF([.B349]&gt;[.A349];[.B349]-[.A349];[.B349]);&quot;&quot;)">
            <text:p/>
          </table:table-cell>
          <table:table-cell table:style-name="ce5" table:formula="of:=IF([.A350]=[.B350];[.A350];&quot;&quot;)">
            <text:p/>
          </table:table-cell>
          <table:table-cell table:number-columns-repeated="1021"/>
        </table:table-row>
        <table:table-row table:style-name="ro5">
          <table:table-cell table:formula="of:=IF(AND([.A350]&lt;&gt;[.B350]);IF([.A350]&gt;[.B350];[.A350]-[.B350];[.A350]);&quot;&quot;)">
            <text:p/>
          </table:table-cell>
          <table:table-cell table:formula="of:=IF(AND([.A350]&lt;&gt;[.B350]);IF([.B350]&gt;[.A350];[.B350]-[.A350];[.B350]);&quot;&quot;)">
            <text:p/>
          </table:table-cell>
          <table:table-cell table:style-name="ce5" table:formula="of:=IF([.A351]=[.B351];[.A351];&quot;&quot;)">
            <text:p/>
          </table:table-cell>
          <table:table-cell table:number-columns-repeated="1021"/>
        </table:table-row>
        <table:table-row table:style-name="ro5">
          <table:table-cell table:formula="of:=IF(AND([.A351]&lt;&gt;[.B351]);IF([.A351]&gt;[.B351];[.A351]-[.B351];[.A351]);&quot;&quot;)">
            <text:p/>
          </table:table-cell>
          <table:table-cell table:formula="of:=IF(AND([.A351]&lt;&gt;[.B351]);IF([.B351]&gt;[.A351];[.B351]-[.A351];[.B351]);&quot;&quot;)">
            <text:p/>
          </table:table-cell>
          <table:table-cell table:style-name="ce5" table:formula="of:=IF([.A352]=[.B352];[.A352];&quot;&quot;)">
            <text:p/>
          </table:table-cell>
          <table:table-cell table:number-columns-repeated="1021"/>
        </table:table-row>
        <table:table-row table:style-name="ro5">
          <table:table-cell table:formula="of:=IF(AND([.A352]&lt;&gt;[.B352]);IF([.A352]&gt;[.B352];[.A352]-[.B352];[.A352]);&quot;&quot;)">
            <text:p/>
          </table:table-cell>
          <table:table-cell table:formula="of:=IF(AND([.A352]&lt;&gt;[.B352]);IF([.B352]&gt;[.A352];[.B352]-[.A352];[.B352]);&quot;&quot;)">
            <text:p/>
          </table:table-cell>
          <table:table-cell table:style-name="ce5" table:formula="of:=IF([.A353]=[.B353];[.A353];&quot;&quot;)">
            <text:p/>
          </table:table-cell>
          <table:table-cell table:number-columns-repeated="1021"/>
        </table:table-row>
        <table:table-row table:style-name="ro5">
          <table:table-cell table:formula="of:=IF(AND([.A353]&lt;&gt;[.B353]);IF([.A353]&gt;[.B353];[.A353]-[.B353];[.A353]);&quot;&quot;)">
            <text:p/>
          </table:table-cell>
          <table:table-cell table:formula="of:=IF(AND([.A353]&lt;&gt;[.B353]);IF([.B353]&gt;[.A353];[.B353]-[.A353];[.B353]);&quot;&quot;)">
            <text:p/>
          </table:table-cell>
          <table:table-cell table:style-name="ce5" table:formula="of:=IF([.A354]=[.B354];[.A354];&quot;&quot;)">
            <text:p/>
          </table:table-cell>
          <table:table-cell table:number-columns-repeated="1021"/>
        </table:table-row>
        <table:table-row table:style-name="ro5">
          <table:table-cell table:formula="of:=IF(AND([.A354]&lt;&gt;[.B354]);IF([.A354]&gt;[.B354];[.A354]-[.B354];[.A354]);&quot;&quot;)">
            <text:p/>
          </table:table-cell>
          <table:table-cell table:formula="of:=IF(AND([.A354]&lt;&gt;[.B354]);IF([.B354]&gt;[.A354];[.B354]-[.A354];[.B354]);&quot;&quot;)">
            <text:p/>
          </table:table-cell>
          <table:table-cell table:style-name="ce5" table:formula="of:=IF([.A355]=[.B355];[.A355];&quot;&quot;)">
            <text:p/>
          </table:table-cell>
          <table:table-cell table:number-columns-repeated="1021"/>
        </table:table-row>
        <table:table-row table:style-name="ro5">
          <table:table-cell table:formula="of:=IF(AND([.A355]&lt;&gt;[.B355]);IF([.A355]&gt;[.B355];[.A355]-[.B355];[.A355]);&quot;&quot;)">
            <text:p/>
          </table:table-cell>
          <table:table-cell table:formula="of:=IF(AND([.A355]&lt;&gt;[.B355]);IF([.B355]&gt;[.A355];[.B355]-[.A355];[.B355]);&quot;&quot;)">
            <text:p/>
          </table:table-cell>
          <table:table-cell table:style-name="ce5" table:formula="of:=IF([.A356]=[.B356];[.A356];&quot;&quot;)">
            <text:p/>
          </table:table-cell>
          <table:table-cell table:number-columns-repeated="1021"/>
        </table:table-row>
        <table:table-row table:style-name="ro5">
          <table:table-cell table:formula="of:=IF(AND([.A356]&lt;&gt;[.B356]);IF([.A356]&gt;[.B356];[.A356]-[.B356];[.A356]);&quot;&quot;)">
            <text:p/>
          </table:table-cell>
          <table:table-cell table:formula="of:=IF(AND([.A356]&lt;&gt;[.B356]);IF([.B356]&gt;[.A356];[.B356]-[.A356];[.B356]);&quot;&quot;)">
            <text:p/>
          </table:table-cell>
          <table:table-cell table:style-name="ce5" table:formula="of:=IF([.A357]=[.B357];[.A357];&quot;&quot;)">
            <text:p/>
          </table:table-cell>
          <table:table-cell table:number-columns-repeated="1021"/>
        </table:table-row>
        <table:table-row table:style-name="ro5">
          <table:table-cell table:formula="of:=IF(AND([.A357]&lt;&gt;[.B357]);IF([.A357]&gt;[.B357];[.A357]-[.B357];[.A357]);&quot;&quot;)">
            <text:p/>
          </table:table-cell>
          <table:table-cell table:formula="of:=IF(AND([.A357]&lt;&gt;[.B357]);IF([.B357]&gt;[.A357];[.B357]-[.A357];[.B357]);&quot;&quot;)">
            <text:p/>
          </table:table-cell>
          <table:table-cell table:style-name="ce5" table:formula="of:=IF([.A358]=[.B358];[.A358];&quot;&quot;)">
            <text:p/>
          </table:table-cell>
          <table:table-cell table:number-columns-repeated="1021"/>
        </table:table-row>
        <table:table-row table:style-name="ro5">
          <table:table-cell table:formula="of:=IF(AND([.A358]&lt;&gt;[.B358]);IF([.A358]&gt;[.B358];[.A358]-[.B358];[.A358]);&quot;&quot;)">
            <text:p/>
          </table:table-cell>
          <table:table-cell table:formula="of:=IF(AND([.A358]&lt;&gt;[.B358]);IF([.B358]&gt;[.A358];[.B358]-[.A358];[.B358]);&quot;&quot;)">
            <text:p/>
          </table:table-cell>
          <table:table-cell table:style-name="ce5" table:formula="of:=IF([.A359]=[.B359];[.A359];&quot;&quot;)">
            <text:p/>
          </table:table-cell>
          <table:table-cell table:number-columns-repeated="1021"/>
        </table:table-row>
        <table:table-row table:style-name="ro5">
          <table:table-cell table:formula="of:=IF(AND([.A359]&lt;&gt;[.B359]);IF([.A359]&gt;[.B359];[.A359]-[.B359];[.A359]);&quot;&quot;)">
            <text:p/>
          </table:table-cell>
          <table:table-cell table:formula="of:=IF(AND([.A359]&lt;&gt;[.B359]);IF([.B359]&gt;[.A359];[.B359]-[.A359];[.B359]);&quot;&quot;)">
            <text:p/>
          </table:table-cell>
          <table:table-cell table:style-name="ce5" table:formula="of:=IF([.A360]=[.B360];[.A360];&quot;&quot;)">
            <text:p/>
          </table:table-cell>
          <table:table-cell table:number-columns-repeated="1021"/>
        </table:table-row>
        <table:table-row table:style-name="ro5">
          <table:table-cell table:formula="of:=IF(AND([.A360]&lt;&gt;[.B360]);IF([.A360]&gt;[.B360];[.A360]-[.B360];[.A360]);&quot;&quot;)">
            <text:p/>
          </table:table-cell>
          <table:table-cell table:formula="of:=IF(AND([.A360]&lt;&gt;[.B360]);IF([.B360]&gt;[.A360];[.B360]-[.A360];[.B360]);&quot;&quot;)">
            <text:p/>
          </table:table-cell>
          <table:table-cell table:style-name="ce5" table:formula="of:=IF([.A361]=[.B361];[.A361];&quot;&quot;)">
            <text:p/>
          </table:table-cell>
          <table:table-cell table:number-columns-repeated="1021"/>
        </table:table-row>
        <table:table-row table:style-name="ro5">
          <table:table-cell table:formula="of:=IF(AND([.A361]&lt;&gt;[.B361]);IF([.A361]&gt;[.B361];[.A361]-[.B361];[.A361]);&quot;&quot;)">
            <text:p/>
          </table:table-cell>
          <table:table-cell table:formula="of:=IF(AND([.A361]&lt;&gt;[.B361]);IF([.B361]&gt;[.A361];[.B361]-[.A361];[.B361]);&quot;&quot;)">
            <text:p/>
          </table:table-cell>
          <table:table-cell table:style-name="ce5" table:formula="of:=IF([.A362]=[.B362];[.A362];&quot;&quot;)">
            <text:p/>
          </table:table-cell>
          <table:table-cell table:number-columns-repeated="1021"/>
        </table:table-row>
        <table:table-row table:style-name="ro5">
          <table:table-cell table:formula="of:=IF(AND([.A362]&lt;&gt;[.B362]);IF([.A362]&gt;[.B362];[.A362]-[.B362];[.A362]);&quot;&quot;)">
            <text:p/>
          </table:table-cell>
          <table:table-cell table:formula="of:=IF(AND([.A362]&lt;&gt;[.B362]);IF([.B362]&gt;[.A362];[.B362]-[.A362];[.B362]);&quot;&quot;)">
            <text:p/>
          </table:table-cell>
          <table:table-cell table:style-name="ce5" table:formula="of:=IF([.A363]=[.B363];[.A363];&quot;&quot;)">
            <text:p/>
          </table:table-cell>
          <table:table-cell table:number-columns-repeated="1021"/>
        </table:table-row>
        <table:table-row table:style-name="ro5">
          <table:table-cell table:formula="of:=IF(AND([.A363]&lt;&gt;[.B363]);IF([.A363]&gt;[.B363];[.A363]-[.B363];[.A363]);&quot;&quot;)">
            <text:p/>
          </table:table-cell>
          <table:table-cell table:formula="of:=IF(AND([.A363]&lt;&gt;[.B363]);IF([.B363]&gt;[.A363];[.B363]-[.A363];[.B363]);&quot;&quot;)">
            <text:p/>
          </table:table-cell>
          <table:table-cell table:style-name="ce5" table:formula="of:=IF([.A364]=[.B364];[.A364];&quot;&quot;)">
            <text:p/>
          </table:table-cell>
          <table:table-cell table:number-columns-repeated="1021"/>
        </table:table-row>
        <table:table-row table:style-name="ro5">
          <table:table-cell table:formula="of:=IF(AND([.A364]&lt;&gt;[.B364]);IF([.A364]&gt;[.B364];[.A364]-[.B364];[.A364]);&quot;&quot;)">
            <text:p/>
          </table:table-cell>
          <table:table-cell table:formula="of:=IF(AND([.A364]&lt;&gt;[.B364]);IF([.B364]&gt;[.A364];[.B364]-[.A364];[.B364]);&quot;&quot;)">
            <text:p/>
          </table:table-cell>
          <table:table-cell table:style-name="ce5" table:formula="of:=IF([.A365]=[.B365];[.A365];&quot;&quot;)">
            <text:p/>
          </table:table-cell>
          <table:table-cell table:number-columns-repeated="1021"/>
        </table:table-row>
        <table:table-row table:style-name="ro5">
          <table:table-cell table:formula="of:=IF(AND([.A365]&lt;&gt;[.B365]);IF([.A365]&gt;[.B365];[.A365]-[.B365];[.A365]);&quot;&quot;)">
            <text:p/>
          </table:table-cell>
          <table:table-cell table:formula="of:=IF(AND([.A365]&lt;&gt;[.B365]);IF([.B365]&gt;[.A365];[.B365]-[.A365];[.B365]);&quot;&quot;)">
            <text:p/>
          </table:table-cell>
          <table:table-cell table:style-name="ce5" table:formula="of:=IF([.A366]=[.B366];[.A366];&quot;&quot;)">
            <text:p/>
          </table:table-cell>
          <table:table-cell table:number-columns-repeated="1021"/>
        </table:table-row>
        <table:table-row table:style-name="ro5">
          <table:table-cell table:formula="of:=IF(AND([.A366]&lt;&gt;[.B366]);IF([.A366]&gt;[.B366];[.A366]-[.B366];[.A366]);&quot;&quot;)">
            <text:p/>
          </table:table-cell>
          <table:table-cell table:formula="of:=IF(AND([.A366]&lt;&gt;[.B366]);IF([.B366]&gt;[.A366];[.B366]-[.A366];[.B366]);&quot;&quot;)">
            <text:p/>
          </table:table-cell>
          <table:table-cell table:style-name="ce5" table:formula="of:=IF([.A367]=[.B367];[.A367];&quot;&quot;)">
            <text:p/>
          </table:table-cell>
          <table:table-cell table:number-columns-repeated="1021"/>
        </table:table-row>
        <table:table-row table:style-name="ro5">
          <table:table-cell table:formula="of:=IF(AND([.A367]&lt;&gt;[.B367]);IF([.A367]&gt;[.B367];[.A367]-[.B367];[.A367]);&quot;&quot;)">
            <text:p/>
          </table:table-cell>
          <table:table-cell table:formula="of:=IF(AND([.A367]&lt;&gt;[.B367]);IF([.B367]&gt;[.A367];[.B367]-[.A367];[.B367]);&quot;&quot;)">
            <text:p/>
          </table:table-cell>
          <table:table-cell table:style-name="ce5" table:formula="of:=IF([.A368]=[.B368];[.A368];&quot;&quot;)">
            <text:p/>
          </table:table-cell>
          <table:table-cell table:number-columns-repeated="1021"/>
        </table:table-row>
        <table:table-row table:style-name="ro5">
          <table:table-cell table:formula="of:=IF(AND([.A368]&lt;&gt;[.B368]);IF([.A368]&gt;[.B368];[.A368]-[.B368];[.A368]);&quot;&quot;)">
            <text:p/>
          </table:table-cell>
          <table:table-cell table:formula="of:=IF(AND([.A368]&lt;&gt;[.B368]);IF([.B368]&gt;[.A368];[.B368]-[.A368];[.B368]);&quot;&quot;)">
            <text:p/>
          </table:table-cell>
          <table:table-cell table:style-name="ce5" table:formula="of:=IF([.A369]=[.B369];[.A369];&quot;&quot;)">
            <text:p/>
          </table:table-cell>
          <table:table-cell table:number-columns-repeated="1021"/>
        </table:table-row>
        <table:table-row table:style-name="ro5">
          <table:table-cell table:formula="of:=IF(AND([.A369]&lt;&gt;[.B369]);IF([.A369]&gt;[.B369];[.A369]-[.B369];[.A369]);&quot;&quot;)">
            <text:p/>
          </table:table-cell>
          <table:table-cell table:formula="of:=IF(AND([.A369]&lt;&gt;[.B369]);IF([.B369]&gt;[.A369];[.B369]-[.A369];[.B369]);&quot;&quot;)">
            <text:p/>
          </table:table-cell>
          <table:table-cell table:style-name="ce5" table:formula="of:=IF([.A370]=[.B370];[.A370];&quot;&quot;)">
            <text:p/>
          </table:table-cell>
          <table:table-cell table:number-columns-repeated="1021"/>
        </table:table-row>
        <table:table-row table:style-name="ro5">
          <table:table-cell table:formula="of:=IF(AND([.A370]&lt;&gt;[.B370]);IF([.A370]&gt;[.B370];[.A370]-[.B370];[.A370]);&quot;&quot;)">
            <text:p/>
          </table:table-cell>
          <table:table-cell table:formula="of:=IF(AND([.A370]&lt;&gt;[.B370]);IF([.B370]&gt;[.A370];[.B370]-[.A370];[.B370]);&quot;&quot;)">
            <text:p/>
          </table:table-cell>
          <table:table-cell table:style-name="ce5" table:formula="of:=IF([.A371]=[.B371];[.A371];&quot;&quot;)">
            <text:p/>
          </table:table-cell>
          <table:table-cell table:number-columns-repeated="1021"/>
        </table:table-row>
        <table:table-row table:style-name="ro5">
          <table:table-cell table:formula="of:=IF(AND([.A371]&lt;&gt;[.B371]);IF([.A371]&gt;[.B371];[.A371]-[.B371];[.A371]);&quot;&quot;)">
            <text:p/>
          </table:table-cell>
          <table:table-cell table:formula="of:=IF(AND([.A371]&lt;&gt;[.B371]);IF([.B371]&gt;[.A371];[.B371]-[.A371];[.B371]);&quot;&quot;)">
            <text:p/>
          </table:table-cell>
          <table:table-cell table:style-name="ce5" table:formula="of:=IF([.A372]=[.B372];[.A372];&quot;&quot;)">
            <text:p/>
          </table:table-cell>
          <table:table-cell table:number-columns-repeated="1021"/>
        </table:table-row>
        <table:table-row table:style-name="ro5">
          <table:table-cell table:formula="of:=IF(AND([.A372]&lt;&gt;[.B372]);IF([.A372]&gt;[.B372];[.A372]-[.B372];[.A372]);&quot;&quot;)">
            <text:p/>
          </table:table-cell>
          <table:table-cell table:formula="of:=IF(AND([.A372]&lt;&gt;[.B372]);IF([.B372]&gt;[.A372];[.B372]-[.A372];[.B372]);&quot;&quot;)">
            <text:p/>
          </table:table-cell>
          <table:table-cell table:style-name="ce5" table:formula="of:=IF([.A373]=[.B373];[.A373];&quot;&quot;)">
            <text:p/>
          </table:table-cell>
          <table:table-cell table:number-columns-repeated="1021"/>
        </table:table-row>
        <table:table-row table:style-name="ro5">
          <table:table-cell table:formula="of:=IF(AND([.A373]&lt;&gt;[.B373]);IF([.A373]&gt;[.B373];[.A373]-[.B373];[.A373]);&quot;&quot;)">
            <text:p/>
          </table:table-cell>
          <table:table-cell table:formula="of:=IF(AND([.A373]&lt;&gt;[.B373]);IF([.B373]&gt;[.A373];[.B373]-[.A373];[.B373]);&quot;&quot;)">
            <text:p/>
          </table:table-cell>
          <table:table-cell table:style-name="ce5" table:formula="of:=IF([.A374]=[.B374];[.A374];&quot;&quot;)">
            <text:p/>
          </table:table-cell>
          <table:table-cell table:number-columns-repeated="1021"/>
        </table:table-row>
        <table:table-row table:style-name="ro5">
          <table:table-cell table:formula="of:=IF(AND([.A374]&lt;&gt;[.B374]);IF([.A374]&gt;[.B374];[.A374]-[.B374];[.A374]);&quot;&quot;)">
            <text:p/>
          </table:table-cell>
          <table:table-cell table:formula="of:=IF(AND([.A374]&lt;&gt;[.B374]);IF([.B374]&gt;[.A374];[.B374]-[.A374];[.B374]);&quot;&quot;)">
            <text:p/>
          </table:table-cell>
          <table:table-cell table:style-name="ce5" table:formula="of:=IF([.A375]=[.B375];[.A375];&quot;&quot;)">
            <text:p/>
          </table:table-cell>
          <table:table-cell table:number-columns-repeated="1021"/>
        </table:table-row>
        <table:table-row table:style-name="ro5">
          <table:table-cell table:formula="of:=IF(AND([.A375]&lt;&gt;[.B375]);IF([.A375]&gt;[.B375];[.A375]-[.B375];[.A375]);&quot;&quot;)">
            <text:p/>
          </table:table-cell>
          <table:table-cell table:formula="of:=IF(AND([.A375]&lt;&gt;[.B375]);IF([.B375]&gt;[.A375];[.B375]-[.A375];[.B375]);&quot;&quot;)">
            <text:p/>
          </table:table-cell>
          <table:table-cell table:style-name="ce5" table:formula="of:=IF([.A376]=[.B376];[.A376];&quot;&quot;)">
            <text:p/>
          </table:table-cell>
          <table:table-cell table:number-columns-repeated="1021"/>
        </table:table-row>
        <table:table-row table:style-name="ro5">
          <table:table-cell table:formula="of:=IF(AND([.A376]&lt;&gt;[.B376]);IF([.A376]&gt;[.B376];[.A376]-[.B376];[.A376]);&quot;&quot;)">
            <text:p/>
          </table:table-cell>
          <table:table-cell table:formula="of:=IF(AND([.A376]&lt;&gt;[.B376]);IF([.B376]&gt;[.A376];[.B376]-[.A376];[.B376]);&quot;&quot;)">
            <text:p/>
          </table:table-cell>
          <table:table-cell table:style-name="ce5" table:formula="of:=IF([.A377]=[.B377];[.A377];&quot;&quot;)">
            <text:p/>
          </table:table-cell>
          <table:table-cell table:number-columns-repeated="1021"/>
        </table:table-row>
        <table:table-row table:style-name="ro5">
          <table:table-cell table:formula="of:=IF(AND([.A377]&lt;&gt;[.B377]);IF([.A377]&gt;[.B377];[.A377]-[.B377];[.A377]);&quot;&quot;)">
            <text:p/>
          </table:table-cell>
          <table:table-cell table:formula="of:=IF(AND([.A377]&lt;&gt;[.B377]);IF([.B377]&gt;[.A377];[.B377]-[.A377];[.B377]);&quot;&quot;)">
            <text:p/>
          </table:table-cell>
          <table:table-cell table:style-name="ce5" table:formula="of:=IF([.A378]=[.B378];[.A378];&quot;&quot;)">
            <text:p/>
          </table:table-cell>
          <table:table-cell table:number-columns-repeated="1021"/>
        </table:table-row>
        <table:table-row table:style-name="ro5">
          <table:table-cell table:formula="of:=IF(AND([.A378]&lt;&gt;[.B378]);IF([.A378]&gt;[.B378];[.A378]-[.B378];[.A378]);&quot;&quot;)">
            <text:p/>
          </table:table-cell>
          <table:table-cell table:formula="of:=IF(AND([.A378]&lt;&gt;[.B378]);IF([.B378]&gt;[.A378];[.B378]-[.A378];[.B378]);&quot;&quot;)">
            <text:p/>
          </table:table-cell>
          <table:table-cell table:style-name="ce5" table:formula="of:=IF([.A379]=[.B379];[.A379];&quot;&quot;)">
            <text:p/>
          </table:table-cell>
          <table:table-cell table:number-columns-repeated="1021"/>
        </table:table-row>
        <table:table-row table:style-name="ro5">
          <table:table-cell table:formula="of:=IF(AND([.A379]&lt;&gt;[.B379]);IF([.A379]&gt;[.B379];[.A379]-[.B379];[.A379]);&quot;&quot;)">
            <text:p/>
          </table:table-cell>
          <table:table-cell table:formula="of:=IF(AND([.A379]&lt;&gt;[.B379]);IF([.B379]&gt;[.A379];[.B379]-[.A379];[.B379]);&quot;&quot;)">
            <text:p/>
          </table:table-cell>
          <table:table-cell table:style-name="ce5" table:formula="of:=IF([.A380]=[.B380];[.A380];&quot;&quot;)">
            <text:p/>
          </table:table-cell>
          <table:table-cell table:number-columns-repeated="1021"/>
        </table:table-row>
        <table:table-row table:style-name="ro5">
          <table:table-cell table:formula="of:=IF(AND([.A380]&lt;&gt;[.B380]);IF([.A380]&gt;[.B380];[.A380]-[.B380];[.A380]);&quot;&quot;)">
            <text:p/>
          </table:table-cell>
          <table:table-cell table:formula="of:=IF(AND([.A380]&lt;&gt;[.B380]);IF([.B380]&gt;[.A380];[.B380]-[.A380];[.B380]);&quot;&quot;)">
            <text:p/>
          </table:table-cell>
          <table:table-cell table:style-name="ce5" table:formula="of:=IF([.A381]=[.B381];[.A381];&quot;&quot;)">
            <text:p/>
          </table:table-cell>
          <table:table-cell table:number-columns-repeated="1021"/>
        </table:table-row>
        <table:table-row table:style-name="ro5">
          <table:table-cell table:formula="of:=IF(AND([.A381]&lt;&gt;[.B381]);IF([.A381]&gt;[.B381];[.A381]-[.B381];[.A381]);&quot;&quot;)">
            <text:p/>
          </table:table-cell>
          <table:table-cell table:formula="of:=IF(AND([.A381]&lt;&gt;[.B381]);IF([.B381]&gt;[.A381];[.B381]-[.A381];[.B381]);&quot;&quot;)">
            <text:p/>
          </table:table-cell>
          <table:table-cell table:style-name="ce5" table:formula="of:=IF([.A382]=[.B382];[.A382];&quot;&quot;)">
            <text:p/>
          </table:table-cell>
          <table:table-cell table:number-columns-repeated="1021"/>
        </table:table-row>
        <table:table-row table:style-name="ro5">
          <table:table-cell table:formula="of:=IF(AND([.A382]&lt;&gt;[.B382]);IF([.A382]&gt;[.B382];[.A382]-[.B382];[.A382]);&quot;&quot;)">
            <text:p/>
          </table:table-cell>
          <table:table-cell table:formula="of:=IF(AND([.A382]&lt;&gt;[.B382]);IF([.B382]&gt;[.A382];[.B382]-[.A382];[.B382]);&quot;&quot;)">
            <text:p/>
          </table:table-cell>
          <table:table-cell table:style-name="ce5" table:formula="of:=IF([.A383]=[.B383];[.A383];&quot;&quot;)">
            <text:p/>
          </table:table-cell>
          <table:table-cell table:number-columns-repeated="1021"/>
        </table:table-row>
        <table:table-row table:style-name="ro5">
          <table:table-cell table:formula="of:=IF(AND([.A383]&lt;&gt;[.B383]);IF([.A383]&gt;[.B383];[.A383]-[.B383];[.A383]);&quot;&quot;)">
            <text:p/>
          </table:table-cell>
          <table:table-cell table:formula="of:=IF(AND([.A383]&lt;&gt;[.B383]);IF([.B383]&gt;[.A383];[.B383]-[.A383];[.B383]);&quot;&quot;)">
            <text:p/>
          </table:table-cell>
          <table:table-cell table:style-name="ce5" table:formula="of:=IF([.A384]=[.B384];[.A384];&quot;&quot;)">
            <text:p/>
          </table:table-cell>
          <table:table-cell table:number-columns-repeated="1021"/>
        </table:table-row>
        <table:table-row table:style-name="ro5">
          <table:table-cell table:formula="of:=IF(AND([.A384]&lt;&gt;[.B384]);IF([.A384]&gt;[.B384];[.A384]-[.B384];[.A384]);&quot;&quot;)">
            <text:p/>
          </table:table-cell>
          <table:table-cell table:formula="of:=IF(AND([.A384]&lt;&gt;[.B384]);IF([.B384]&gt;[.A384];[.B384]-[.A384];[.B384]);&quot;&quot;)">
            <text:p/>
          </table:table-cell>
          <table:table-cell table:style-name="ce5" table:formula="of:=IF([.A385]=[.B385];[.A385];&quot;&quot;)">
            <text:p/>
          </table:table-cell>
          <table:table-cell table:number-columns-repeated="1021"/>
        </table:table-row>
        <table:table-row table:style-name="ro5">
          <table:table-cell table:formula="of:=IF(AND([.A385]&lt;&gt;[.B385]);IF([.A385]&gt;[.B385];[.A385]-[.B385];[.A385]);&quot;&quot;)">
            <text:p/>
          </table:table-cell>
          <table:table-cell table:formula="of:=IF(AND([.A385]&lt;&gt;[.B385]);IF([.B385]&gt;[.A385];[.B385]-[.A385];[.B385]);&quot;&quot;)">
            <text:p/>
          </table:table-cell>
          <table:table-cell table:style-name="ce5" table:formula="of:=IF([.A386]=[.B386];[.A386];&quot;&quot;)">
            <text:p/>
          </table:table-cell>
          <table:table-cell table:number-columns-repeated="1021"/>
        </table:table-row>
        <table:table-row table:style-name="ro5">
          <table:table-cell table:formula="of:=IF(AND([.A386]&lt;&gt;[.B386]);IF([.A386]&gt;[.B386];[.A386]-[.B386];[.A386]);&quot;&quot;)">
            <text:p/>
          </table:table-cell>
          <table:table-cell table:formula="of:=IF(AND([.A386]&lt;&gt;[.B386]);IF([.B386]&gt;[.A386];[.B386]-[.A386];[.B386]);&quot;&quot;)">
            <text:p/>
          </table:table-cell>
          <table:table-cell table:style-name="ce5" table:formula="of:=IF([.A387]=[.B387];[.A387];&quot;&quot;)">
            <text:p/>
          </table:table-cell>
          <table:table-cell table:number-columns-repeated="1021"/>
        </table:table-row>
        <table:table-row table:style-name="ro5">
          <table:table-cell table:formula="of:=IF(AND([.A387]&lt;&gt;[.B387]);IF([.A387]&gt;[.B387];[.A387]-[.B387];[.A387]);&quot;&quot;)">
            <text:p/>
          </table:table-cell>
          <table:table-cell table:formula="of:=IF(AND([.A387]&lt;&gt;[.B387]);IF([.B387]&gt;[.A387];[.B387]-[.A387];[.B387]);&quot;&quot;)">
            <text:p/>
          </table:table-cell>
          <table:table-cell table:style-name="ce5" table:formula="of:=IF([.A388]=[.B388];[.A388];&quot;&quot;)">
            <text:p/>
          </table:table-cell>
          <table:table-cell table:number-columns-repeated="1021"/>
        </table:table-row>
        <table:table-row table:style-name="ro5">
          <table:table-cell table:formula="of:=IF(AND([.A388]&lt;&gt;[.B388]);IF([.A388]&gt;[.B388];[.A388]-[.B388];[.A388]);&quot;&quot;)">
            <text:p/>
          </table:table-cell>
          <table:table-cell table:formula="of:=IF(AND([.A388]&lt;&gt;[.B388]);IF([.B388]&gt;[.A388];[.B388]-[.A388];[.B388]);&quot;&quot;)">
            <text:p/>
          </table:table-cell>
          <table:table-cell table:style-name="ce5" table:formula="of:=IF([.A389]=[.B389];[.A389];&quot;&quot;)">
            <text:p/>
          </table:table-cell>
          <table:table-cell table:number-columns-repeated="1021"/>
        </table:table-row>
        <table:table-row table:style-name="ro5">
          <table:table-cell table:formula="of:=IF(AND([.A389]&lt;&gt;[.B389]);IF([.A389]&gt;[.B389];[.A389]-[.B389];[.A389]);&quot;&quot;)">
            <text:p/>
          </table:table-cell>
          <table:table-cell table:formula="of:=IF(AND([.A389]&lt;&gt;[.B389]);IF([.B389]&gt;[.A389];[.B389]-[.A389];[.B389]);&quot;&quot;)">
            <text:p/>
          </table:table-cell>
          <table:table-cell table:style-name="ce5" table:formula="of:=IF([.A390]=[.B390];[.A390];&quot;&quot;)">
            <text:p/>
          </table:table-cell>
          <table:table-cell table:number-columns-repeated="1021"/>
        </table:table-row>
        <table:table-row table:style-name="ro5">
          <table:table-cell table:formula="of:=IF(AND([.A390]&lt;&gt;[.B390]);IF([.A390]&gt;[.B390];[.A390]-[.B390];[.A390]);&quot;&quot;)">
            <text:p/>
          </table:table-cell>
          <table:table-cell table:formula="of:=IF(AND([.A390]&lt;&gt;[.B390]);IF([.B390]&gt;[.A390];[.B390]-[.A390];[.B390]);&quot;&quot;)">
            <text:p/>
          </table:table-cell>
          <table:table-cell table:style-name="ce5" table:formula="of:=IF([.A391]=[.B391];[.A391];&quot;&quot;)">
            <text:p/>
          </table:table-cell>
          <table:table-cell table:number-columns-repeated="1021"/>
        </table:table-row>
        <table:table-row table:style-name="ro5">
          <table:table-cell table:formula="of:=IF(AND([.A391]&lt;&gt;[.B391]);IF([.A391]&gt;[.B391];[.A391]-[.B391];[.A391]);&quot;&quot;)">
            <text:p/>
          </table:table-cell>
          <table:table-cell table:formula="of:=IF(AND([.A391]&lt;&gt;[.B391]);IF([.B391]&gt;[.A391];[.B391]-[.A391];[.B391]);&quot;&quot;)">
            <text:p/>
          </table:table-cell>
          <table:table-cell table:style-name="ce5" table:formula="of:=IF([.A392]=[.B392];[.A392];&quot;&quot;)">
            <text:p/>
          </table:table-cell>
          <table:table-cell table:number-columns-repeated="1021"/>
        </table:table-row>
        <table:table-row table:style-name="ro5">
          <table:table-cell table:formula="of:=IF(AND([.A392]&lt;&gt;[.B392]);IF([.A392]&gt;[.B392];[.A392]-[.B392];[.A392]);&quot;&quot;)">
            <text:p/>
          </table:table-cell>
          <table:table-cell table:formula="of:=IF(AND([.A392]&lt;&gt;[.B392]);IF([.B392]&gt;[.A392];[.B392]-[.A392];[.B392]);&quot;&quot;)">
            <text:p/>
          </table:table-cell>
          <table:table-cell table:style-name="ce5" table:formula="of:=IF([.A393]=[.B393];[.A393];&quot;&quot;)">
            <text:p/>
          </table:table-cell>
          <table:table-cell table:number-columns-repeated="1021"/>
        </table:table-row>
        <table:table-row table:style-name="ro5">
          <table:table-cell table:formula="of:=IF(AND([.A393]&lt;&gt;[.B393]);IF([.A393]&gt;[.B393];[.A393]-[.B393];[.A393]);&quot;&quot;)">
            <text:p/>
          </table:table-cell>
          <table:table-cell table:formula="of:=IF(AND([.A393]&lt;&gt;[.B393]);IF([.B393]&gt;[.A393];[.B393]-[.A393];[.B393]);&quot;&quot;)">
            <text:p/>
          </table:table-cell>
          <table:table-cell table:style-name="ce5" table:formula="of:=IF([.A394]=[.B394];[.A394];&quot;&quot;)">
            <text:p/>
          </table:table-cell>
          <table:table-cell table:number-columns-repeated="1021"/>
        </table:table-row>
        <table:table-row table:style-name="ro5">
          <table:table-cell table:formula="of:=IF(AND([.A394]&lt;&gt;[.B394]);IF([.A394]&gt;[.B394];[.A394]-[.B394];[.A394]);&quot;&quot;)">
            <text:p/>
          </table:table-cell>
          <table:table-cell table:formula="of:=IF(AND([.A394]&lt;&gt;[.B394]);IF([.B394]&gt;[.A394];[.B394]-[.A394];[.B394]);&quot;&quot;)">
            <text:p/>
          </table:table-cell>
          <table:table-cell table:style-name="ce5" table:formula="of:=IF([.A395]=[.B395];[.A395];&quot;&quot;)">
            <text:p/>
          </table:table-cell>
          <table:table-cell table:number-columns-repeated="1021"/>
        </table:table-row>
        <table:table-row table:style-name="ro5">
          <table:table-cell table:formula="of:=IF(AND([.A395]&lt;&gt;[.B395]);IF([.A395]&gt;[.B395];[.A395]-[.B395];[.A395]);&quot;&quot;)">
            <text:p/>
          </table:table-cell>
          <table:table-cell table:formula="of:=IF(AND([.A395]&lt;&gt;[.B395]);IF([.B395]&gt;[.A395];[.B395]-[.A395];[.B395]);&quot;&quot;)">
            <text:p/>
          </table:table-cell>
          <table:table-cell table:style-name="ce5" table:formula="of:=IF([.A396]=[.B396];[.A396];&quot;&quot;)">
            <text:p/>
          </table:table-cell>
          <table:table-cell table:number-columns-repeated="1021"/>
        </table:table-row>
        <table:table-row table:style-name="ro5">
          <table:table-cell table:formula="of:=IF(AND([.A396]&lt;&gt;[.B396]);IF([.A396]&gt;[.B396];[.A396]-[.B396];[.A396]);&quot;&quot;)">
            <text:p/>
          </table:table-cell>
          <table:table-cell table:formula="of:=IF(AND([.A396]&lt;&gt;[.B396]);IF([.B396]&gt;[.A396];[.B396]-[.A396];[.B396]);&quot;&quot;)">
            <text:p/>
          </table:table-cell>
          <table:table-cell table:style-name="ce5" table:formula="of:=IF([.A397]=[.B397];[.A397];&quot;&quot;)">
            <text:p/>
          </table:table-cell>
          <table:table-cell table:number-columns-repeated="1021"/>
        </table:table-row>
        <table:table-row table:style-name="ro5">
          <table:table-cell table:formula="of:=IF(AND([.A397]&lt;&gt;[.B397]);IF([.A397]&gt;[.B397];[.A397]-[.B397];[.A397]);&quot;&quot;)">
            <text:p/>
          </table:table-cell>
          <table:table-cell table:formula="of:=IF(AND([.A397]&lt;&gt;[.B397]);IF([.B397]&gt;[.A397];[.B397]-[.A397];[.B397]);&quot;&quot;)">
            <text:p/>
          </table:table-cell>
          <table:table-cell table:style-name="ce5" table:formula="of:=IF([.A398]=[.B398];[.A398];&quot;&quot;)">
            <text:p/>
          </table:table-cell>
          <table:table-cell table:number-columns-repeated="1021"/>
        </table:table-row>
        <table:table-row table:style-name="ro5">
          <table:table-cell table:formula="of:=IF(AND([.A398]&lt;&gt;[.B398]);IF([.A398]&gt;[.B398];[.A398]-[.B398];[.A398]);&quot;&quot;)">
            <text:p/>
          </table:table-cell>
          <table:table-cell table:formula="of:=IF(AND([.A398]&lt;&gt;[.B398]);IF([.B398]&gt;[.A398];[.B398]-[.A398];[.B398]);&quot;&quot;)">
            <text:p/>
          </table:table-cell>
          <table:table-cell table:style-name="ce5" table:formula="of:=IF([.A399]=[.B399];[.A399];&quot;&quot;)">
            <text:p/>
          </table:table-cell>
          <table:table-cell table:number-columns-repeated="1021"/>
        </table:table-row>
        <table:table-row table:style-name="ro5">
          <table:table-cell table:formula="of:=IF(AND([.A399]&lt;&gt;[.B399]);IF([.A399]&gt;[.B399];[.A399]-[.B399];[.A399]);&quot;&quot;)">
            <text:p/>
          </table:table-cell>
          <table:table-cell table:formula="of:=IF(AND([.A399]&lt;&gt;[.B399]);IF([.B399]&gt;[.A399];[.B399]-[.A399];[.B399]);&quot;&quot;)">
            <text:p/>
          </table:table-cell>
          <table:table-cell table:style-name="ce5" table:formula="of:=IF([.A400]=[.B400];[.A400];&quot;&quot;)">
            <text:p/>
          </table:table-cell>
          <table:table-cell table:number-columns-repeated="1021"/>
        </table:table-row>
        <table:table-row table:style-name="ro5">
          <table:table-cell table:formula="of:=IF(AND([.A400]&lt;&gt;[.B400]);IF([.A400]&gt;[.B400];[.A400]-[.B400];[.A400]);&quot;&quot;)">
            <text:p/>
          </table:table-cell>
          <table:table-cell table:formula="of:=IF(AND([.A400]&lt;&gt;[.B400]);IF([.B400]&gt;[.A400];[.B400]-[.A400];[.B400]);&quot;&quot;)">
            <text:p/>
          </table:table-cell>
          <table:table-cell table:style-name="ce5" table:formula="of:=IF([.A401]=[.B401];[.A401];&quot;&quot;)">
            <text:p/>
          </table:table-cell>
          <table:table-cell table:number-columns-repeated="1021"/>
        </table:table-row>
        <table:table-row table:style-name="ro5">
          <table:table-cell table:formula="of:=IF(AND([.A401]&lt;&gt;[.B401]);IF([.A401]&gt;[.B401];[.A401]-[.B401];[.A401]);&quot;&quot;)">
            <text:p/>
          </table:table-cell>
          <table:table-cell table:formula="of:=IF(AND([.A401]&lt;&gt;[.B401]);IF([.B401]&gt;[.A401];[.B401]-[.A401];[.B401]);&quot;&quot;)">
            <text:p/>
          </table:table-cell>
          <table:table-cell table:style-name="ce5" table:formula="of:=IF([.A402]=[.B402];[.A402];&quot;&quot;)">
            <text:p/>
          </table:table-cell>
          <table:table-cell table:number-columns-repeated="1021"/>
        </table:table-row>
        <table:table-row table:style-name="ro5">
          <table:table-cell table:formula="of:=IF(AND([.A402]&lt;&gt;[.B402]);IF([.A402]&gt;[.B402];[.A402]-[.B402];[.A402]);&quot;&quot;)">
            <text:p/>
          </table:table-cell>
          <table:table-cell table:formula="of:=IF(AND([.A402]&lt;&gt;[.B402]);IF([.B402]&gt;[.A402];[.B402]-[.A402];[.B402]);&quot;&quot;)">
            <text:p/>
          </table:table-cell>
          <table:table-cell table:style-name="ce5" table:formula="of:=IF([.A403]=[.B403];[.A403];&quot;&quot;)">
            <text:p/>
          </table:table-cell>
          <table:table-cell table:number-columns-repeated="1021"/>
        </table:table-row>
        <table:table-row table:style-name="ro5">
          <table:table-cell table:formula="of:=IF(AND([.A403]&lt;&gt;[.B403]);IF([.A403]&gt;[.B403];[.A403]-[.B403];[.A403]);&quot;&quot;)">
            <text:p/>
          </table:table-cell>
          <table:table-cell table:formula="of:=IF(AND([.A403]&lt;&gt;[.B403]);IF([.B403]&gt;[.A403];[.B403]-[.A403];[.B403]);&quot;&quot;)">
            <text:p/>
          </table:table-cell>
          <table:table-cell table:style-name="ce5" table:formula="of:=IF([.A404]=[.B404];[.A404];&quot;&quot;)">
            <text:p/>
          </table:table-cell>
          <table:table-cell table:number-columns-repeated="1021"/>
        </table:table-row>
        <table:table-row table:style-name="ro5">
          <table:table-cell table:formula="of:=IF(AND([.A404]&lt;&gt;[.B404]);IF([.A404]&gt;[.B404];[.A404]-[.B404];[.A404]);&quot;&quot;)">
            <text:p/>
          </table:table-cell>
          <table:table-cell table:formula="of:=IF(AND([.A404]&lt;&gt;[.B404]);IF([.B404]&gt;[.A404];[.B404]-[.A404];[.B404]);&quot;&quot;)">
            <text:p/>
          </table:table-cell>
          <table:table-cell table:style-name="ce5" table:formula="of:=IF([.A405]=[.B405];[.A405];&quot;&quot;)">
            <text:p/>
          </table:table-cell>
          <table:table-cell table:number-columns-repeated="1021"/>
        </table:table-row>
        <table:table-row table:style-name="ro5">
          <table:table-cell table:formula="of:=IF(AND([.A405]&lt;&gt;[.B405]);IF([.A405]&gt;[.B405];[.A405]-[.B405];[.A405]);&quot;&quot;)">
            <text:p/>
          </table:table-cell>
          <table:table-cell table:formula="of:=IF(AND([.A405]&lt;&gt;[.B405]);IF([.B405]&gt;[.A405];[.B405]-[.A405];[.B405]);&quot;&quot;)">
            <text:p/>
          </table:table-cell>
          <table:table-cell table:style-name="ce5" table:formula="of:=IF([.A406]=[.B406];[.A406];&quot;&quot;)">
            <text:p/>
          </table:table-cell>
          <table:table-cell table:number-columns-repeated="1021"/>
        </table:table-row>
        <table:table-row table:style-name="ro5">
          <table:table-cell table:formula="of:=IF(AND([.A406]&lt;&gt;[.B406]);IF([.A406]&gt;[.B406];[.A406]-[.B406];[.A406]);&quot;&quot;)">
            <text:p/>
          </table:table-cell>
          <table:table-cell table:formula="of:=IF(AND([.A406]&lt;&gt;[.B406]);IF([.B406]&gt;[.A406];[.B406]-[.A406];[.B406]);&quot;&quot;)">
            <text:p/>
          </table:table-cell>
          <table:table-cell table:style-name="ce5" table:formula="of:=IF([.A407]=[.B407];[.A407];&quot;&quot;)">
            <text:p/>
          </table:table-cell>
          <table:table-cell table:number-columns-repeated="1021"/>
        </table:table-row>
        <table:table-row table:style-name="ro5">
          <table:table-cell table:formula="of:=IF(AND([.A407]&lt;&gt;[.B407]);IF([.A407]&gt;[.B407];[.A407]-[.B407];[.A407]);&quot;&quot;)">
            <text:p/>
          </table:table-cell>
          <table:table-cell table:formula="of:=IF(AND([.A407]&lt;&gt;[.B407]);IF([.B407]&gt;[.A407];[.B407]-[.A407];[.B407]);&quot;&quot;)">
            <text:p/>
          </table:table-cell>
          <table:table-cell table:style-name="ce5" table:formula="of:=IF([.A408]=[.B408];[.A408];&quot;&quot;)">
            <text:p/>
          </table:table-cell>
          <table:table-cell table:number-columns-repeated="1021"/>
        </table:table-row>
        <table:table-row table:style-name="ro5">
          <table:table-cell table:formula="of:=IF(AND([.A408]&lt;&gt;[.B408]);IF([.A408]&gt;[.B408];[.A408]-[.B408];[.A408]);&quot;&quot;)">
            <text:p/>
          </table:table-cell>
          <table:table-cell table:formula="of:=IF(AND([.A408]&lt;&gt;[.B408]);IF([.B408]&gt;[.A408];[.B408]-[.A408];[.B408]);&quot;&quot;)">
            <text:p/>
          </table:table-cell>
          <table:table-cell table:style-name="ce5" table:formula="of:=IF([.A409]=[.B409];[.A409];&quot;&quot;)">
            <text:p/>
          </table:table-cell>
          <table:table-cell table:number-columns-repeated="1021"/>
        </table:table-row>
        <table:table-row table:style-name="ro5">
          <table:table-cell table:formula="of:=IF(AND([.A409]&lt;&gt;[.B409]);IF([.A409]&gt;[.B409];[.A409]-[.B409];[.A409]);&quot;&quot;)">
            <text:p/>
          </table:table-cell>
          <table:table-cell table:formula="of:=IF(AND([.A409]&lt;&gt;[.B409]);IF([.B409]&gt;[.A409];[.B409]-[.A409];[.B409]);&quot;&quot;)">
            <text:p/>
          </table:table-cell>
          <table:table-cell table:style-name="ce5" table:formula="of:=IF([.A410]=[.B410];[.A410];&quot;&quot;)">
            <text:p/>
          </table:table-cell>
          <table:table-cell table:number-columns-repeated="1021"/>
        </table:table-row>
        <table:table-row table:style-name="ro5">
          <table:table-cell table:formula="of:=IF(AND([.A410]&lt;&gt;[.B410]);IF([.A410]&gt;[.B410];[.A410]-[.B410];[.A410]);&quot;&quot;)">
            <text:p/>
          </table:table-cell>
          <table:table-cell table:formula="of:=IF(AND([.A410]&lt;&gt;[.B410]);IF([.B410]&gt;[.A410];[.B410]-[.A410];[.B410]);&quot;&quot;)">
            <text:p/>
          </table:table-cell>
          <table:table-cell table:style-name="ce5" table:formula="of:=IF([.A411]=[.B411];[.A411];&quot;&quot;)">
            <text:p/>
          </table:table-cell>
          <table:table-cell table:number-columns-repeated="1021"/>
        </table:table-row>
        <table:table-row table:style-name="ro5">
          <table:table-cell table:formula="of:=IF(AND([.A411]&lt;&gt;[.B411]);IF([.A411]&gt;[.B411];[.A411]-[.B411];[.A411]);&quot;&quot;)">
            <text:p/>
          </table:table-cell>
          <table:table-cell table:formula="of:=IF(AND([.A411]&lt;&gt;[.B411]);IF([.B411]&gt;[.A411];[.B411]-[.A411];[.B411]);&quot;&quot;)">
            <text:p/>
          </table:table-cell>
          <table:table-cell table:style-name="ce5" table:formula="of:=IF([.A412]=[.B412];[.A412];&quot;&quot;)">
            <text:p/>
          </table:table-cell>
          <table:table-cell table:number-columns-repeated="1021"/>
        </table:table-row>
        <table:table-row table:style-name="ro5">
          <table:table-cell table:formula="of:=IF(AND([.A412]&lt;&gt;[.B412]);IF([.A412]&gt;[.B412];[.A412]-[.B412];[.A412]);&quot;&quot;)">
            <text:p/>
          </table:table-cell>
          <table:table-cell table:formula="of:=IF(AND([.A412]&lt;&gt;[.B412]);IF([.B412]&gt;[.A412];[.B412]-[.A412];[.B412]);&quot;&quot;)">
            <text:p/>
          </table:table-cell>
          <table:table-cell table:style-name="ce5" table:formula="of:=IF([.A413]=[.B413];[.A413];&quot;&quot;)">
            <text:p/>
          </table:table-cell>
          <table:table-cell table:number-columns-repeated="1021"/>
        </table:table-row>
        <table:table-row table:style-name="ro5">
          <table:table-cell table:formula="of:=IF(AND([.A413]&lt;&gt;[.B413]);IF([.A413]&gt;[.B413];[.A413]-[.B413];[.A413]);&quot;&quot;)">
            <text:p/>
          </table:table-cell>
          <table:table-cell table:formula="of:=IF(AND([.A413]&lt;&gt;[.B413]);IF([.B413]&gt;[.A413];[.B413]-[.A413];[.B413]);&quot;&quot;)">
            <text:p/>
          </table:table-cell>
          <table:table-cell table:style-name="ce5" table:formula="of:=IF([.A414]=[.B414];[.A414];&quot;&quot;)">
            <text:p/>
          </table:table-cell>
          <table:table-cell table:number-columns-repeated="1021"/>
        </table:table-row>
        <table:table-row table:style-name="ro5">
          <table:table-cell table:formula="of:=IF(AND([.A414]&lt;&gt;[.B414]);IF([.A414]&gt;[.B414];[.A414]-[.B414];[.A414]);&quot;&quot;)">
            <text:p/>
          </table:table-cell>
          <table:table-cell table:formula="of:=IF(AND([.A414]&lt;&gt;[.B414]);IF([.B414]&gt;[.A414];[.B414]-[.A414];[.B414]);&quot;&quot;)">
            <text:p/>
          </table:table-cell>
          <table:table-cell table:style-name="ce5" table:formula="of:=IF([.A415]=[.B415];[.A415];&quot;&quot;)">
            <text:p/>
          </table:table-cell>
          <table:table-cell table:number-columns-repeated="1021"/>
        </table:table-row>
        <table:table-row table:style-name="ro5">
          <table:table-cell table:formula="of:=IF(AND([.A415]&lt;&gt;[.B415]);IF([.A415]&gt;[.B415];[.A415]-[.B415];[.A415]);&quot;&quot;)">
            <text:p/>
          </table:table-cell>
          <table:table-cell table:formula="of:=IF(AND([.A415]&lt;&gt;[.B415]);IF([.B415]&gt;[.A415];[.B415]-[.A415];[.B415]);&quot;&quot;)">
            <text:p/>
          </table:table-cell>
          <table:table-cell table:style-name="ce5" table:formula="of:=IF([.A416]=[.B416];[.A416];&quot;&quot;)">
            <text:p/>
          </table:table-cell>
          <table:table-cell table:number-columns-repeated="1021"/>
        </table:table-row>
        <table:table-row table:style-name="ro5">
          <table:table-cell table:formula="of:=IF(AND([.A416]&lt;&gt;[.B416]);IF([.A416]&gt;[.B416];[.A416]-[.B416];[.A416]);&quot;&quot;)">
            <text:p/>
          </table:table-cell>
          <table:table-cell table:formula="of:=IF(AND([.A416]&lt;&gt;[.B416]);IF([.B416]&gt;[.A416];[.B416]-[.A416];[.B416]);&quot;&quot;)">
            <text:p/>
          </table:table-cell>
          <table:table-cell table:style-name="ce5" table:formula="of:=IF([.A417]=[.B417];[.A417];&quot;&quot;)">
            <text:p/>
          </table:table-cell>
          <table:table-cell table:number-columns-repeated="1021"/>
        </table:table-row>
        <table:table-row table:style-name="ro5">
          <table:table-cell table:formula="of:=IF(AND([.A417]&lt;&gt;[.B417]);IF([.A417]&gt;[.B417];[.A417]-[.B417];[.A417]);&quot;&quot;)">
            <text:p/>
          </table:table-cell>
          <table:table-cell table:formula="of:=IF(AND([.A417]&lt;&gt;[.B417]);IF([.B417]&gt;[.A417];[.B417]-[.A417];[.B417]);&quot;&quot;)">
            <text:p/>
          </table:table-cell>
          <table:table-cell table:style-name="ce5" table:formula="of:=IF([.A418]=[.B418];[.A418];&quot;&quot;)">
            <text:p/>
          </table:table-cell>
          <table:table-cell table:number-columns-repeated="1021"/>
        </table:table-row>
        <table:table-row table:style-name="ro5">
          <table:table-cell table:formula="of:=IF(AND([.A418]&lt;&gt;[.B418]);IF([.A418]&gt;[.B418];[.A418]-[.B418];[.A418]);&quot;&quot;)">
            <text:p/>
          </table:table-cell>
          <table:table-cell table:formula="of:=IF(AND([.A418]&lt;&gt;[.B418]);IF([.B418]&gt;[.A418];[.B418]-[.A418];[.B418]);&quot;&quot;)">
            <text:p/>
          </table:table-cell>
          <table:table-cell table:style-name="ce5" table:formula="of:=IF([.A419]=[.B419];[.A419];&quot;&quot;)">
            <text:p/>
          </table:table-cell>
          <table:table-cell table:number-columns-repeated="1021"/>
        </table:table-row>
        <table:table-row table:style-name="ro5">
          <table:table-cell table:formula="of:=IF(AND([.A419]&lt;&gt;[.B419]);IF([.A419]&gt;[.B419];[.A419]-[.B419];[.A419]);&quot;&quot;)">
            <text:p/>
          </table:table-cell>
          <table:table-cell table:formula="of:=IF(AND([.A419]&lt;&gt;[.B419]);IF([.B419]&gt;[.A419];[.B419]-[.A419];[.B419]);&quot;&quot;)">
            <text:p/>
          </table:table-cell>
          <table:table-cell table:style-name="ce5" table:formula="of:=IF([.A420]=[.B420];[.A420];&quot;&quot;)">
            <text:p/>
          </table:table-cell>
          <table:table-cell table:number-columns-repeated="1021"/>
        </table:table-row>
        <table:table-row table:style-name="ro5">
          <table:table-cell table:formula="of:=IF(AND([.A420]&lt;&gt;[.B420]);IF([.A420]&gt;[.B420];[.A420]-[.B420];[.A420]);&quot;&quot;)">
            <text:p/>
          </table:table-cell>
          <table:table-cell table:formula="of:=IF(AND([.A420]&lt;&gt;[.B420]);IF([.B420]&gt;[.A420];[.B420]-[.A420];[.B420]);&quot;&quot;)">
            <text:p/>
          </table:table-cell>
          <table:table-cell table:style-name="ce5" table:formula="of:=IF([.A421]=[.B421];[.A421];&quot;&quot;)">
            <text:p/>
          </table:table-cell>
          <table:table-cell table:number-columns-repeated="1021"/>
        </table:table-row>
        <table:table-row table:style-name="ro5">
          <table:table-cell table:formula="of:=IF(AND([.A421]&lt;&gt;[.B421]);IF([.A421]&gt;[.B421];[.A421]-[.B421];[.A421]);&quot;&quot;)">
            <text:p/>
          </table:table-cell>
          <table:table-cell table:formula="of:=IF(AND([.A421]&lt;&gt;[.B421]);IF([.B421]&gt;[.A421];[.B421]-[.A421];[.B421]);&quot;&quot;)">
            <text:p/>
          </table:table-cell>
          <table:table-cell table:style-name="ce5" table:formula="of:=IF([.A422]=[.B422];[.A422];&quot;&quot;)">
            <text:p/>
          </table:table-cell>
          <table:table-cell table:number-columns-repeated="1021"/>
        </table:table-row>
        <table:table-row table:style-name="ro5">
          <table:table-cell table:formula="of:=IF(AND([.A422]&lt;&gt;[.B422]);IF([.A422]&gt;[.B422];[.A422]-[.B422];[.A422]);&quot;&quot;)">
            <text:p/>
          </table:table-cell>
          <table:table-cell table:formula="of:=IF(AND([.A422]&lt;&gt;[.B422]);IF([.B422]&gt;[.A422];[.B422]-[.A422];[.B422]);&quot;&quot;)">
            <text:p/>
          </table:table-cell>
          <table:table-cell table:style-name="ce5" table:formula="of:=IF([.A423]=[.B423];[.A423];&quot;&quot;)">
            <text:p/>
          </table:table-cell>
          <table:table-cell table:number-columns-repeated="1021"/>
        </table:table-row>
        <table:table-row table:style-name="ro5">
          <table:table-cell table:formula="of:=IF(AND([.A423]&lt;&gt;[.B423]);IF([.A423]&gt;[.B423];[.A423]-[.B423];[.A423]);&quot;&quot;)">
            <text:p/>
          </table:table-cell>
          <table:table-cell table:formula="of:=IF(AND([.A423]&lt;&gt;[.B423]);IF([.B423]&gt;[.A423];[.B423]-[.A423];[.B423]);&quot;&quot;)">
            <text:p/>
          </table:table-cell>
          <table:table-cell table:style-name="ce5" table:formula="of:=IF([.A424]=[.B424];[.A424];&quot;&quot;)">
            <text:p/>
          </table:table-cell>
          <table:table-cell table:number-columns-repeated="1021"/>
        </table:table-row>
        <table:table-row table:style-name="ro5">
          <table:table-cell table:formula="of:=IF(AND([.A424]&lt;&gt;[.B424]);IF([.A424]&gt;[.B424];[.A424]-[.B424];[.A424]);&quot;&quot;)">
            <text:p/>
          </table:table-cell>
          <table:table-cell table:formula="of:=IF(AND([.A424]&lt;&gt;[.B424]);IF([.B424]&gt;[.A424];[.B424]-[.A424];[.B424]);&quot;&quot;)">
            <text:p/>
          </table:table-cell>
          <table:table-cell table:style-name="ce5" table:formula="of:=IF([.A425]=[.B425];[.A425];&quot;&quot;)">
            <text:p/>
          </table:table-cell>
          <table:table-cell table:number-columns-repeated="1021"/>
        </table:table-row>
        <table:table-row table:style-name="ro5">
          <table:table-cell table:formula="of:=IF(AND([.A425]&lt;&gt;[.B425]);IF([.A425]&gt;[.B425];[.A425]-[.B425];[.A425]);&quot;&quot;)">
            <text:p/>
          </table:table-cell>
          <table:table-cell table:formula="of:=IF(AND([.A425]&lt;&gt;[.B425]);IF([.B425]&gt;[.A425];[.B425]-[.A425];[.B425]);&quot;&quot;)">
            <text:p/>
          </table:table-cell>
          <table:table-cell table:style-name="ce5" table:formula="of:=IF([.A426]=[.B426];[.A426];&quot;&quot;)">
            <text:p/>
          </table:table-cell>
          <table:table-cell table:number-columns-repeated="1021"/>
        </table:table-row>
        <table:table-row table:style-name="ro5">
          <table:table-cell table:formula="of:=IF(AND([.A426]&lt;&gt;[.B426]);IF([.A426]&gt;[.B426];[.A426]-[.B426];[.A426]);&quot;&quot;)">
            <text:p/>
          </table:table-cell>
          <table:table-cell table:formula="of:=IF(AND([.A426]&lt;&gt;[.B426]);IF([.B426]&gt;[.A426];[.B426]-[.A426];[.B426]);&quot;&quot;)">
            <text:p/>
          </table:table-cell>
          <table:table-cell table:style-name="ce5" table:formula="of:=IF([.A427]=[.B427];[.A427];&quot;&quot;)">
            <text:p/>
          </table:table-cell>
          <table:table-cell table:number-columns-repeated="1021"/>
        </table:table-row>
        <table:table-row table:style-name="ro5">
          <table:table-cell table:formula="of:=IF(AND([.A427]&lt;&gt;[.B427]);IF([.A427]&gt;[.B427];[.A427]-[.B427];[.A427]);&quot;&quot;)">
            <text:p/>
          </table:table-cell>
          <table:table-cell table:formula="of:=IF(AND([.A427]&lt;&gt;[.B427]);IF([.B427]&gt;[.A427];[.B427]-[.A427];[.B427]);&quot;&quot;)">
            <text:p/>
          </table:table-cell>
          <table:table-cell table:style-name="ce5" table:formula="of:=IF([.A428]=[.B428];[.A428];&quot;&quot;)">
            <text:p/>
          </table:table-cell>
          <table:table-cell table:number-columns-repeated="1021"/>
        </table:table-row>
        <table:table-row table:style-name="ro5">
          <table:table-cell table:formula="of:=IF(AND([.A428]&lt;&gt;[.B428]);IF([.A428]&gt;[.B428];[.A428]-[.B428];[.A428]);&quot;&quot;)">
            <text:p/>
          </table:table-cell>
          <table:table-cell table:formula="of:=IF(AND([.A428]&lt;&gt;[.B428]);IF([.B428]&gt;[.A428];[.B428]-[.A428];[.B428]);&quot;&quot;)">
            <text:p/>
          </table:table-cell>
          <table:table-cell table:style-name="ce5" table:formula="of:=IF([.A429]=[.B429];[.A429];&quot;&quot;)">
            <text:p/>
          </table:table-cell>
          <table:table-cell table:number-columns-repeated="1021"/>
        </table:table-row>
        <table:table-row table:style-name="ro5">
          <table:table-cell table:formula="of:=IF(AND([.A429]&lt;&gt;[.B429]);IF([.A429]&gt;[.B429];[.A429]-[.B429];[.A429]);&quot;&quot;)">
            <text:p/>
          </table:table-cell>
          <table:table-cell table:formula="of:=IF(AND([.A429]&lt;&gt;[.B429]);IF([.B429]&gt;[.A429];[.B429]-[.A429];[.B429]);&quot;&quot;)">
            <text:p/>
          </table:table-cell>
          <table:table-cell table:style-name="ce5" table:formula="of:=IF([.A430]=[.B430];[.A430];&quot;&quot;)">
            <text:p/>
          </table:table-cell>
          <table:table-cell table:number-columns-repeated="1021"/>
        </table:table-row>
        <table:table-row table:style-name="ro5">
          <table:table-cell table:formula="of:=IF(AND([.A430]&lt;&gt;[.B430]);IF([.A430]&gt;[.B430];[.A430]-[.B430];[.A430]);&quot;&quot;)">
            <text:p/>
          </table:table-cell>
          <table:table-cell table:formula="of:=IF(AND([.A430]&lt;&gt;[.B430]);IF([.B430]&gt;[.A430];[.B430]-[.A430];[.B430]);&quot;&quot;)">
            <text:p/>
          </table:table-cell>
          <table:table-cell table:style-name="ce5" table:formula="of:=IF([.A431]=[.B431];[.A431];&quot;&quot;)">
            <text:p/>
          </table:table-cell>
          <table:table-cell table:number-columns-repeated="1021"/>
        </table:table-row>
        <table:table-row table:style-name="ro5">
          <table:table-cell table:formula="of:=IF(AND([.A431]&lt;&gt;[.B431]);IF([.A431]&gt;[.B431];[.A431]-[.B431];[.A431]);&quot;&quot;)">
            <text:p/>
          </table:table-cell>
          <table:table-cell table:formula="of:=IF(AND([.A431]&lt;&gt;[.B431]);IF([.B431]&gt;[.A431];[.B431]-[.A431];[.B431]);&quot;&quot;)">
            <text:p/>
          </table:table-cell>
          <table:table-cell table:style-name="ce5" table:formula="of:=IF([.A432]=[.B432];[.A432];&quot;&quot;)">
            <text:p/>
          </table:table-cell>
          <table:table-cell table:number-columns-repeated="1021"/>
        </table:table-row>
        <table:table-row table:style-name="ro5">
          <table:table-cell table:formula="of:=IF(AND([.A432]&lt;&gt;[.B432]);IF([.A432]&gt;[.B432];[.A432]-[.B432];[.A432]);&quot;&quot;)">
            <text:p/>
          </table:table-cell>
          <table:table-cell table:formula="of:=IF(AND([.A432]&lt;&gt;[.B432]);IF([.B432]&gt;[.A432];[.B432]-[.A432];[.B432]);&quot;&quot;)">
            <text:p/>
          </table:table-cell>
          <table:table-cell table:style-name="ce5" table:formula="of:=IF([.A433]=[.B433];[.A433];&quot;&quot;)">
            <text:p/>
          </table:table-cell>
          <table:table-cell table:number-columns-repeated="1021"/>
        </table:table-row>
        <table:table-row table:style-name="ro5">
          <table:table-cell table:formula="of:=IF(AND([.A433]&lt;&gt;[.B433]);IF([.A433]&gt;[.B433];[.A433]-[.B433];[.A433]);&quot;&quot;)">
            <text:p/>
          </table:table-cell>
          <table:table-cell table:formula="of:=IF(AND([.A433]&lt;&gt;[.B433]);IF([.B433]&gt;[.A433];[.B433]-[.A433];[.B433]);&quot;&quot;)">
            <text:p/>
          </table:table-cell>
          <table:table-cell table:style-name="ce5" table:formula="of:=IF([.A434]=[.B434];[.A434];&quot;&quot;)">
            <text:p/>
          </table:table-cell>
          <table:table-cell table:number-columns-repeated="1021"/>
        </table:table-row>
        <table:table-row table:style-name="ro5">
          <table:table-cell table:formula="of:=IF(AND([.A434]&lt;&gt;[.B434]);IF([.A434]&gt;[.B434];[.A434]-[.B434];[.A434]);&quot;&quot;)">
            <text:p/>
          </table:table-cell>
          <table:table-cell table:formula="of:=IF(AND([.A434]&lt;&gt;[.B434]);IF([.B434]&gt;[.A434];[.B434]-[.A434];[.B434]);&quot;&quot;)">
            <text:p/>
          </table:table-cell>
          <table:table-cell table:style-name="ce5" table:formula="of:=IF([.A435]=[.B435];[.A435];&quot;&quot;)">
            <text:p/>
          </table:table-cell>
          <table:table-cell table:number-columns-repeated="1021"/>
        </table:table-row>
        <table:table-row table:style-name="ro5">
          <table:table-cell table:formula="of:=IF(AND([.A435]&lt;&gt;[.B435]);IF([.A435]&gt;[.B435];[.A435]-[.B435];[.A435]);&quot;&quot;)">
            <text:p/>
          </table:table-cell>
          <table:table-cell table:formula="of:=IF(AND([.A435]&lt;&gt;[.B435]);IF([.B435]&gt;[.A435];[.B435]-[.A435];[.B435]);&quot;&quot;)">
            <text:p/>
          </table:table-cell>
          <table:table-cell table:style-name="ce5" table:formula="of:=IF([.A436]=[.B436];[.A436];&quot;&quot;)">
            <text:p/>
          </table:table-cell>
          <table:table-cell table:number-columns-repeated="1021"/>
        </table:table-row>
        <table:table-row table:style-name="ro5">
          <table:table-cell table:formula="of:=IF(AND([.A436]&lt;&gt;[.B436]);IF([.A436]&gt;[.B436];[.A436]-[.B436];[.A436]);&quot;&quot;)">
            <text:p/>
          </table:table-cell>
          <table:table-cell table:formula="of:=IF(AND([.A436]&lt;&gt;[.B436]);IF([.B436]&gt;[.A436];[.B436]-[.A436];[.B436]);&quot;&quot;)">
            <text:p/>
          </table:table-cell>
          <table:table-cell table:style-name="ce5" table:formula="of:=IF([.A437]=[.B437];[.A437];&quot;&quot;)">
            <text:p/>
          </table:table-cell>
          <table:table-cell table:number-columns-repeated="1021"/>
        </table:table-row>
        <table:table-row table:style-name="ro5">
          <table:table-cell table:formula="of:=IF(AND([.A437]&lt;&gt;[.B437]);IF([.A437]&gt;[.B437];[.A437]-[.B437];[.A437]);&quot;&quot;)">
            <text:p/>
          </table:table-cell>
          <table:table-cell table:formula="of:=IF(AND([.A437]&lt;&gt;[.B437]);IF([.B437]&gt;[.A437];[.B437]-[.A437];[.B437]);&quot;&quot;)">
            <text:p/>
          </table:table-cell>
          <table:table-cell table:style-name="ce5" table:formula="of:=IF([.A438]=[.B438];[.A438];&quot;&quot;)">
            <text:p/>
          </table:table-cell>
          <table:table-cell table:number-columns-repeated="1021"/>
        </table:table-row>
        <table:table-row table:style-name="ro5">
          <table:table-cell table:formula="of:=IF(AND([.A438]&lt;&gt;[.B438]);IF([.A438]&gt;[.B438];[.A438]-[.B438];[.A438]);&quot;&quot;)">
            <text:p/>
          </table:table-cell>
          <table:table-cell table:formula="of:=IF(AND([.A438]&lt;&gt;[.B438]);IF([.B438]&gt;[.A438];[.B438]-[.A438];[.B438]);&quot;&quot;)">
            <text:p/>
          </table:table-cell>
          <table:table-cell table:style-name="ce5" table:formula="of:=IF([.A439]=[.B439];[.A439];&quot;&quot;)">
            <text:p/>
          </table:table-cell>
          <table:table-cell table:number-columns-repeated="1021"/>
        </table:table-row>
        <table:table-row table:style-name="ro5">
          <table:table-cell table:formula="of:=IF(AND([.A439]&lt;&gt;[.B439]);IF([.A439]&gt;[.B439];[.A439]-[.B439];[.A439]);&quot;&quot;)">
            <text:p/>
          </table:table-cell>
          <table:table-cell table:formula="of:=IF(AND([.A439]&lt;&gt;[.B439]);IF([.B439]&gt;[.A439];[.B439]-[.A439];[.B439]);&quot;&quot;)">
            <text:p/>
          </table:table-cell>
          <table:table-cell table:style-name="ce5" table:formula="of:=IF([.A440]=[.B440];[.A440];&quot;&quot;)">
            <text:p/>
          </table:table-cell>
          <table:table-cell table:number-columns-repeated="1021"/>
        </table:table-row>
        <table:table-row table:style-name="ro5">
          <table:table-cell table:formula="of:=IF(AND([.A440]&lt;&gt;[.B440]);IF([.A440]&gt;[.B440];[.A440]-[.B440];[.A440]);&quot;&quot;)">
            <text:p/>
          </table:table-cell>
          <table:table-cell table:formula="of:=IF(AND([.A440]&lt;&gt;[.B440]);IF([.B440]&gt;[.A440];[.B440]-[.A440];[.B440]);&quot;&quot;)">
            <text:p/>
          </table:table-cell>
          <table:table-cell table:style-name="ce5" table:formula="of:=IF([.A441]=[.B441];[.A441];&quot;&quot;)">
            <text:p/>
          </table:table-cell>
          <table:table-cell table:number-columns-repeated="1021"/>
        </table:table-row>
        <table:table-row table:style-name="ro5">
          <table:table-cell table:formula="of:=IF(AND([.A441]&lt;&gt;[.B441]);IF([.A441]&gt;[.B441];[.A441]-[.B441];[.A441]);&quot;&quot;)">
            <text:p/>
          </table:table-cell>
          <table:table-cell table:formula="of:=IF(AND([.A441]&lt;&gt;[.B441]);IF([.B441]&gt;[.A441];[.B441]-[.A441];[.B441]);&quot;&quot;)">
            <text:p/>
          </table:table-cell>
          <table:table-cell table:style-name="ce5" table:formula="of:=IF([.A442]=[.B442];[.A442];&quot;&quot;)">
            <text:p/>
          </table:table-cell>
          <table:table-cell table:number-columns-repeated="1021"/>
        </table:table-row>
        <table:table-row table:style-name="ro5">
          <table:table-cell table:formula="of:=IF(AND([.A442]&lt;&gt;[.B442]);IF([.A442]&gt;[.B442];[.A442]-[.B442];[.A442]);&quot;&quot;)">
            <text:p/>
          </table:table-cell>
          <table:table-cell table:formula="of:=IF(AND([.A442]&lt;&gt;[.B442]);IF([.B442]&gt;[.A442];[.B442]-[.A442];[.B442]);&quot;&quot;)">
            <text:p/>
          </table:table-cell>
          <table:table-cell table:style-name="ce5" table:formula="of:=IF([.A443]=[.B443];[.A443];&quot;&quot;)">
            <text:p/>
          </table:table-cell>
          <table:table-cell table:number-columns-repeated="1021"/>
        </table:table-row>
        <table:table-row table:style-name="ro5">
          <table:table-cell table:formula="of:=IF(AND([.A443]&lt;&gt;[.B443]);IF([.A443]&gt;[.B443];[.A443]-[.B443];[.A443]);&quot;&quot;)">
            <text:p/>
          </table:table-cell>
          <table:table-cell table:formula="of:=IF(AND([.A443]&lt;&gt;[.B443]);IF([.B443]&gt;[.A443];[.B443]-[.A443];[.B443]);&quot;&quot;)">
            <text:p/>
          </table:table-cell>
          <table:table-cell table:style-name="ce5" table:formula="of:=IF([.A444]=[.B444];[.A444];&quot;&quot;)">
            <text:p/>
          </table:table-cell>
          <table:table-cell table:number-columns-repeated="1021"/>
        </table:table-row>
        <table:table-row table:style-name="ro5">
          <table:table-cell table:formula="of:=IF(AND([.A444]&lt;&gt;[.B444]);IF([.A444]&gt;[.B444];[.A444]-[.B444];[.A444]);&quot;&quot;)">
            <text:p/>
          </table:table-cell>
          <table:table-cell table:formula="of:=IF(AND([.A444]&lt;&gt;[.B444]);IF([.B444]&gt;[.A444];[.B444]-[.A444];[.B444]);&quot;&quot;)">
            <text:p/>
          </table:table-cell>
          <table:table-cell table:style-name="ce5" table:formula="of:=IF([.A445]=[.B445];[.A445];&quot;&quot;)">
            <text:p/>
          </table:table-cell>
          <table:table-cell table:number-columns-repeated="1021"/>
        </table:table-row>
        <table:table-row table:style-name="ro5">
          <table:table-cell table:formula="of:=IF(AND([.A445]&lt;&gt;[.B445]);IF([.A445]&gt;[.B445];[.A445]-[.B445];[.A445]);&quot;&quot;)">
            <text:p/>
          </table:table-cell>
          <table:table-cell table:formula="of:=IF(AND([.A445]&lt;&gt;[.B445]);IF([.B445]&gt;[.A445];[.B445]-[.A445];[.B445]);&quot;&quot;)">
            <text:p/>
          </table:table-cell>
          <table:table-cell table:style-name="ce5" table:formula="of:=IF([.A446]=[.B446];[.A446];&quot;&quot;)">
            <text:p/>
          </table:table-cell>
          <table:table-cell table:number-columns-repeated="1021"/>
        </table:table-row>
        <table:table-row table:style-name="ro5">
          <table:table-cell table:formula="of:=IF(AND([.A446]&lt;&gt;[.B446]);IF([.A446]&gt;[.B446];[.A446]-[.B446];[.A446]);&quot;&quot;)">
            <text:p/>
          </table:table-cell>
          <table:table-cell table:formula="of:=IF(AND([.A446]&lt;&gt;[.B446]);IF([.B446]&gt;[.A446];[.B446]-[.A446];[.B446]);&quot;&quot;)">
            <text:p/>
          </table:table-cell>
          <table:table-cell table:style-name="ce5" table:formula="of:=IF([.A447]=[.B447];[.A447];&quot;&quot;)">
            <text:p/>
          </table:table-cell>
          <table:table-cell table:number-columns-repeated="1021"/>
        </table:table-row>
        <table:table-row table:style-name="ro5">
          <table:table-cell table:formula="of:=IF(AND([.A447]&lt;&gt;[.B447]);IF([.A447]&gt;[.B447];[.A447]-[.B447];[.A447]);&quot;&quot;)">
            <text:p/>
          </table:table-cell>
          <table:table-cell table:formula="of:=IF(AND([.A447]&lt;&gt;[.B447]);IF([.B447]&gt;[.A447];[.B447]-[.A447];[.B447]);&quot;&quot;)">
            <text:p/>
          </table:table-cell>
          <table:table-cell table:style-name="ce5" table:formula="of:=IF([.A448]=[.B448];[.A448];&quot;&quot;)">
            <text:p/>
          </table:table-cell>
          <table:table-cell table:number-columns-repeated="1021"/>
        </table:table-row>
        <table:table-row table:style-name="ro5">
          <table:table-cell table:formula="of:=IF(AND([.A448]&lt;&gt;[.B448]);IF([.A448]&gt;[.B448];[.A448]-[.B448];[.A448]);&quot;&quot;)">
            <text:p/>
          </table:table-cell>
          <table:table-cell table:formula="of:=IF(AND([.A448]&lt;&gt;[.B448]);IF([.B448]&gt;[.A448];[.B448]-[.A448];[.B448]);&quot;&quot;)">
            <text:p/>
          </table:table-cell>
          <table:table-cell table:style-name="ce5" table:formula="of:=IF([.A449]=[.B449];[.A449];&quot;&quot;)">
            <text:p/>
          </table:table-cell>
          <table:table-cell table:number-columns-repeated="1021"/>
        </table:table-row>
        <table:table-row table:style-name="ro5">
          <table:table-cell table:formula="of:=IF(AND([.A449]&lt;&gt;[.B449]);IF([.A449]&gt;[.B449];[.A449]-[.B449];[.A449]);&quot;&quot;)">
            <text:p/>
          </table:table-cell>
          <table:table-cell table:formula="of:=IF(AND([.A449]&lt;&gt;[.B449]);IF([.B449]&gt;[.A449];[.B449]-[.A449];[.B449]);&quot;&quot;)">
            <text:p/>
          </table:table-cell>
          <table:table-cell table:style-name="ce5" table:formula="of:=IF([.A450]=[.B450];[.A450];&quot;&quot;)">
            <text:p/>
          </table:table-cell>
          <table:table-cell table:number-columns-repeated="1021"/>
        </table:table-row>
        <table:table-row table:style-name="ro5">
          <table:table-cell table:formula="of:=IF(AND([.A450]&lt;&gt;[.B450]);IF([.A450]&gt;[.B450];[.A450]-[.B450];[.A450]);&quot;&quot;)">
            <text:p/>
          </table:table-cell>
          <table:table-cell table:formula="of:=IF(AND([.A450]&lt;&gt;[.B450]);IF([.B450]&gt;[.A450];[.B450]-[.A450];[.B450]);&quot;&quot;)">
            <text:p/>
          </table:table-cell>
          <table:table-cell table:style-name="ce5" table:formula="of:=IF([.A451]=[.B451];[.A451];&quot;&quot;)">
            <text:p/>
          </table:table-cell>
          <table:table-cell table:number-columns-repeated="1021"/>
        </table:table-row>
        <table:table-row table:style-name="ro5">
          <table:table-cell table:formula="of:=IF(AND([.A451]&lt;&gt;[.B451]);IF([.A451]&gt;[.B451];[.A451]-[.B451];[.A451]);&quot;&quot;)">
            <text:p/>
          </table:table-cell>
          <table:table-cell table:formula="of:=IF(AND([.A451]&lt;&gt;[.B451]);IF([.B451]&gt;[.A451];[.B451]-[.A451];[.B451]);&quot;&quot;)">
            <text:p/>
          </table:table-cell>
          <table:table-cell table:style-name="ce5" table:formula="of:=IF([.A452]=[.B452];[.A452];&quot;&quot;)">
            <text:p/>
          </table:table-cell>
          <table:table-cell table:number-columns-repeated="1021"/>
        </table:table-row>
        <table:table-row table:style-name="ro5">
          <table:table-cell table:formula="of:=IF(AND([.A452]&lt;&gt;[.B452]);IF([.A452]&gt;[.B452];[.A452]-[.B452];[.A452]);&quot;&quot;)">
            <text:p/>
          </table:table-cell>
          <table:table-cell table:formula="of:=IF(AND([.A452]&lt;&gt;[.B452]);IF([.B452]&gt;[.A452];[.B452]-[.A452];[.B452]);&quot;&quot;)">
            <text:p/>
          </table:table-cell>
          <table:table-cell table:style-name="ce5" table:formula="of:=IF([.A453]=[.B453];[.A453];&quot;&quot;)">
            <text:p/>
          </table:table-cell>
          <table:table-cell table:number-columns-repeated="1021"/>
        </table:table-row>
        <table:table-row table:style-name="ro5">
          <table:table-cell table:formula="of:=IF(AND([.A453]&lt;&gt;[.B453]);IF([.A453]&gt;[.B453];[.A453]-[.B453];[.A453]);&quot;&quot;)">
            <text:p/>
          </table:table-cell>
          <table:table-cell table:formula="of:=IF(AND([.A453]&lt;&gt;[.B453]);IF([.B453]&gt;[.A453];[.B453]-[.A453];[.B453]);&quot;&quot;)">
            <text:p/>
          </table:table-cell>
          <table:table-cell table:style-name="ce5" table:formula="of:=IF([.A454]=[.B454];[.A454];&quot;&quot;)">
            <text:p/>
          </table:table-cell>
          <table:table-cell table:number-columns-repeated="1021"/>
        </table:table-row>
        <table:table-row table:style-name="ro5">
          <table:table-cell table:formula="of:=IF(AND([.A454]&lt;&gt;[.B454]);IF([.A454]&gt;[.B454];[.A454]-[.B454];[.A454]);&quot;&quot;)">
            <text:p/>
          </table:table-cell>
          <table:table-cell table:formula="of:=IF(AND([.A454]&lt;&gt;[.B454]);IF([.B454]&gt;[.A454];[.B454]-[.A454];[.B454]);&quot;&quot;)">
            <text:p/>
          </table:table-cell>
          <table:table-cell table:style-name="ce5" table:formula="of:=IF([.A455]=[.B455];[.A455];&quot;&quot;)">
            <text:p/>
          </table:table-cell>
          <table:table-cell table:number-columns-repeated="1021"/>
        </table:table-row>
        <table:table-row table:style-name="ro5">
          <table:table-cell table:formula="of:=IF(AND([.A455]&lt;&gt;[.B455]);IF([.A455]&gt;[.B455];[.A455]-[.B455];[.A455]);&quot;&quot;)">
            <text:p/>
          </table:table-cell>
          <table:table-cell table:formula="of:=IF(AND([.A455]&lt;&gt;[.B455]);IF([.B455]&gt;[.A455];[.B455]-[.A455];[.B455]);&quot;&quot;)">
            <text:p/>
          </table:table-cell>
          <table:table-cell table:style-name="ce5" table:formula="of:=IF([.A456]=[.B456];[.A456];&quot;&quot;)">
            <text:p/>
          </table:table-cell>
          <table:table-cell table:number-columns-repeated="1021"/>
        </table:table-row>
        <table:table-row table:style-name="ro5">
          <table:table-cell table:formula="of:=IF(AND([.A456]&lt;&gt;[.B456]);IF([.A456]&gt;[.B456];[.A456]-[.B456];[.A456]);&quot;&quot;)">
            <text:p/>
          </table:table-cell>
          <table:table-cell table:formula="of:=IF(AND([.A456]&lt;&gt;[.B456]);IF([.B456]&gt;[.A456];[.B456]-[.A456];[.B456]);&quot;&quot;)">
            <text:p/>
          </table:table-cell>
          <table:table-cell table:style-name="ce5" table:formula="of:=IF([.A457]=[.B457];[.A457];&quot;&quot;)">
            <text:p/>
          </table:table-cell>
          <table:table-cell table:number-columns-repeated="1021"/>
        </table:table-row>
        <table:table-row table:style-name="ro5">
          <table:table-cell table:formula="of:=IF(AND([.A457]&lt;&gt;[.B457]);IF([.A457]&gt;[.B457];[.A457]-[.B457];[.A457]);&quot;&quot;)">
            <text:p/>
          </table:table-cell>
          <table:table-cell table:formula="of:=IF(AND([.A457]&lt;&gt;[.B457]);IF([.B457]&gt;[.A457];[.B457]-[.A457];[.B457]);&quot;&quot;)">
            <text:p/>
          </table:table-cell>
          <table:table-cell table:style-name="ce5" table:formula="of:=IF([.A458]=[.B458];[.A458];&quot;&quot;)">
            <text:p/>
          </table:table-cell>
          <table:table-cell table:number-columns-repeated="1021"/>
        </table:table-row>
        <table:table-row table:style-name="ro5">
          <table:table-cell table:formula="of:=IF(AND([.A458]&lt;&gt;[.B458]);IF([.A458]&gt;[.B458];[.A458]-[.B458];[.A458]);&quot;&quot;)">
            <text:p/>
          </table:table-cell>
          <table:table-cell table:formula="of:=IF(AND([.A458]&lt;&gt;[.B458]);IF([.B458]&gt;[.A458];[.B458]-[.A458];[.B458]);&quot;&quot;)">
            <text:p/>
          </table:table-cell>
          <table:table-cell table:style-name="ce5" table:formula="of:=IF([.A459]=[.B459];[.A459];&quot;&quot;)">
            <text:p/>
          </table:table-cell>
          <table:table-cell table:number-columns-repeated="1021"/>
        </table:table-row>
        <table:table-row table:style-name="ro5">
          <table:table-cell table:formula="of:=IF(AND([.A459]&lt;&gt;[.B459]);IF([.A459]&gt;[.B459];[.A459]-[.B459];[.A459]);&quot;&quot;)">
            <text:p/>
          </table:table-cell>
          <table:table-cell table:formula="of:=IF(AND([.A459]&lt;&gt;[.B459]);IF([.B459]&gt;[.A459];[.B459]-[.A459];[.B459]);&quot;&quot;)">
            <text:p/>
          </table:table-cell>
          <table:table-cell table:style-name="ce5" table:formula="of:=IF([.A460]=[.B460];[.A460];&quot;&quot;)">
            <text:p/>
          </table:table-cell>
          <table:table-cell table:number-columns-repeated="1021"/>
        </table:table-row>
        <table:table-row table:style-name="ro5">
          <table:table-cell table:formula="of:=IF(AND([.A460]&lt;&gt;[.B460]);IF([.A460]&gt;[.B460];[.A460]-[.B460];[.A460]);&quot;&quot;)">
            <text:p/>
          </table:table-cell>
          <table:table-cell table:formula="of:=IF(AND([.A460]&lt;&gt;[.B460]);IF([.B460]&gt;[.A460];[.B460]-[.A460];[.B460]);&quot;&quot;)">
            <text:p/>
          </table:table-cell>
          <table:table-cell table:style-name="ce5" table:formula="of:=IF([.A461]=[.B461];[.A461];&quot;&quot;)">
            <text:p/>
          </table:table-cell>
          <table:table-cell table:number-columns-repeated="1021"/>
        </table:table-row>
        <table:table-row table:style-name="ro5">
          <table:table-cell table:formula="of:=IF(AND([.A461]&lt;&gt;[.B461]);IF([.A461]&gt;[.B461];[.A461]-[.B461];[.A461]);&quot;&quot;)">
            <text:p/>
          </table:table-cell>
          <table:table-cell table:formula="of:=IF(AND([.A461]&lt;&gt;[.B461]);IF([.B461]&gt;[.A461];[.B461]-[.A461];[.B461]);&quot;&quot;)">
            <text:p/>
          </table:table-cell>
          <table:table-cell table:style-name="ce5" table:formula="of:=IF([.A462]=[.B462];[.A462];&quot;&quot;)">
            <text:p/>
          </table:table-cell>
          <table:table-cell table:number-columns-repeated="1021"/>
        </table:table-row>
        <table:table-row table:style-name="ro5">
          <table:table-cell table:formula="of:=IF(AND([.A462]&lt;&gt;[.B462]);IF([.A462]&gt;[.B462];[.A462]-[.B462];[.A462]);&quot;&quot;)">
            <text:p/>
          </table:table-cell>
          <table:table-cell table:formula="of:=IF(AND([.A462]&lt;&gt;[.B462]);IF([.B462]&gt;[.A462];[.B462]-[.A462];[.B462]);&quot;&quot;)">
            <text:p/>
          </table:table-cell>
          <table:table-cell table:style-name="ce5" table:formula="of:=IF([.A463]=[.B463];[.A463];&quot;&quot;)">
            <text:p/>
          </table:table-cell>
          <table:table-cell table:number-columns-repeated="1021"/>
        </table:table-row>
        <table:table-row table:style-name="ro5">
          <table:table-cell table:formula="of:=IF(AND([.A463]&lt;&gt;[.B463]);IF([.A463]&gt;[.B463];[.A463]-[.B463];[.A463]);&quot;&quot;)">
            <text:p/>
          </table:table-cell>
          <table:table-cell table:formula="of:=IF(AND([.A463]&lt;&gt;[.B463]);IF([.B463]&gt;[.A463];[.B463]-[.A463];[.B463]);&quot;&quot;)">
            <text:p/>
          </table:table-cell>
          <table:table-cell table:style-name="ce5" table:formula="of:=IF([.A464]=[.B464];[.A464];&quot;&quot;)">
            <text:p/>
          </table:table-cell>
          <table:table-cell table:number-columns-repeated="1021"/>
        </table:table-row>
        <table:table-row table:style-name="ro5">
          <table:table-cell table:formula="of:=IF(AND([.A464]&lt;&gt;[.B464]);IF([.A464]&gt;[.B464];[.A464]-[.B464];[.A464]);&quot;&quot;)">
            <text:p/>
          </table:table-cell>
          <table:table-cell table:formula="of:=IF(AND([.A464]&lt;&gt;[.B464]);IF([.B464]&gt;[.A464];[.B464]-[.A464];[.B464]);&quot;&quot;)">
            <text:p/>
          </table:table-cell>
          <table:table-cell table:style-name="ce5" table:formula="of:=IF([.A465]=[.B465];[.A465];&quot;&quot;)">
            <text:p/>
          </table:table-cell>
          <table:table-cell table:number-columns-repeated="1021"/>
        </table:table-row>
        <table:table-row table:style-name="ro5">
          <table:table-cell table:formula="of:=IF(AND([.A465]&lt;&gt;[.B465]);IF([.A465]&gt;[.B465];[.A465]-[.B465];[.A465]);&quot;&quot;)">
            <text:p/>
          </table:table-cell>
          <table:table-cell table:formula="of:=IF(AND([.A465]&lt;&gt;[.B465]);IF([.B465]&gt;[.A465];[.B465]-[.A465];[.B465]);&quot;&quot;)">
            <text:p/>
          </table:table-cell>
          <table:table-cell table:style-name="ce5" table:formula="of:=IF([.A466]=[.B466];[.A466];&quot;&quot;)">
            <text:p/>
          </table:table-cell>
          <table:table-cell table:number-columns-repeated="1021"/>
        </table:table-row>
        <table:table-row table:style-name="ro5">
          <table:table-cell table:formula="of:=IF(AND([.A466]&lt;&gt;[.B466]);IF([.A466]&gt;[.B466];[.A466]-[.B466];[.A466]);&quot;&quot;)">
            <text:p/>
          </table:table-cell>
          <table:table-cell table:formula="of:=IF(AND([.A466]&lt;&gt;[.B466]);IF([.B466]&gt;[.A466];[.B466]-[.A466];[.B466]);&quot;&quot;)">
            <text:p/>
          </table:table-cell>
          <table:table-cell table:style-name="ce5" table:formula="of:=IF([.A467]=[.B467];[.A467];&quot;&quot;)">
            <text:p/>
          </table:table-cell>
          <table:table-cell table:number-columns-repeated="1021"/>
        </table:table-row>
        <table:table-row table:style-name="ro5">
          <table:table-cell table:formula="of:=IF(AND([.A467]&lt;&gt;[.B467]);IF([.A467]&gt;[.B467];[.A467]-[.B467];[.A467]);&quot;&quot;)">
            <text:p/>
          </table:table-cell>
          <table:table-cell table:formula="of:=IF(AND([.A467]&lt;&gt;[.B467]);IF([.B467]&gt;[.A467];[.B467]-[.A467];[.B467]);&quot;&quot;)">
            <text:p/>
          </table:table-cell>
          <table:table-cell table:style-name="ce5" table:formula="of:=IF([.A468]=[.B468];[.A468];&quot;&quot;)">
            <text:p/>
          </table:table-cell>
          <table:table-cell table:number-columns-repeated="1021"/>
        </table:table-row>
        <table:table-row table:style-name="ro5">
          <table:table-cell table:formula="of:=IF(AND([.A468]&lt;&gt;[.B468]);IF([.A468]&gt;[.B468];[.A468]-[.B468];[.A468]);&quot;&quot;)">
            <text:p/>
          </table:table-cell>
          <table:table-cell table:formula="of:=IF(AND([.A468]&lt;&gt;[.B468]);IF([.B468]&gt;[.A468];[.B468]-[.A468];[.B468]);&quot;&quot;)">
            <text:p/>
          </table:table-cell>
          <table:table-cell table:style-name="ce5" table:formula="of:=IF([.A469]=[.B469];[.A469];&quot;&quot;)">
            <text:p/>
          </table:table-cell>
          <table:table-cell table:number-columns-repeated="1021"/>
        </table:table-row>
        <table:table-row table:style-name="ro5">
          <table:table-cell table:formula="of:=IF(AND([.A469]&lt;&gt;[.B469]);IF([.A469]&gt;[.B469];[.A469]-[.B469];[.A469]);&quot;&quot;)">
            <text:p/>
          </table:table-cell>
          <table:table-cell table:formula="of:=IF(AND([.A469]&lt;&gt;[.B469]);IF([.B469]&gt;[.A469];[.B469]-[.A469];[.B469]);&quot;&quot;)">
            <text:p/>
          </table:table-cell>
          <table:table-cell table:style-name="ce5" table:formula="of:=IF([.A470]=[.B470];[.A470];&quot;&quot;)">
            <text:p/>
          </table:table-cell>
          <table:table-cell table:number-columns-repeated="1021"/>
        </table:table-row>
        <table:table-row table:style-name="ro5">
          <table:table-cell table:formula="of:=IF(AND([.A470]&lt;&gt;[.B470]);IF([.A470]&gt;[.B470];[.A470]-[.B470];[.A470]);&quot;&quot;)">
            <text:p/>
          </table:table-cell>
          <table:table-cell table:formula="of:=IF(AND([.A470]&lt;&gt;[.B470]);IF([.B470]&gt;[.A470];[.B470]-[.A470];[.B470]);&quot;&quot;)">
            <text:p/>
          </table:table-cell>
          <table:table-cell table:style-name="ce5" table:formula="of:=IF([.A471]=[.B471];[.A471];&quot;&quot;)">
            <text:p/>
          </table:table-cell>
          <table:table-cell table:number-columns-repeated="1021"/>
        </table:table-row>
        <table:table-row table:style-name="ro5">
          <table:table-cell table:formula="of:=IF(AND([.A471]&lt;&gt;[.B471]);IF([.A471]&gt;[.B471];[.A471]-[.B471];[.A471]);&quot;&quot;)">
            <text:p/>
          </table:table-cell>
          <table:table-cell table:formula="of:=IF(AND([.A471]&lt;&gt;[.B471]);IF([.B471]&gt;[.A471];[.B471]-[.A471];[.B471]);&quot;&quot;)">
            <text:p/>
          </table:table-cell>
          <table:table-cell table:style-name="ce5" table:formula="of:=IF([.A472]=[.B472];[.A472];&quot;&quot;)">
            <text:p/>
          </table:table-cell>
          <table:table-cell table:number-columns-repeated="1021"/>
        </table:table-row>
        <table:table-row table:style-name="ro5">
          <table:table-cell table:formula="of:=IF(AND([.A472]&lt;&gt;[.B472]);IF([.A472]&gt;[.B472];[.A472]-[.B472];[.A472]);&quot;&quot;)">
            <text:p/>
          </table:table-cell>
          <table:table-cell table:formula="of:=IF(AND([.A472]&lt;&gt;[.B472]);IF([.B472]&gt;[.A472];[.B472]-[.A472];[.B472]);&quot;&quot;)">
            <text:p/>
          </table:table-cell>
          <table:table-cell table:style-name="ce5" table:formula="of:=IF([.A473]=[.B473];[.A473];&quot;&quot;)">
            <text:p/>
          </table:table-cell>
          <table:table-cell table:number-columns-repeated="1021"/>
        </table:table-row>
        <table:table-row table:style-name="ro5">
          <table:table-cell table:formula="of:=IF(AND([.A473]&lt;&gt;[.B473]);IF([.A473]&gt;[.B473];[.A473]-[.B473];[.A473]);&quot;&quot;)">
            <text:p/>
          </table:table-cell>
          <table:table-cell table:formula="of:=IF(AND([.A473]&lt;&gt;[.B473]);IF([.B473]&gt;[.A473];[.B473]-[.A473];[.B473]);&quot;&quot;)">
            <text:p/>
          </table:table-cell>
          <table:table-cell table:style-name="ce5" table:formula="of:=IF([.A474]=[.B474];[.A474];&quot;&quot;)">
            <text:p/>
          </table:table-cell>
          <table:table-cell table:number-columns-repeated="1021"/>
        </table:table-row>
        <table:table-row table:style-name="ro5">
          <table:table-cell table:formula="of:=IF(AND([.A474]&lt;&gt;[.B474]);IF([.A474]&gt;[.B474];[.A474]-[.B474];[.A474]);&quot;&quot;)">
            <text:p/>
          </table:table-cell>
          <table:table-cell table:formula="of:=IF(AND([.A474]&lt;&gt;[.B474]);IF([.B474]&gt;[.A474];[.B474]-[.A474];[.B474]);&quot;&quot;)">
            <text:p/>
          </table:table-cell>
          <table:table-cell table:style-name="ce5" table:formula="of:=IF([.A475]=[.B475];[.A475];&quot;&quot;)">
            <text:p/>
          </table:table-cell>
          <table:table-cell table:number-columns-repeated="1021"/>
        </table:table-row>
        <table:table-row table:style-name="ro5">
          <table:table-cell table:formula="of:=IF(AND([.A475]&lt;&gt;[.B475]);IF([.A475]&gt;[.B475];[.A475]-[.B475];[.A475]);&quot;&quot;)">
            <text:p/>
          </table:table-cell>
          <table:table-cell table:formula="of:=IF(AND([.A475]&lt;&gt;[.B475]);IF([.B475]&gt;[.A475];[.B475]-[.A475];[.B475]);&quot;&quot;)">
            <text:p/>
          </table:table-cell>
          <table:table-cell table:style-name="ce5" table:formula="of:=IF([.A476]=[.B476];[.A476];&quot;&quot;)">
            <text:p/>
          </table:table-cell>
          <table:table-cell table:number-columns-repeated="1021"/>
        </table:table-row>
        <table:table-row table:style-name="ro5">
          <table:table-cell table:formula="of:=IF(AND([.A476]&lt;&gt;[.B476]);IF([.A476]&gt;[.B476];[.A476]-[.B476];[.A476]);&quot;&quot;)">
            <text:p/>
          </table:table-cell>
          <table:table-cell table:formula="of:=IF(AND([.A476]&lt;&gt;[.B476]);IF([.B476]&gt;[.A476];[.B476]-[.A476];[.B476]);&quot;&quot;)">
            <text:p/>
          </table:table-cell>
          <table:table-cell table:style-name="ce5" table:formula="of:=IF([.A477]=[.B477];[.A477];&quot;&quot;)">
            <text:p/>
          </table:table-cell>
          <table:table-cell table:number-columns-repeated="1021"/>
        </table:table-row>
        <table:table-row table:style-name="ro5">
          <table:table-cell table:formula="of:=IF(AND([.A477]&lt;&gt;[.B477]);IF([.A477]&gt;[.B477];[.A477]-[.B477];[.A477]);&quot;&quot;)">
            <text:p/>
          </table:table-cell>
          <table:table-cell table:formula="of:=IF(AND([.A477]&lt;&gt;[.B477]);IF([.B477]&gt;[.A477];[.B477]-[.A477];[.B477]);&quot;&quot;)">
            <text:p/>
          </table:table-cell>
          <table:table-cell table:style-name="ce5" table:formula="of:=IF([.A478]=[.B478];[.A478];&quot;&quot;)">
            <text:p/>
          </table:table-cell>
          <table:table-cell table:number-columns-repeated="1021"/>
        </table:table-row>
        <table:table-row table:style-name="ro5">
          <table:table-cell table:formula="of:=IF(AND([.A478]&lt;&gt;[.B478]);IF([.A478]&gt;[.B478];[.A478]-[.B478];[.A478]);&quot;&quot;)">
            <text:p/>
          </table:table-cell>
          <table:table-cell table:formula="of:=IF(AND([.A478]&lt;&gt;[.B478]);IF([.B478]&gt;[.A478];[.B478]-[.A478];[.B478]);&quot;&quot;)">
            <text:p/>
          </table:table-cell>
          <table:table-cell table:style-name="ce5" table:formula="of:=IF([.A479]=[.B479];[.A479];&quot;&quot;)">
            <text:p/>
          </table:table-cell>
          <table:table-cell table:number-columns-repeated="1021"/>
        </table:table-row>
        <table:table-row table:style-name="ro5">
          <table:table-cell table:formula="of:=IF(AND([.A479]&lt;&gt;[.B479]);IF([.A479]&gt;[.B479];[.A479]-[.B479];[.A479]);&quot;&quot;)">
            <text:p/>
          </table:table-cell>
          <table:table-cell table:formula="of:=IF(AND([.A479]&lt;&gt;[.B479]);IF([.B479]&gt;[.A479];[.B479]-[.A479];[.B479]);&quot;&quot;)">
            <text:p/>
          </table:table-cell>
          <table:table-cell table:style-name="ce5" table:formula="of:=IF([.A480]=[.B480];[.A480];&quot;&quot;)">
            <text:p/>
          </table:table-cell>
          <table:table-cell table:number-columns-repeated="1021"/>
        </table:table-row>
        <table:table-row table:style-name="ro5">
          <table:table-cell table:formula="of:=IF(AND([.A480]&lt;&gt;[.B480]);IF([.A480]&gt;[.B480];[.A480]-[.B480];[.A480]);&quot;&quot;)">
            <text:p/>
          </table:table-cell>
          <table:table-cell table:formula="of:=IF(AND([.A480]&lt;&gt;[.B480]);IF([.B480]&gt;[.A480];[.B480]-[.A480];[.B480]);&quot;&quot;)">
            <text:p/>
          </table:table-cell>
          <table:table-cell table:style-name="ce5" table:formula="of:=IF([.A481]=[.B481];[.A481];&quot;&quot;)">
            <text:p/>
          </table:table-cell>
          <table:table-cell table:number-columns-repeated="1021"/>
        </table:table-row>
        <table:table-row table:style-name="ro5">
          <table:table-cell table:formula="of:=IF(AND([.A481]&lt;&gt;[.B481]);IF([.A481]&gt;[.B481];[.A481]-[.B481];[.A481]);&quot;&quot;)">
            <text:p/>
          </table:table-cell>
          <table:table-cell table:formula="of:=IF(AND([.A481]&lt;&gt;[.B481]);IF([.B481]&gt;[.A481];[.B481]-[.A481];[.B481]);&quot;&quot;)">
            <text:p/>
          </table:table-cell>
          <table:table-cell table:style-name="ce5" table:formula="of:=IF([.A482]=[.B482];[.A482];&quot;&quot;)">
            <text:p/>
          </table:table-cell>
          <table:table-cell table:number-columns-repeated="1021"/>
        </table:table-row>
        <table:table-row table:style-name="ro5">
          <table:table-cell table:formula="of:=IF(AND([.A482]&lt;&gt;[.B482]);IF([.A482]&gt;[.B482];[.A482]-[.B482];[.A482]);&quot;&quot;)">
            <text:p/>
          </table:table-cell>
          <table:table-cell table:formula="of:=IF(AND([.A482]&lt;&gt;[.B482]);IF([.B482]&gt;[.A482];[.B482]-[.A482];[.B482]);&quot;&quot;)">
            <text:p/>
          </table:table-cell>
          <table:table-cell table:style-name="ce5" table:formula="of:=IF([.A483]=[.B483];[.A483];&quot;&quot;)">
            <text:p/>
          </table:table-cell>
          <table:table-cell table:number-columns-repeated="1021"/>
        </table:table-row>
        <table:table-row table:style-name="ro5">
          <table:table-cell table:formula="of:=IF(AND([.A483]&lt;&gt;[.B483]);IF([.A483]&gt;[.B483];[.A483]-[.B483];[.A483]);&quot;&quot;)">
            <text:p/>
          </table:table-cell>
          <table:table-cell table:formula="of:=IF(AND([.A483]&lt;&gt;[.B483]);IF([.B483]&gt;[.A483];[.B483]-[.A483];[.B483]);&quot;&quot;)">
            <text:p/>
          </table:table-cell>
          <table:table-cell table:style-name="ce5" table:formula="of:=IF([.A484]=[.B484];[.A484];&quot;&quot;)">
            <text:p/>
          </table:table-cell>
          <table:table-cell table:number-columns-repeated="1021"/>
        </table:table-row>
        <table:table-row table:style-name="ro5">
          <table:table-cell table:formula="of:=IF(AND([.A484]&lt;&gt;[.B484]);IF([.A484]&gt;[.B484];[.A484]-[.B484];[.A484]);&quot;&quot;)">
            <text:p/>
          </table:table-cell>
          <table:table-cell table:formula="of:=IF(AND([.A484]&lt;&gt;[.B484]);IF([.B484]&gt;[.A484];[.B484]-[.A484];[.B484]);&quot;&quot;)">
            <text:p/>
          </table:table-cell>
          <table:table-cell table:style-name="ce5" table:formula="of:=IF([.A485]=[.B485];[.A485];&quot;&quot;)">
            <text:p/>
          </table:table-cell>
          <table:table-cell table:number-columns-repeated="1021"/>
        </table:table-row>
        <table:table-row table:style-name="ro5">
          <table:table-cell table:formula="of:=IF(AND([.A485]&lt;&gt;[.B485]);IF([.A485]&gt;[.B485];[.A485]-[.B485];[.A485]);&quot;&quot;)">
            <text:p/>
          </table:table-cell>
          <table:table-cell table:formula="of:=IF(AND([.A485]&lt;&gt;[.B485]);IF([.B485]&gt;[.A485];[.B485]-[.A485];[.B485]);&quot;&quot;)">
            <text:p/>
          </table:table-cell>
          <table:table-cell table:style-name="ce5" table:formula="of:=IF([.A486]=[.B486];[.A486];&quot;&quot;)">
            <text:p/>
          </table:table-cell>
          <table:table-cell table:number-columns-repeated="1021"/>
        </table:table-row>
        <table:table-row table:style-name="ro5">
          <table:table-cell table:formula="of:=IF(AND([.A486]&lt;&gt;[.B486]);IF([.A486]&gt;[.B486];[.A486]-[.B486];[.A486]);&quot;&quot;)">
            <text:p/>
          </table:table-cell>
          <table:table-cell table:formula="of:=IF(AND([.A486]&lt;&gt;[.B486]);IF([.B486]&gt;[.A486];[.B486]-[.A486];[.B486]);&quot;&quot;)">
            <text:p/>
          </table:table-cell>
          <table:table-cell table:style-name="ce5" table:formula="of:=IF([.A487]=[.B487];[.A487];&quot;&quot;)">
            <text:p/>
          </table:table-cell>
          <table:table-cell table:number-columns-repeated="1021"/>
        </table:table-row>
        <table:table-row table:style-name="ro5">
          <table:table-cell table:formula="of:=IF(AND([.A487]&lt;&gt;[.B487]);IF([.A487]&gt;[.B487];[.A487]-[.B487];[.A487]);&quot;&quot;)">
            <text:p/>
          </table:table-cell>
          <table:table-cell table:formula="of:=IF(AND([.A487]&lt;&gt;[.B487]);IF([.B487]&gt;[.A487];[.B487]-[.A487];[.B487]);&quot;&quot;)">
            <text:p/>
          </table:table-cell>
          <table:table-cell table:style-name="ce5" table:formula="of:=IF([.A488]=[.B488];[.A488];&quot;&quot;)">
            <text:p/>
          </table:table-cell>
          <table:table-cell table:number-columns-repeated="1021"/>
        </table:table-row>
        <table:table-row table:style-name="ro5">
          <table:table-cell table:formula="of:=IF(AND([.A488]&lt;&gt;[.B488]);IF([.A488]&gt;[.B488];[.A488]-[.B488];[.A488]);&quot;&quot;)">
            <text:p/>
          </table:table-cell>
          <table:table-cell table:formula="of:=IF(AND([.A488]&lt;&gt;[.B488]);IF([.B488]&gt;[.A488];[.B488]-[.A488];[.B488]);&quot;&quot;)">
            <text:p/>
          </table:table-cell>
          <table:table-cell table:style-name="ce5" table:formula="of:=IF([.A489]=[.B489];[.A489];&quot;&quot;)">
            <text:p/>
          </table:table-cell>
          <table:table-cell table:number-columns-repeated="1021"/>
        </table:table-row>
        <table:table-row table:style-name="ro5">
          <table:table-cell table:formula="of:=IF(AND([.A489]&lt;&gt;[.B489]);IF([.A489]&gt;[.B489];[.A489]-[.B489];[.A489]);&quot;&quot;)">
            <text:p/>
          </table:table-cell>
          <table:table-cell table:formula="of:=IF(AND([.A489]&lt;&gt;[.B489]);IF([.B489]&gt;[.A489];[.B489]-[.A489];[.B489]);&quot;&quot;)">
            <text:p/>
          </table:table-cell>
          <table:table-cell table:style-name="ce5" table:formula="of:=IF([.A490]=[.B490];[.A490];&quot;&quot;)">
            <text:p/>
          </table:table-cell>
          <table:table-cell table:number-columns-repeated="1021"/>
        </table:table-row>
        <table:table-row table:style-name="ro5">
          <table:table-cell table:formula="of:=IF(AND([.A490]&lt;&gt;[.B490]);IF([.A490]&gt;[.B490];[.A490]-[.B490];[.A490]);&quot;&quot;)">
            <text:p/>
          </table:table-cell>
          <table:table-cell table:formula="of:=IF(AND([.A490]&lt;&gt;[.B490]);IF([.B490]&gt;[.A490];[.B490]-[.A490];[.B490]);&quot;&quot;)">
            <text:p/>
          </table:table-cell>
          <table:table-cell table:style-name="ce5" table:formula="of:=IF([.A491]=[.B491];[.A491];&quot;&quot;)">
            <text:p/>
          </table:table-cell>
          <table:table-cell table:number-columns-repeated="1021"/>
        </table:table-row>
        <table:table-row table:style-name="ro5">
          <table:table-cell table:formula="of:=IF(AND([.A491]&lt;&gt;[.B491]);IF([.A491]&gt;[.B491];[.A491]-[.B491];[.A491]);&quot;&quot;)">
            <text:p/>
          </table:table-cell>
          <table:table-cell table:formula="of:=IF(AND([.A491]&lt;&gt;[.B491]);IF([.B491]&gt;[.A491];[.B491]-[.A491];[.B491]);&quot;&quot;)">
            <text:p/>
          </table:table-cell>
          <table:table-cell table:style-name="ce5" table:formula="of:=IF([.A492]=[.B492];[.A492];&quot;&quot;)">
            <text:p/>
          </table:table-cell>
          <table:table-cell table:number-columns-repeated="1021"/>
        </table:table-row>
        <table:table-row table:style-name="ro5">
          <table:table-cell table:formula="of:=IF(AND([.A492]&lt;&gt;[.B492]);IF([.A492]&gt;[.B492];[.A492]-[.B492];[.A492]);&quot;&quot;)">
            <text:p/>
          </table:table-cell>
          <table:table-cell table:formula="of:=IF(AND([.A492]&lt;&gt;[.B492]);IF([.B492]&gt;[.A492];[.B492]-[.A492];[.B492]);&quot;&quot;)">
            <text:p/>
          </table:table-cell>
          <table:table-cell table:style-name="ce5" table:formula="of:=IF([.A493]=[.B493];[.A493];&quot;&quot;)">
            <text:p/>
          </table:table-cell>
          <table:table-cell table:number-columns-repeated="1021"/>
        </table:table-row>
        <table:table-row table:style-name="ro5">
          <table:table-cell table:formula="of:=IF(AND([.A493]&lt;&gt;[.B493]);IF([.A493]&gt;[.B493];[.A493]-[.B493];[.A493]);&quot;&quot;)">
            <text:p/>
          </table:table-cell>
          <table:table-cell table:formula="of:=IF(AND([.A493]&lt;&gt;[.B493]);IF([.B493]&gt;[.A493];[.B493]-[.A493];[.B493]);&quot;&quot;)">
            <text:p/>
          </table:table-cell>
          <table:table-cell table:style-name="ce5" table:formula="of:=IF([.A494]=[.B494];[.A494];&quot;&quot;)">
            <text:p/>
          </table:table-cell>
          <table:table-cell table:number-columns-repeated="1021"/>
        </table:table-row>
        <table:table-row table:style-name="ro5">
          <table:table-cell table:formula="of:=IF(AND([.A494]&lt;&gt;[.B494]);IF([.A494]&gt;[.B494];[.A494]-[.B494];[.A494]);&quot;&quot;)">
            <text:p/>
          </table:table-cell>
          <table:table-cell table:formula="of:=IF(AND([.A494]&lt;&gt;[.B494]);IF([.B494]&gt;[.A494];[.B494]-[.A494];[.B494]);&quot;&quot;)">
            <text:p/>
          </table:table-cell>
          <table:table-cell table:style-name="ce5" table:formula="of:=IF([.A495]=[.B495];[.A495];&quot;&quot;)">
            <text:p/>
          </table:table-cell>
          <table:table-cell table:number-columns-repeated="1021"/>
        </table:table-row>
        <table:table-row table:style-name="ro5">
          <table:table-cell table:formula="of:=IF(AND([.A495]&lt;&gt;[.B495]);IF([.A495]&gt;[.B495];[.A495]-[.B495];[.A495]);&quot;&quot;)">
            <text:p/>
          </table:table-cell>
          <table:table-cell table:formula="of:=IF(AND([.A495]&lt;&gt;[.B495]);IF([.B495]&gt;[.A495];[.B495]-[.A495];[.B495]);&quot;&quot;)">
            <text:p/>
          </table:table-cell>
          <table:table-cell table:style-name="ce5" table:formula="of:=IF([.A496]=[.B496];[.A496];&quot;&quot;)">
            <text:p/>
          </table:table-cell>
          <table:table-cell table:number-columns-repeated="1021"/>
        </table:table-row>
        <table:table-row table:style-name="ro5">
          <table:table-cell table:formula="of:=IF(AND([.A496]&lt;&gt;[.B496]);IF([.A496]&gt;[.B496];[.A496]-[.B496];[.A496]);&quot;&quot;)">
            <text:p/>
          </table:table-cell>
          <table:table-cell table:formula="of:=IF(AND([.A496]&lt;&gt;[.B496]);IF([.B496]&gt;[.A496];[.B496]-[.A496];[.B496]);&quot;&quot;)">
            <text:p/>
          </table:table-cell>
          <table:table-cell table:style-name="ce5" table:formula="of:=IF([.A497]=[.B497];[.A497];&quot;&quot;)">
            <text:p/>
          </table:table-cell>
          <table:table-cell table:number-columns-repeated="1021"/>
        </table:table-row>
        <table:table-row table:style-name="ro5">
          <table:table-cell table:formula="of:=IF(AND([.A497]&lt;&gt;[.B497]);IF([.A497]&gt;[.B497];[.A497]-[.B497];[.A497]);&quot;&quot;)">
            <text:p/>
          </table:table-cell>
          <table:table-cell table:formula="of:=IF(AND([.A497]&lt;&gt;[.B497]);IF([.B497]&gt;[.A497];[.B497]-[.A497];[.B497]);&quot;&quot;)">
            <text:p/>
          </table:table-cell>
          <table:table-cell table:style-name="ce5" table:formula="of:=IF([.A498]=[.B498];[.A498];&quot;&quot;)">
            <text:p/>
          </table:table-cell>
          <table:table-cell table:number-columns-repeated="1021"/>
        </table:table-row>
        <table:table-row table:style-name="ro5">
          <table:table-cell table:formula="of:=IF(AND([.A498]&lt;&gt;[.B498]);IF([.A498]&gt;[.B498];[.A498]-[.B498];[.A498]);&quot;&quot;)">
            <text:p/>
          </table:table-cell>
          <table:table-cell table:formula="of:=IF(AND([.A498]&lt;&gt;[.B498]);IF([.B498]&gt;[.A498];[.B498]-[.A498];[.B498]);&quot;&quot;)">
            <text:p/>
          </table:table-cell>
          <table:table-cell table:style-name="ce5" table:formula="of:=IF([.A499]=[.B499];[.A499];&quot;&quot;)">
            <text:p/>
          </table:table-cell>
          <table:table-cell table:number-columns-repeated="1021"/>
        </table:table-row>
        <table:table-row table:style-name="ro5">
          <table:table-cell table:formula="of:=IF(AND([.A499]&lt;&gt;[.B499]);IF([.A499]&gt;[.B499];[.A499]-[.B499];[.A499]);&quot;&quot;)">
            <text:p/>
          </table:table-cell>
          <table:table-cell table:formula="of:=IF(AND([.A499]&lt;&gt;[.B499]);IF([.B499]&gt;[.A499];[.B499]-[.A499];[.B499]);&quot;&quot;)">
            <text:p/>
          </table:table-cell>
          <table:table-cell table:style-name="ce5" table:formula="of:=IF([.A500]=[.B500];[.A500];&quot;&quot;)">
            <text:p/>
          </table:table-cell>
          <table:table-cell table:number-columns-repeated="1021"/>
        </table:table-row>
        <table:table-row table:style-name="ro5" table:number-rows-repeated="6503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6:00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6:00:55.02</dc:date>
    <meta:generator>OpenOffice.org/3.2$Win32 OpenOffice.org_project/320m18$Build-9502</meta:generator>
    <meta:editing-duration>PT00H00M27S</meta:editing-duration>
    <meta:editing-cycles>1</meta:editing-cycles>
    <meta:document-statistic meta:table-count="1" meta:cell-count="1505" meta:object-count="0"/>
  </office:meta>
</office:document-meta>
</file>